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12.27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9.98mm"/>
    </style:style>
    <style:style style:name="co13" style:family="table-column">
      <style:table-column-properties fo:break-before="auto" style:column-width="16.28mm"/>
    </style:style>
    <style:style style:name="co14" style:family="table-column">
      <style:table-column-properties fo:break-before="auto" style:column-width="20.78mm"/>
    </style:style>
    <style:style style:name="co15" style:family="table-column">
      <style:table-column-properties fo:break-before="auto" style:column-width="15.49mm"/>
    </style:style>
    <style:style style:name="co16" style:family="table-column">
      <style:table-column-properties fo:break-before="auto" style:column-width="17.07mm"/>
    </style:style>
    <style:style style:name="co17" style:family="table-column">
      <style:table-column-properties fo:break-before="auto" style:column-width="17.87mm"/>
    </style:style>
    <style:style style:name="co18" style:family="table-column">
      <style:table-column-properties fo:break-before="auto" style:column-width="2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wnload_samples" table:style-name="ta1">
        <office:forms form:automatic-focus="false" form:apply-design-mode="false"/>
        <table:shapes>
          <draw:frame draw:z-index="0" draw:style-name="gr1" draw:text-style-name="P1" svg:width="159.99mm" svg:height="89.99mm" svg:x="126.49mm" svg:y="5.52mm">
            <loext:p draw:notify-on-update-of-ranges="download_samples.C1:download_samples.C1 download_samples.C2:download_samples.C225 download_samples.D1:download_samples.D1 download_samples.D2:download_samples.D2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7.32mm" svg:y="94.84mm">
            <loext:p draw:notify-on-update-of-ranges="download_samples.F1:download_samples.F1 download_samples.F2:download_samples.F2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#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op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5.886</text:p>
          </table:table-cell>
          <table:table-cell office:value-type="float" office:value="0.410268" calcext:value-type="float">
            <text:p>0.410268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/download/imag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6.886</text:p>
          </table:table-cell>
          <table:table-cell office:value-type="float" office:value="0.424688" calcext:value-type="float">
            <text:p>0.424688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3HK/index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7.886</text:p>
          </table:table-cell>
          <table:table-cell office:value-type="float" office:value="1.102707" calcext:value-type="float">
            <text:p>1.102707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" calcext:value-type="float">
            <text:p>0</text:p>
          </table:table-cell>
          <table:table-cell office:value-type="float" office:value="614773" calcext:value-type="float">
            <text:p>614773</text:p>
          </table:table-cell>
          <table:table-cell office:value-type="string" calcext:value-type="string">
            <text:p>49108a0e-e1cf-45d3-86d6-1beb7d60666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9.886</text:p>
          </table:table-cell>
          <table:table-cell office:value-type="float" office:value="0.955088" calcext:value-type="float">
            <text:p>0.95508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88431" calcext:value-type="float">
            <text:p>88431</text:p>
          </table:table-cell>
          <table:table-cell office:value-type="string" calcext:value-type="string">
            <text:p>KoboImage.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0.886</text:p>
          </table:table-cell>
          <table:table-cell office:value-type="float" office:value="1.487981" calcext:value-type="float">
            <text:p>1.487981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" calcext:value-type="float">
            <text:p>0</text:p>
          </table:table-cell>
          <table:table-cell office:value-type="float" office:value="299888" calcext:value-type="float">
            <text:p>299888</text:p>
          </table:table-cell>
          <table:table-cell office:value-type="string" calcext:value-type="string">
            <text:p>RandomHouse-image-d673e8cc-1615-425b-b56c-1b0ece80556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1.886</text:p>
          </table:table-cell>
          <table:table-cell office:value-type="float" office:value="0.604453" calcext:value-type="float">
            <text:p>0.60445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/TEST.t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2.886</text:p>
          </table:table-cell>
          <table:table-cell office:value-type="float" office:value="1.402814" calcext:value-type="float">
            <text:p>1.402814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82678" calcext:value-type="float">
            <text:p>82678</text:p>
          </table:table-cell>
          <table:table-cell office:value-type="string" calcext:value-type="string">
            <text:p>TestFile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4.886</text:p>
          </table:table-cell>
          <table:table-cell office:value-type="float" office:value="1.5286" calcext:value-type="float">
            <text:p>1.528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66376" calcext:value-type="float">
            <text:p>66376</text:p>
          </table:table-cell>
          <table:table-cell office:value-type="string" calcext:value-type="string">
            <text:p>Touch-2.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5.886</text:p>
          </table:table-cell>
          <table:table-cell office:value-type="float" office:value="2.554421" calcext:value-type="float">
            <text:p>2.55442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66376" calcext:value-type="float">
            <text:p>66376</text:p>
          </table:table-cell>
          <table:table-cell office:value-type="string" calcext:value-type="string">
            <text:p>TouchMe.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7.886</text:p>
          </table:table-cell>
          <table:table-cell office:value-type="float" office:value="1.354249" calcext:value-type="float">
            <text:p>1.35424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11833" calcext:value-type="float">
            <text:p>11833</text:p>
          </table:table-cell>
          <table:table-cell office:value-type="string" calcext:value-type="string">
            <text:p>akamai-sureroute-test-object.htm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6.886</text:p>
          </table:table-cell>
          <table:table-cell office:value-type="float" office:value="2.659582" calcext:value-type="float">
            <text:p>2.65958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61124" calcext:value-type="float">
            <text:p>61124</text:p>
          </table:table-cell>
          <table:table-cell office:value-type="string" calcext:value-type="string">
            <text:p>affiliateguide/guide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8.886</text:p>
          </table:table-cell>
          <table:table-cell office:value-type="float" office:value="5.512876" calcext:value-type="float">
            <text:p>5.512876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0" calcext:value-type="float">
            <text:p>0</text:p>
          </table:table-cell>
          <table:table-cell office:value-type="float" office:value="1824555" calcext:value-type="float">
            <text:p>1824555</text:p>
          </table:table-cell>
          <table:table-cell office:value-type="string" calcext:value-type="string">
            <text:p>android/Bell/Kobo-v2.3.271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4.886</text:p>
          </table:table-cell>
          <table:table-cell office:value-type="float" office:value="6.139253" calcext:value-type="float">
            <text:p>6.139253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" calcext:value-type="float">
            <text:p>0</text:p>
          </table:table-cell>
          <table:table-cell office:value-type="float" office:value="2126573" calcext:value-type="float">
            <text:p>2126573</text:p>
          </table:table-cell>
          <table:table-cell office:value-type="string" calcext:value-type="string">
            <text:p>android/hutchisonhk/Kobo-v2.5.319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4.886</text:p>
          </table:table-cell>
          <table:table-cell office:value-type="float" office:value="27.563764" calcext:value-type="float">
            <text:p>27.563764</text:p>
          </table:table-cell>
          <table:table-cell office:value-type="float" office:value="0.111054" calcext:value-type="float">
            <text:p>0.111054</text:p>
          </table:table-cell>
          <table:table-cell office:value-type="float" office:value="0" calcext:value-type="float">
            <text:p>0</text:p>
          </table:table-cell>
          <table:table-cell office:value-type="float" office:value="56141088" calcext:value-type="float">
            <text:p>56141088</text:p>
          </table:table-cell>
          <table:table-cell office:value-type="string" calcext:value-type="string">
            <text:p>/desktop/0-2/KoboSetup.ex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9.886</text:p>
          </table:table-cell>
          <table:table-cell office:value-type="float" office:value="2.824683" calcext:value-type="float">
            <text:p>2.82468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string" calcext:value-type="string">
            <text:p>apollohd/config/australia.t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1.886</text:p>
          </table:table-cell>
          <table:table-cell office:value-type="float" office:value="1.653648" calcext:value-type="float">
            <text:p>1.65364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string" calcext:value-type="string">
            <text:p>apollohd/config/austria.t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2.886</text:p>
          </table:table-cell>
          <table:table-cell office:value-type="float" office:value="2.449183" calcext:value-type="float">
            <text:p>2.44918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" calcext:value-type="float">
            <text:p>0</text:p>
          </table:table-cell>
          <table:table-cell office:value-type="float" office:value="187965" calcext:value-type="float">
            <text:p>187965</text:p>
          </table:table-cell>
          <table:table-cell office:value-type="string" calcext:value-type="string">
            <text:p>apollohd/config/austria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3.886</text:p>
          </table:table-cell>
          <table:table-cell office:value-type="float" office:value="1.712989" calcext:value-type="float">
            <text:p>1.71298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string" calcext:value-type="string">
            <text:p>apollohd/config/canada.t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2.886</text:p>
          </table:table-cell>
          <table:table-cell office:value-type="float" office:value="18.150688" calcext:value-type="float">
            <text:p>18.150688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0" calcext:value-type="float">
            <text:p>0</text:p>
          </table:table-cell>
          <table:table-cell office:value-type="float" office:value="5428962" calcext:value-type="float">
            <text:p>5428962</text:p>
          </table:table-cell>
          <table:table-cell office:value-type="string" calcext:value-type="string">
            <text:p>android/bell/Kobo-v3.2.1509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3.886</text:p>
          </table:table-cell>
          <table:table-cell office:value-type="float" office:value="30.042537" calcext:value-type="float">
            <text:p>30.042537</text:p>
          </table:table-cell>
          <table:table-cell office:value-type="float" office:value="0.004945" calcext:value-type="float">
            <text:p>0.004945</text:p>
          </table:table-cell>
          <table:table-cell office:value-type="float" office:value="0" calcext:value-type="float">
            <text:p>0</text:p>
          </table:table-cell>
          <table:table-cell office:value-type="float" office:value="3879925" calcext:value-type="float">
            <text:p>3879925</text:p>
          </table:table-cell>
          <table:table-cell office:value-type="string" calcext:value-type="string">
            <text:p>TestMe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9.886</text:p>
          </table:table-cell>
          <table:table-cell office:value-type="float" office:value="25.607236" calcext:value-type="float">
            <text:p>25.607236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" calcext:value-type="float">
            <text:p>0</text:p>
          </table:table-cell>
          <table:table-cell office:value-type="float" office:value="2126573" calcext:value-type="float">
            <text:p>2126573</text:p>
          </table:table-cell>
          <table:table-cell office:value-type="string" calcext:value-type="string">
            <text:p>android/Bell/Kobo-v2.5.317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4.886</text:p>
          </table:table-cell>
          <table:table-cell office:value-type="float" office:value="11.089824" calcext:value-type="float">
            <text:p>11.089824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" calcext:value-type="float">
            <text:p>0</text:p>
          </table:table-cell>
          <table:table-cell office:value-type="float" office:value="1875533" calcext:value-type="float">
            <text:p>1875533</text:p>
          </table:table-cell>
          <table:table-cell office:value-type="string" calcext:value-type="string">
            <text:p>apollohd/config/canada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0.886</text:p>
          </table:table-cell>
          <table:table-cell office:value-type="float" office:value="16.675152" calcext:value-type="float">
            <text:p>16.675152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" calcext:value-type="float">
            <text:p>0</text:p>
          </table:table-cell>
          <table:table-cell office:value-type="float" office:value="1875533" calcext:value-type="float">
            <text:p>1875533</text:p>
          </table:table-cell>
          <table:table-cell office:value-type="string" calcext:value-type="string">
            <text:p>apollohd/config/australia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5.886</text:p>
          </table:table-cell>
          <table:table-cell office:value-type="float" office:value="1.922979" calcext:value-type="float">
            <text:p>1.9229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48997" calcext:value-type="float">
            <text:p>48997</text:p>
          </table:table-cell>
          <table:table-cell office:value-type="string" calcext:value-type="string">
            <text:p>apollojr/config/australia.t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4.886</text:p>
          </table:table-cell>
          <table:table-cell office:value-type="float" office:value="5.178974" calcext:value-type="float">
            <text:p>5.178974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" calcext:value-type="float">
            <text:p>0</text:p>
          </table:table-cell>
          <table:table-cell office:value-type="float" office:value="1962045" calcext:value-type="float">
            <text:p>1962045</text:p>
          </table:table-cell>
          <table:table-cell office:value-type="string" calcext:value-type="string">
            <text:p>apollojr/apollojr-update-232-235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8.886</text:p>
          </table:table-cell>
          <table:table-cell office:value-type="float" office:value="2.172711" calcext:value-type="float">
            <text:p>2.17271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48997" calcext:value-type="float">
            <text:p>48997</text:p>
          </table:table-cell>
          <table:table-cell office:value-type="string" calcext:value-type="string">
            <text:p>apollojr/config/canada.ta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1.886</text:p>
          </table:table-cell>
          <table:table-cell office:value-type="float" office:value="29.480234" calcext:value-type="float">
            <text:p>29.480234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" calcext:value-type="float">
            <text:p>0</text:p>
          </table:table-cell>
          <table:table-cell office:value-type="float" office:value="465935" calcext:value-type="float">
            <text:p>465935</text:p>
          </table:table-cell>
          <table:table-cell office:value-type="string" calcext:value-type="string">
            <text:p>android/Shortcovers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2.886</text:p>
          </table:table-cell>
          <table:table-cell office:value-type="float" office:value="9.153258" calcext:value-type="float">
            <text:p>9.153258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" calcext:value-type="float">
            <text:p>0</text:p>
          </table:table-cell>
          <table:table-cell office:value-type="float" office:value="405862" calcext:value-type="float">
            <text:p>405862</text:p>
          </table:table-cell>
          <table:table-cell office:value-type="string" calcext:value-type="string">
            <text:p>apollojr/affiliates/demo/com.kobo.demo.video-1371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1.886</text:p>
          </table:table-cell>
          <table:table-cell office:value-type="float" office:value="11.045493" calcext:value-type="float">
            <text:p>11.045493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" calcext:value-type="float">
            <text:p>0</text:p>
          </table:table-cell>
          <table:table-cell office:value-type="float" office:value="400547" calcext:value-type="float">
            <text:p>400547</text:p>
          </table:table-cell>
          <table:table-cell office:value-type="string" calcext:value-type="string">
            <text:p>apollojr/affiliates/DemoVideoService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7.886</text:p>
          </table:table-cell>
          <table:table-cell office:value-type="float" office:value="9.831192" calcext:value-type="float">
            <text:p>9.831192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" calcext:value-type="float">
            <text:p>0</text:p>
          </table:table-cell>
          <table:table-cell office:value-type="float" office:value="184561" calcext:value-type="float">
            <text:p>184561</text:p>
          </table:table-cell>
          <table:table-cell office:value-type="string" calcext:value-type="string">
            <text:p>apollojr/config/austria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8.886</text:p>
          </table:table-cell>
          <table:table-cell office:value-type="float" office:value="50.716883" calcext:value-type="float">
            <text:p>50.716883</text:p>
          </table:table-cell>
          <table:table-cell office:value-type="float" office:value="0.068166" calcext:value-type="float">
            <text:p>0.068166</text:p>
          </table:table-cell>
          <table:table-cell office:value-type="float" office:value="0" calcext:value-type="float">
            <text:p>0</text:p>
          </table:table-cell>
          <table:table-cell office:value-type="float" office:value="56132152" calcext:value-type="float">
            <text:p>56132152</text:p>
          </table:table-cell>
          <table:table-cell office:value-type="string" calcext:value-type="string">
            <text:p>DESKTOP/KOBODESKTOP/KOBOSETUP.EX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6.886</text:p>
          </table:table-cell>
          <table:table-cell office:value-type="float" office:value="13.503147" calcext:value-type="float">
            <text:p>13.503147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" calcext:value-type="float">
            <text:p>0</text:p>
          </table:table-cell>
          <table:table-cell office:value-type="float" office:value="1651070" calcext:value-type="float">
            <text:p>1651070</text:p>
          </table:table-cell>
          <table:table-cell office:value-type="string" calcext:value-type="string">
            <text:p>apollojr/config/australia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7.886</text:p>
          </table:table-cell>
          <table:table-cell office:value-type="float" office:value="32.728921" calcext:value-type="float">
            <text:p>32.728921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" calcext:value-type="float">
            <text:p>0</text:p>
          </table:table-cell>
          <table:table-cell office:value-type="float" office:value="5428958" calcext:value-type="float">
            <text:p>5428958</text:p>
          </table:table-cell>
          <table:table-cell office:value-type="string" calcext:value-type="string">
            <text:p>android/verizon/Kobo-v3.2.1512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8.886</text:p>
          </table:table-cell>
          <table:table-cell office:value-type="float" office:value="33.44202" calcext:value-type="float">
            <text:p>33.44202</text:p>
          </table:table-cell>
          <table:table-cell office:value-type="float" office:value="0.011973" calcext:value-type="float">
            <text:p>0.011973</text:p>
          </table:table-cell>
          <table:table-cell office:value-type="float" office:value="0" calcext:value-type="float">
            <text:p>0</text:p>
          </table:table-cell>
          <table:table-cell office:value-type="float" office:value="5428958" calcext:value-type="float">
            <text:p>5428958</text:p>
          </table:table-cell>
          <table:table-cell office:value-type="string" calcext:value-type="string">
            <text:p>android/verizon/Kobo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0.886</text:p>
          </table:table-cell>
          <table:table-cell office:value-type="float" office:value="44.920192" calcext:value-type="float">
            <text:p>44.920192</text:p>
          </table:table-cell>
          <table:table-cell office:value-type="float" office:value="0.010242" calcext:value-type="float">
            <text:p>0.010242</text:p>
          </table:table-cell>
          <table:table-cell office:value-type="float" office:value="0" calcext:value-type="float">
            <text:p>0</text:p>
          </table:table-cell>
          <table:table-cell office:value-type="float" office:value="5384925" calcext:value-type="float">
            <text:p>5384925</text:p>
          </table:table-cell>
          <table:table-cell office:value-type="string" calcext:value-type="string">
            <text:p>android/Bell/Kobo-v3.1.1213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6.886</text:p>
          </table:table-cell>
          <table:table-cell office:value-type="float" office:value="48.577635" calcext:value-type="float">
            <text:p>48.577635</text:p>
          </table:table-cell>
          <table:table-cell office:value-type="float" office:value="0.011457" calcext:value-type="float">
            <text:p>0.011457</text:p>
          </table:table-cell>
          <table:table-cell office:value-type="float" office:value="0" calcext:value-type="float">
            <text:p>0</text:p>
          </table:table-cell>
          <table:table-cell office:value-type="float" office:value="5384925" calcext:value-type="float">
            <text:p>5384925</text:p>
          </table:table-cell>
          <table:table-cell office:value-type="string" calcext:value-type="string">
            <text:p>android/verizon/Kobo-v3.1.1216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1.886</text:p>
          </table:table-cell>
          <table:table-cell office:value-type="float" office:value="5.432052" calcext:value-type="float">
            <text:p>5.43205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57836" calcext:value-type="float">
            <text:p>57836</text:p>
          </table:table-cell>
          <table:table-cell office:value-type="string" calcext:value-type="string">
            <text:p>blackberry/600/Kobo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2.886</text:p>
          </table:table-cell>
          <table:table-cell office:value-type="float" office:value="5.467876" calcext:value-type="float">
            <text:p>5.467876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58392" calcext:value-type="float">
            <text:p>58392</text:p>
          </table:table-cell>
          <table:table-cell office:value-type="string" calcext:value-type="string">
            <text:p>blackberry/600/Kobo-1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5.886</text:p>
          </table:table-cell>
          <table:table-cell office:value-type="float" office:value="52.49123" calcext:value-type="float">
            <text:p>52.49123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" calcext:value-type="float">
            <text:p>0</text:p>
          </table:table-cell>
          <table:table-cell office:value-type="float" office:value="5507540" calcext:value-type="float">
            <text:p>5507540</text:p>
          </table:table-cell>
          <table:table-cell office:value-type="string" calcext:value-type="string">
            <text:p>android/verizon/Kobo-v3.0.708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4.886</text:p>
          </table:table-cell>
          <table:table-cell office:value-type="float" office:value="4.414581" calcext:value-type="float">
            <text:p>4.41458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44716" calcext:value-type="float">
            <text:p>44716</text:p>
          </table:table-cell>
          <table:table-cell office:value-type="string" calcext:value-type="string">
            <text:p>blackberry/600/Kobo-1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5.886</text:p>
          </table:table-cell>
          <table:table-cell office:value-type="float" office:value="3.651192" calcext:value-type="float">
            <text:p>3.65119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string" calcext:value-type="string">
            <text:p>blackberry/8xxx/Kobo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0.886</text:p>
          </table:table-cell>
          <table:table-cell office:value-type="float" office:value="8.79706" calcext:value-type="float">
            <text:p>8.79706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87572" calcext:value-type="float">
            <text:p>87572</text:p>
          </table:table-cell>
          <table:table-cell office:value-type="string" calcext:value-type="string">
            <text:p>blackberry/600/Kobo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9.887</text:p>
          </table:table-cell>
          <table:table-cell office:value-type="float" office:value="3.272064" calcext:value-type="float">
            <text:p>3.27206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66712" calcext:value-type="float">
            <text:p>66712</text:p>
          </table:table-cell>
          <table:table-cell office:value-type="string" calcext:value-type="string">
            <text:p>blackberry/8xxx/shortcovers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9.886</text:p>
          </table:table-cell>
          <table:table-cell office:value-type="float" office:value="33.706428" calcext:value-type="float">
            <text:p>33.70642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" calcext:value-type="float">
            <text:p>0</text:p>
          </table:table-cell>
          <table:table-cell office:value-type="float" office:value="1651070" calcext:value-type="float">
            <text:p>1651070</text:p>
          </table:table-cell>
          <table:table-cell office:value-type="string" calcext:value-type="string">
            <text:p>apollojr/config/canada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6.886</text:p>
          </table:table-cell>
          <table:table-cell office:value-type="float" office:value="7.830907" calcext:value-type="float">
            <text:p>7.83090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57788" calcext:value-type="float">
            <text:p>57788</text:p>
          </table:table-cell>
          <table:table-cell office:value-type="string" calcext:value-type="string">
            <text:p>blackberry/8xxx/Kobo-8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3.886</text:p>
          </table:table-cell>
          <table:table-cell office:value-type="float" office:value="12.180449" calcext:value-type="float">
            <text:p>12.180449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55464" calcext:value-type="float">
            <text:p>55464</text:p>
          </table:table-cell>
          <table:table-cell office:value-type="string" calcext:value-type="string">
            <text:p>blackberry/600/Kobo-1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4.886</text:p>
          </table:table-cell>
          <table:table-cell office:value-type="float" office:value="2.285139" calcext:value-type="float">
            <text:p>2.28513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1272" calcext:value-type="float">
            <text:p>21272</text:p>
          </table:table-cell>
          <table:table-cell office:value-type="string" calcext:value-type="string">
            <text:p>blackberry/appworld/8xxx/Kobo-5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2.886</text:p>
          </table:table-cell>
          <table:table-cell office:value-type="float" office:value="5.306252" calcext:value-type="float">
            <text:p>5.30625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87384" calcext:value-type="float">
            <text:p>87384</text:p>
          </table:table-cell>
          <table:table-cell office:value-type="string" calcext:value-type="string">
            <text:p>blackberry/appworld/8xxx/Kobo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1.886</text:p>
          </table:table-cell>
          <table:table-cell office:value-type="float" office:value="6.309818" calcext:value-type="float">
            <text:p>6.30981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71996" calcext:value-type="float">
            <text:p>71996</text:p>
          </table:table-cell>
          <table:table-cell office:value-type="string" calcext:value-type="string">
            <text:p>blackberry/8xxx/shortcovers-6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3.886</text:p>
          </table:table-cell>
          <table:table-cell office:value-type="float" office:value="5.65225" calcext:value-type="float">
            <text:p>5.6522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90060" calcext:value-type="float">
            <text:p>90060</text:p>
          </table:table-cell>
          <table:table-cell office:value-type="string" calcext:value-type="string">
            <text:p>blackberry/appworld/8xxx/Kobo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5.886</text:p>
          </table:table-cell>
          <table:table-cell office:value-type="float" office:value="4.613591" calcext:value-type="float">
            <text:p>4.61359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55988" calcext:value-type="float">
            <text:p>55988</text:p>
          </table:table-cell>
          <table:table-cell office:value-type="string" calcext:value-type="string">
            <text:p>blackberry/appworld/8xxx/Kobo-6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7.886</text:p>
          </table:table-cell>
          <table:table-cell office:value-type="float" office:value="3.36882" calcext:value-type="float">
            <text:p>3.3688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71996" calcext:value-type="float">
            <text:p>71996</text:p>
          </table:table-cell>
          <table:table-cell office:value-type="string" calcext:value-type="string">
            <text:p>blackberry/appworld/curve/shortcovers-6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6.886</text:p>
          </table:table-cell>
          <table:table-cell office:value-type="float" office:value="4.636128" calcext:value-type="float">
            <text:p>4.63612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string" calcext:value-type="string">
            <text:p>blackberry/appworld/8xxx/Kobo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7.886</text:p>
          </table:table-cell>
          <table:table-cell office:value-type="float" office:value="13.921694" calcext:value-type="float">
            <text:p>13.92169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56100" calcext:value-type="float">
            <text:p>56100</text:p>
          </table:table-cell>
          <table:table-cell office:value-type="string" calcext:value-type="string">
            <text:p>blackberry/8xxx/Kobo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8.886</text:p>
          </table:table-cell>
          <table:table-cell office:value-type="float" office:value="13.18952" calcext:value-type="float">
            <text:p>13.18952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" calcext:value-type="float">
            <text:p>0</text:p>
          </table:table-cell>
          <table:table-cell office:value-type="float" office:value="68272" calcext:value-type="float">
            <text:p>68272</text:p>
          </table:table-cell>
          <table:table-cell office:value-type="string" calcext:value-type="string">
            <text:p>blackberry/8xxx/shortcovers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0.886</text:p>
          </table:table-cell>
          <table:table-cell office:value-type="float" office:value="11.309144" calcext:value-type="float">
            <text:p>11.309144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65732" calcext:value-type="float">
            <text:p>65732</text:p>
          </table:table-cell>
          <table:table-cell office:value-type="string" calcext:value-type="string">
            <text:p>blackberry/8xxx/shortcovers-5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8.886</text:p>
          </table:table-cell>
          <table:table-cell office:value-type="float" office:value="3.408185" calcext:value-type="float">
            <text:p>3.40818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71568" calcext:value-type="float">
            <text:p>71568</text:p>
          </table:table-cell>
          <table:table-cell office:value-type="string" calcext:value-type="string">
            <text:p>blackberry/appworld/curve/shortcovers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9.886</text:p>
          </table:table-cell>
          <table:table-cell office:value-type="float" office:value="3.352365" calcext:value-type="float">
            <text:p>3.35236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65580" calcext:value-type="float">
            <text:p>65580</text:p>
          </table:table-cell>
          <table:table-cell office:value-type="string" calcext:value-type="string">
            <text:p>blackberry/appworld/curve/shortcovers-8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0.886</text:p>
          </table:table-cell>
          <table:table-cell office:value-type="float" office:value="3.406247" calcext:value-type="float">
            <text:p>3.40624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64824" calcext:value-type="float">
            <text:p>64824</text:p>
          </table:table-cell>
          <table:table-cell office:value-type="string" calcext:value-type="string">
            <text:p>blackberry/appworld/curve/shortcovers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1.886</text:p>
          </table:table-cell>
          <table:table-cell office:value-type="float" office:value="3.339817" calcext:value-type="float">
            <text:p>3.3398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96844" calcext:value-type="float">
            <text:p>96844</text:p>
          </table:table-cell>
          <table:table-cell office:value-type="string" calcext:value-type="string">
            <text:p>blackberry/appworld/javelin/Kobo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2.886</text:p>
          </table:table-cell>
          <table:table-cell office:value-type="float" office:value="3.034766" calcext:value-type="float">
            <text:p>3.034766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blackberry/appworld/javelin/Kobo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3.886</text:p>
          </table:table-cell>
          <table:table-cell office:value-type="float" office:value="3.166165" calcext:value-type="float">
            <text:p>3.16616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lackberry/appworld/javelin/buildInfo.x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4.886</text:p>
          </table:table-cell>
          <table:table-cell office:value-type="float" office:value="3.766476" calcext:value-type="float">
            <text:p>3.76647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64824" calcext:value-type="float">
            <text:p>64824</text:p>
          </table:table-cell>
          <table:table-cell office:value-type="string" calcext:value-type="string">
            <text:p>blackberry/appworld/pearl/shortcovers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6.886</text:p>
          </table:table-cell>
          <table:table-cell office:value-type="float" office:value="4.192567" calcext:value-type="float">
            <text:p>4.19256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blackberry/appworld/pearl/shortcovers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2.886</text:p>
          </table:table-cell>
          <table:table-cell office:value-type="float" office:value="4.927291" calcext:value-type="float">
            <text:p>4.927291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68380" calcext:value-type="float">
            <text:p>68380</text:p>
          </table:table-cell>
          <table:table-cell office:value-type="string" calcext:value-type="string">
            <text:p>blackberry/appworld/tour/shortcovers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6.886</text:p>
          </table:table-cell>
          <table:table-cell office:value-type="float" office:value="2.620898" calcext:value-type="float">
            <text:p>2.62089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blackberry/appworld/tour/shortcovers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5.886</text:p>
          </table:table-cell>
          <table:table-cell office:value-type="float" office:value="4.191053" calcext:value-type="float">
            <text:p>4.19105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86084" calcext:value-type="float">
            <text:p>86084</text:p>
          </table:table-cell>
          <table:table-cell office:value-type="string" calcext:value-type="string">
            <text:p>blackberry/appworld/tour/shortcovers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8.886</text:p>
          </table:table-cell>
          <table:table-cell office:value-type="float" office:value="2.29055" calcext:value-type="float">
            <text:p>2.2905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71888" calcext:value-type="float">
            <text:p>71888</text:p>
          </table:table-cell>
          <table:table-cell office:value-type="string" calcext:value-type="string">
            <text:p>blackberry/archive/1.3.5/8xxx/shortcovers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1.886</text:p>
          </table:table-cell>
          <table:table-cell office:value-type="float" office:value="9.935609" calcext:value-type="float">
            <text:p>9.935609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0" calcext:value-type="float">
            <text:p>0</text:p>
          </table:table-cell>
          <table:table-cell office:value-type="float" office:value="68704" calcext:value-type="float">
            <text:p>68704</text:p>
          </table:table-cell>
          <table:table-cell office:value-type="string" calcext:value-type="string">
            <text:p>blackberry/appworld/tour/Kobo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5.886</text:p>
          </table:table-cell>
          <table:table-cell office:value-type="float" office:value="16.206791" calcext:value-type="float">
            <text:p>16.20679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93940" calcext:value-type="float">
            <text:p>93940</text:p>
          </table:table-cell>
          <table:table-cell office:value-type="string" calcext:value-type="string">
            <text:p>blackberry/appworld/pearl/shortcovers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4.887</text:p>
          </table:table-cell>
          <table:table-cell office:value-type="float" office:value="9.939159" calcext:value-type="float">
            <text:p>9.939159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64068" calcext:value-type="float">
            <text:p>64068</text:p>
          </table:table-cell>
          <table:table-cell office:value-type="string" calcext:value-type="string">
            <text:p>blackberry/appworld/tour/shortcovers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9.886</text:p>
          </table:table-cell>
          <table:table-cell office:value-type="float" office:value="16.465573" calcext:value-type="float">
            <text:p>16.46557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58376" calcext:value-type="float">
            <text:p>58376</text:p>
          </table:table-cell>
          <table:table-cell office:value-type="string" calcext:value-type="string">
            <text:p>blackberry/appworld/tour/Kobo-1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7.886</text:p>
          </table:table-cell>
          <table:table-cell office:value-type="float" office:value="8.857936" calcext:value-type="float">
            <text:p>8.85793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65800" calcext:value-type="float">
            <text:p>65800</text:p>
          </table:table-cell>
          <table:table-cell office:value-type="string" calcext:value-type="string">
            <text:p>blackberry/archive/1.3.5/8xxx/shortcovers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8.886</text:p>
          </table:table-cell>
          <table:table-cell office:value-type="float" office:value="18.099555" calcext:value-type="float">
            <text:p>18.09955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57824" calcext:value-type="float">
            <text:p>57824</text:p>
          </table:table-cell>
          <table:table-cell office:value-type="string" calcext:value-type="string">
            <text:p>blackberry/appworld/tour/Kobo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7.886</text:p>
          </table:table-cell>
          <table:table-cell office:value-type="float" office:value="19.52094" calcext:value-type="float">
            <text:p>19.52094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</text:p>
          </table:table-cell>
          <table:table-cell office:value-type="float" office:value="83580" calcext:value-type="float">
            <text:p>83580</text:p>
          </table:table-cell>
          <table:table-cell office:value-type="string" calcext:value-type="string">
            <text:p>blackberry/appworld/tour/Kobo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0.886</text:p>
          </table:table-cell>
          <table:table-cell office:value-type="float" office:value="16.663822" calcext:value-type="float">
            <text:p>16.66382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55452" calcext:value-type="float">
            <text:p>55452</text:p>
          </table:table-cell>
          <table:table-cell office:value-type="string" calcext:value-type="string">
            <text:p>blackberry/appworld/tour/Kobo-1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1.886</text:p>
          </table:table-cell>
          <table:table-cell office:value-type="float" office:value="5.721002" calcext:value-type="float">
            <text:p>5.72100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55856" calcext:value-type="float">
            <text:p>55856</text:p>
          </table:table-cell>
          <table:table-cell office:value-type="string" calcext:value-type="string">
            <text:p>blackberry/bold/AngusRobertson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0.886</text:p>
          </table:table-cell>
          <table:table-cell office:value-type="float" office:value="6.827183" calcext:value-type="float">
            <text:p>6.827183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77908" calcext:value-type="float">
            <text:p>77908</text:p>
          </table:table-cell>
          <table:table-cell office:value-type="string" calcext:value-type="string">
            <text:p>blackberry/archive/1.3.5/8xxx/shortcovers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2.886</text:p>
          </table:table-cell>
          <table:table-cell office:value-type="float" office:value="5.525399" calcext:value-type="float">
            <text:p>5.525399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" calcext:value-type="float">
            <text:p>0</text:p>
          </table:table-cell>
          <table:table-cell office:value-type="float" office:value="51940" calcext:value-type="float">
            <text:p>51940</text:p>
          </table:table-cell>
          <table:table-cell office:value-type="string" calcext:value-type="string">
            <text:p>blackberry/bold/AngusRobertson-1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7.886</text:p>
          </table:table-cell>
          <table:table-cell office:value-type="float" office:value="3.315808" calcext:value-type="float">
            <text:p>3.31580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58476" calcext:value-type="float">
            <text:p>58476</text:p>
          </table:table-cell>
          <table:table-cell office:value-type="string" calcext:value-type="string">
            <text:p>blackberry/bold/BordersUS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3.886</text:p>
          </table:table-cell>
          <table:table-cell office:value-type="float" office:value="8.763101" calcext:value-type="float">
            <text:p>8.76310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94284" calcext:value-type="float">
            <text:p>94284</text:p>
          </table:table-cell>
          <table:table-cell office:value-type="string" calcext:value-type="string">
            <text:p>blackberry/bold/AngusRobertson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9.886</text:p>
          </table:table-cell>
          <table:table-cell office:value-type="float" office:value="12.777229" calcext:value-type="float">
            <text:p>12.777229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" calcext:value-type="float">
            <text:p>0</text:p>
          </table:table-cell>
          <table:table-cell office:value-type="float" office:value="77616" calcext:value-type="float">
            <text:p>77616</text:p>
          </table:table-cell>
          <table:table-cell office:value-type="string" calcext:value-type="string">
            <text:p>blackberry/archive/1.3.5/8xxx/shortcovers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5.886</text:p>
          </table:table-cell>
          <table:table-cell office:value-type="float" office:value="7.878535" calcext:value-type="float">
            <text:p>7.87853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string" calcext:value-type="string">
            <text:p>blackberry/bold/BordersAU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6.886</text:p>
          </table:table-cell>
          <table:table-cell office:value-type="float" office:value="7.439125" calcext:value-type="float">
            <text:p>7.43912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88540" calcext:value-type="float">
            <text:p>88540</text:p>
          </table:table-cell>
          <table:table-cell office:value-type="string" calcext:value-type="string">
            <text:p>blackberry/bold/BordersUS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3.886</text:p>
          </table:table-cell>
          <table:table-cell office:value-type="float" office:value="101.125198" calcext:value-type="float">
            <text:p>101.125198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" calcext:value-type="float">
            <text:p>0</text:p>
          </table:table-cell>
          <table:table-cell office:value-type="float" office:value="5428962" calcext:value-type="float">
            <text:p>5428962</text:p>
          </table:table-cell>
          <table:table-cell office:value-type="string" calcext:value-type="string">
            <text:p>android/bell/Kobo.ap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3.886</text:p>
          </table:table-cell>
          <table:table-cell office:value-type="float" office:value="21.616279" calcext:value-type="float">
            <text:p>21.61627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67864" calcext:value-type="float">
            <text:p>67864</text:p>
          </table:table-cell>
          <table:table-cell office:value-type="string" calcext:value-type="string">
            <text:p>blackberry/appworld/tour/shortcovers-8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0.886</text:p>
          </table:table-cell>
          <table:table-cell office:value-type="float" office:value="5.577147" calcext:value-type="float">
            <text:p>5.57714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66896" calcext:value-type="float">
            <text:p>66896</text:p>
          </table:table-cell>
          <table:table-cell office:value-type="string" calcext:value-type="string">
            <text:p>blackberry/bold/BordersUS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8.886</text:p>
          </table:table-cell>
          <table:table-cell office:value-type="float" office:value="9.1561" calcext:value-type="float">
            <text:p>9.156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52528" calcext:value-type="float">
            <text:p>52528</text:p>
          </table:table-cell>
          <table:table-cell office:value-type="string" calcext:value-type="string">
            <text:p>blackberry/bold/BordersUS-1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2.886</text:p>
          </table:table-cell>
          <table:table-cell office:value-type="float" office:value="5.844747" calcext:value-type="float">
            <text:p>5.84474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94024" calcext:value-type="float">
            <text:p>94024</text:p>
          </table:table-cell>
          <table:table-cell office:value-type="string" calcext:value-type="string">
            <text:p>blackberry/curve/AngusRobertson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9.886</text:p>
          </table:table-cell>
          <table:table-cell office:value-type="float" office:value="10.104858" calcext:value-type="float">
            <text:p>10.10485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68312" calcext:value-type="float">
            <text:p>68312</text:p>
          </table:table-cell>
          <table:table-cell office:value-type="string" calcext:value-type="string">
            <text:p>blackberry/bold/BordersUS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6.886</text:p>
          </table:table-cell>
          <table:table-cell office:value-type="float" office:value="3.348486" calcext:value-type="float">
            <text:p>3.34848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57800" calcext:value-type="float">
            <text:p>57800</text:p>
          </table:table-cell>
          <table:table-cell office:value-type="string" calcext:value-type="string">
            <text:p>blackberry/curve/AngusRobertson-8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8.886</text:p>
          </table:table-cell>
          <table:table-cell office:value-type="float" office:value="2.756091" calcext:value-type="float">
            <text:p>2.75609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93924" calcext:value-type="float">
            <text:p>93924</text:p>
          </table:table-cell>
          <table:table-cell office:value-type="string" calcext:value-type="string">
            <text:p>blackberry/curve/shortcovers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0.886</text:p>
          </table:table-cell>
          <table:table-cell office:value-type="float" office:value="3.07832" calcext:value-type="float">
            <text:p>3.07832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" calcext:value-type="float">
            <text:p>0</text:p>
          </table:table-cell>
          <table:table-cell office:value-type="float" office:value="81468" calcext:value-type="float">
            <text:p>81468</text:p>
          </table:table-cell>
          <table:table-cell office:value-type="string" calcext:value-type="string">
            <text:p>blackberry/custom0423/Kobo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9.886</text:p>
          </table:table-cell>
          <table:table-cell office:value-type="float" office:value="5.222208" calcext:value-type="float">
            <text:p>5.22220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string" calcext:value-type="string">
            <text:p>blackberry/curve/shortcovers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7.886</text:p>
          </table:table-cell>
          <table:table-cell office:value-type="float" office:value="9.781974" calcext:value-type="float">
            <text:p>9.781974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59544" calcext:value-type="float">
            <text:p>59544</text:p>
          </table:table-cell>
          <table:table-cell office:value-type="string" calcext:value-type="string">
            <text:p>blackberry/curve/AngusRobertson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1.886</text:p>
          </table:table-cell>
          <table:table-cell office:value-type="float" office:value="5.87203" calcext:value-type="float">
            <text:p>5.8720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63336" calcext:value-type="float">
            <text:p>63336</text:p>
          </table:table-cell>
          <table:table-cell office:value-type="string" calcext:value-type="string">
            <text:p>blackberry/custom0423/Kobo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4.886</text:p>
          </table:table-cell>
          <table:table-cell office:value-type="float" office:value="13.004809" calcext:value-type="float">
            <text:p>13.00480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66664" calcext:value-type="float">
            <text:p>66664</text:p>
          </table:table-cell>
          <table:table-cell office:value-type="string" calcext:value-type="string">
            <text:p>blackberry/curve/AngusRobertson-6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5.886</text:p>
          </table:table-cell>
          <table:table-cell office:value-type="float" office:value="2.250636" calcext:value-type="float">
            <text:p>2.25063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blackberry/custom0423/Kobo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4.886</text:p>
          </table:table-cell>
          <table:table-cell office:value-type="float" office:value="23.268276" calcext:value-type="float">
            <text:p>23.268276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" calcext:value-type="float">
            <text:p>0</text:p>
          </table:table-cell>
          <table:table-cell office:value-type="float" office:value="54448" calcext:value-type="float">
            <text:p>54448</text:p>
          </table:table-cell>
          <table:table-cell office:value-type="string" calcext:value-type="string">
            <text:p>blackberry/bold/AngusRobertson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5.886</text:p>
          </table:table-cell>
          <table:table-cell office:value-type="float" office:value="13.953163" calcext:value-type="float">
            <text:p>13.953163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" calcext:value-type="float">
            <text:p>0</text:p>
          </table:table-cell>
          <table:table-cell office:value-type="float" office:value="58624" calcext:value-type="float">
            <text:p>58624</text:p>
          </table:table-cell>
          <table:table-cell office:value-type="string" calcext:value-type="string">
            <text:p>blackberry/curve/AngusRobertson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1.886</text:p>
          </table:table-cell>
          <table:table-cell office:value-type="float" office:value="18.859328" calcext:value-type="float">
            <text:p>18.85932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93944" calcext:value-type="float">
            <text:p>93944</text:p>
          </table:table-cell>
          <table:table-cell office:value-type="string" calcext:value-type="string">
            <text:p>blackberry/bold/BordersUS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7.886</text:p>
          </table:table-cell>
          <table:table-cell office:value-type="float" office:value="3.42523" calcext:value-type="float">
            <text:p>3.4252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58368" calcext:value-type="float">
            <text:p>58368</text:p>
          </table:table-cell>
          <table:table-cell office:value-type="string" calcext:value-type="string">
            <text:p>blackberry/javelin/Kobo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3.886</text:p>
          </table:table-cell>
          <table:table-cell office:value-type="float" office:value="17.786335" calcext:value-type="float">
            <text:p>17.78633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95384" calcext:value-type="float">
            <text:p>95384</text:p>
          </table:table-cell>
          <table:table-cell office:value-type="string" calcext:value-type="string">
            <text:p>blackberry/curve/AngusRobertson-5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4.886</text:p>
          </table:table-cell>
          <table:table-cell office:value-type="float" office:value="8.185957" calcext:value-type="float">
            <text:p>8.18595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90060" calcext:value-type="float">
            <text:p>90060</text:p>
          </table:table-cell>
          <table:table-cell office:value-type="string" calcext:value-type="string">
            <text:p>blackberry/custom0423/Kobo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2.886</text:p>
          </table:table-cell>
          <table:table-cell office:value-type="float" office:value="11.260674" calcext:value-type="float">
            <text:p>11.2606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55456" calcext:value-type="float">
            <text:p>55456</text:p>
          </table:table-cell>
          <table:table-cell office:value-type="string" calcext:value-type="string">
            <text:p>blackberry/custom0423/Kobo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9.886</text:p>
          </table:table-cell>
          <table:table-cell office:value-type="float" office:value="4.83712" calcext:value-type="float">
            <text:p>4.8371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67340" calcext:value-type="float">
            <text:p>67340</text:p>
          </table:table-cell>
          <table:table-cell office:value-type="string" calcext:value-type="string">
            <text:p>blackberry/javelin/Kobo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0.886</text:p>
          </table:table-cell>
          <table:table-cell office:value-type="float" office:value="5.896178" calcext:value-type="float">
            <text:p>5.896178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53372" calcext:value-type="float">
            <text:p>53372</text:p>
          </table:table-cell>
          <table:table-cell office:value-type="string" calcext:value-type="string">
            <text:p>blackberry/javelin/Kobo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1.886</text:p>
          </table:table-cell>
          <table:table-cell office:value-type="float" office:value="7.105872" calcext:value-type="float">
            <text:p>7.105872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92168" calcext:value-type="float">
            <text:p>92168</text:p>
          </table:table-cell>
          <table:table-cell office:value-type="string" calcext:value-type="string">
            <text:p>blackberry/javelin/Kobo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5.886</text:p>
          </table:table-cell>
          <table:table-cell office:value-type="float" office:value="3.564257" calcext:value-type="float">
            <text:p>3.56425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blackberry/playbook/locale/es_ES/resources/offer.js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8.886</text:p>
          </table:table-cell>
          <table:table-cell office:value-type="float" office:value="10.583193" calcext:value-type="float">
            <text:p>10.583193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" calcext:value-type="float">
            <text:p>0</text:p>
          </table:table-cell>
          <table:table-cell office:value-type="float" office:value="55444" calcext:value-type="float">
            <text:p>55444</text:p>
          </table:table-cell>
          <table:table-cell office:value-type="string" calcext:value-type="string">
            <text:p>blackberry/javelin/Kobo-1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6.886</text:p>
          </table:table-cell>
          <table:table-cell office:value-type="float" office:value="2.609422" calcext:value-type="float">
            <text:p>2.60942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ckberry/playbook/locale/es_ES/update.x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6.886</text:p>
          </table:table-cell>
          <table:table-cell office:value-type="float" office:value="13.870328" calcext:value-type="float">
            <text:p>13.87032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89664" calcext:value-type="float">
            <text:p>89664</text:p>
          </table:table-cell>
          <table:table-cell office:value-type="string" calcext:value-type="string">
            <text:p>blackberry/javelin/Kobo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3.886</text:p>
          </table:table-cell>
          <table:table-cell office:value-type="float" office:value="7.01751" calcext:value-type="float">
            <text:p>7.0175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55988" calcext:value-type="float">
            <text:p>55988</text:p>
          </table:table-cell>
          <table:table-cell office:value-type="string" calcext:value-type="string">
            <text:p>blackberry/pearl/Kobo-6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8.886</text:p>
          </table:table-cell>
          <table:table-cell office:value-type="float" office:value="2.529458" calcext:value-type="float">
            <text:p>2.52945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ckberry/playbook/locale/fr_FR/update.x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3.886</text:p>
          </table:table-cell>
          <table:table-cell office:value-type="float" office:value="18.064535" calcext:value-type="float">
            <text:p>18.06453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87384" calcext:value-type="float">
            <text:p>87384</text:p>
          </table:table-cell>
          <table:table-cell office:value-type="string" calcext:value-type="string">
            <text:p>blackberry/custom0423/Kobo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9.886</text:p>
          </table:table-cell>
          <table:table-cell office:value-type="float" office:value="2.403813" calcext:value-type="float">
            <text:p>2.40381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blackberry/playbook/locale/it_IT/resources/offer.js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2.886</text:p>
          </table:table-cell>
          <table:table-cell office:value-type="float" office:value="9.447555" calcext:value-type="float">
            <text:p>9.44755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21272" calcext:value-type="float">
            <text:p>21272</text:p>
          </table:table-cell>
          <table:table-cell office:value-type="string" calcext:value-type="string">
            <text:p>blackberry/pearl/Kobo-5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7.886</text:p>
          </table:table-cell>
          <table:table-cell office:value-type="float" office:value="5.674784" calcext:value-type="float">
            <text:p>5.67478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blackberry/playbook/locale/fr_FR/resources/offer.js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0.886</text:p>
          </table:table-cell>
          <table:table-cell office:value-type="float" office:value="2.790756" calcext:value-type="float">
            <text:p>2.79075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ckberry/playbook/locale/it_IT/update.x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2.886</text:p>
          </table:table-cell>
          <table:table-cell office:value-type="float" office:value="2.265955" calcext:value-type="float">
            <text:p>2.26595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lackberry/playbook/locale/nl_NL/update.x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1.886</text:p>
          </table:table-cell>
          <table:table-cell office:value-type="float" office:value="4.019075" calcext:value-type="float">
            <text:p>4.0190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blackberry/playbook/locale/nl_NL/resources/offer.json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7.886</text:p>
          </table:table-cell>
          <table:table-cell office:value-type="float" office:value="123.076318" calcext:value-type="float">
            <text:p>123.076318</text:p>
          </table:table-cell>
          <table:table-cell office:value-type="float" office:value="0.044533" calcext:value-type="float">
            <text:p>0.044533</text:p>
          </table:table-cell>
          <table:table-cell office:value-type="float" office:value="0" calcext:value-type="float">
            <text:p>0</text:p>
          </table:table-cell>
          <table:table-cell office:value-type="float" office:value="22471301" calcext:value-type="float">
            <text:p>22471301</text:p>
          </table:table-cell>
          <table:table-cell office:value-type="string" calcext:value-type="string">
            <text:p>apollohd/update-ota146-ota234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7.886</text:p>
          </table:table-cell>
          <table:table-cell office:value-type="float" office:value="3.595889" calcext:value-type="float">
            <text:p>3.59588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blackberry/storm/AngusRobertson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4.886</text:p>
          </table:table-cell>
          <table:table-cell office:value-type="float" office:value="8.502057" calcext:value-type="float">
            <text:p>8.50205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57816" calcext:value-type="float">
            <text:p>57816</text:p>
          </table:table-cell>
          <table:table-cell office:value-type="string" calcext:value-type="string">
            <text:p>blackberry/storm/AngusRobertson-8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4.886</text:p>
          </table:table-cell>
          <table:table-cell office:value-type="float" office:value="18.951201" calcext:value-type="float">
            <text:p>18.95120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string" calcext:value-type="string">
            <text:p>blackberry/pearl/Kobo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5.886</text:p>
          </table:table-cell>
          <table:table-cell office:value-type="float" office:value="9.940988" calcext:value-type="float">
            <text:p>9.94098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57368" calcext:value-type="float">
            <text:p>57368</text:p>
          </table:table-cell>
          <table:table-cell office:value-type="string" calcext:value-type="string">
            <text:p>blackberry/storm/AngusRobertson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1.886</text:p>
          </table:table-cell>
          <table:table-cell office:value-type="float" office:value="5.030561" calcext:value-type="float">
            <text:p>5.03056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54448" calcext:value-type="float">
            <text:p>54448</text:p>
          </table:table-cell>
          <table:table-cell office:value-type="string" calcext:value-type="string">
            <text:p>blackberry/tour/AngusRobertson-3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5.886</text:p>
          </table:table-cell>
          <table:table-cell office:value-type="float" office:value="2.349156" calcext:value-type="float">
            <text:p>2.34915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blackberry/tour/shortcovers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3.886</text:p>
          </table:table-cell>
          <table:table-cell office:value-type="float" office:value="15.079471" calcext:value-type="float">
            <text:p>15.07947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58644" calcext:value-type="float">
            <text:p>58644</text:p>
          </table:table-cell>
          <table:table-cell office:value-type="string" calcext:value-type="string">
            <text:p>blackberry/storm/AngusRobertson-7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2.886</text:p>
          </table:table-cell>
          <table:table-cell office:value-type="float" office:value="6.247417" calcext:value-type="float">
            <text:p>6.247417</text:p>
          </table:table-cell>
          <table:table-cell office:value-type="float" office:value="0.005813" calcext:value-type="float">
            <text:p>0.005813</text:p>
          </table:table-cell>
          <table:table-cell office:value-type="float" office:value="0" calcext:value-type="float">
            <text:p>0</text:p>
          </table:table-cell>
          <table:table-cell office:value-type="float" office:value="94024" calcext:value-type="float">
            <text:p>94024</text:p>
          </table:table-cell>
          <table:table-cell office:value-type="string" calcext:value-type="string">
            <text:p>blackberry/tour/AngusRobertson-4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7.886</text:p>
          </table:table-cell>
          <table:table-cell office:value-type="float" office:value="3.674087" calcext:value-type="float">
            <text:p>3.67408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59512" calcext:value-type="float">
            <text:p>59512</text:p>
          </table:table-cell>
          <table:table-cell office:value-type="string" calcext:value-type="string">
            <text:p>blackberry/triage/421/Kobo-2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9.886</text:p>
          </table:table-cell>
          <table:table-cell office:value-type="float" office:value="2.775409" calcext:value-type="float">
            <text:p>2.77540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53332" calcext:value-type="float">
            <text:p>53332</text:p>
          </table:table-cell>
          <table:table-cell office:value-type="string" calcext:value-type="string">
            <text:p>blackberry/triage/Tour/Kobo-9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6.886</text:p>
          </table:table-cell>
          <table:table-cell office:value-type="float" office:value="16.289306" calcext:value-type="float">
            <text:p>16.289306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" calcext:value-type="float">
            <text:p>0</text:p>
          </table:table-cell>
          <table:table-cell office:value-type="float" office:value="83272" calcext:value-type="float">
            <text:p>83272</text:p>
          </table:table-cell>
          <table:table-cell office:value-type="string" calcext:value-type="string">
            <text:p>blackberry/storm/AngusRobertson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8.886</text:p>
          </table:table-cell>
          <table:table-cell office:value-type="float" office:value="14.327908" calcext:value-type="float">
            <text:p>14.32790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90012" calcext:value-type="float">
            <text:p>90012</text:p>
          </table:table-cell>
          <table:table-cell office:value-type="string" calcext:value-type="string">
            <text:p>blackberry/storm/BordersAU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8.886</text:p>
          </table:table-cell>
          <table:table-cell office:value-type="float" office:value="4.680096" calcext:value-type="float">
            <text:p>4.68009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58216" calcext:value-type="float">
            <text:p>58216</text:p>
          </table:table-cell>
          <table:table-cell office:value-type="string" calcext:value-type="string">
            <text:p>blackberry/triage/Tour/Kobo-8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3.886</text:p>
          </table:table-cell>
          <table:table-cell office:value-type="float" office:value="10.340322" calcext:value-type="float">
            <text:p>10.34032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95384" calcext:value-type="float">
            <text:p>95384</text:p>
          </table:table-cell>
          <table:table-cell office:value-type="string" calcext:value-type="string">
            <text:p>blackberry/tour/AngusRobertson-5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1.887</text:p>
          </table:table-cell>
          <table:table-cell office:value-type="float" office:value="3.255371" calcext:value-type="float">
            <text:p>3.25537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string" calcext:value-type="string">
            <text:p>blackberry/triage/Tour/Kobo.ja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0.886</text:p>
          </table:table-cell>
          <table:table-cell office:value-type="float" office:value="5.99051" calcext:value-type="float">
            <text:p>5.9905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80904" calcext:value-type="float">
            <text:p>80904</text:p>
          </table:table-cell>
          <table:table-cell office:value-type="string" calcext:value-type="string">
            <text:p>blackberry/triage/Tour/Kobo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0.886</text:p>
          </table:table-cell>
          <table:table-cell office:value-type="float" office:value="17.396538" calcext:value-type="float">
            <text:p>17.39653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49720" calcext:value-type="float">
            <text:p>49720</text:p>
          </table:table-cell>
          <table:table-cell office:value-type="string" calcext:value-type="string">
            <text:p>blackberry/storm/BordersAU-1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4.886</text:p>
          </table:table-cell>
          <table:table-cell office:value-type="float" office:value="14.096253" calcext:value-type="float">
            <text:p>14.09625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86084" calcext:value-type="float">
            <text:p>86084</text:p>
          </table:table-cell>
          <table:table-cell office:value-type="string" calcext:value-type="string">
            <text:p>blackberry/tour/shortcovers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9.886</text:p>
          </table:table-cell>
          <table:table-cell office:value-type="float" office:value="22.685076" calcext:value-type="float">
            <text:p>22.68507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45600" calcext:value-type="float">
            <text:p>45600</text:p>
          </table:table-cell>
          <table:table-cell office:value-type="string" calcext:value-type="string">
            <text:p>blackberry/storm/BordersAU-10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6.886</text:p>
          </table:table-cell>
          <table:table-cell office:value-type="float" office:value="16.394934" calcext:value-type="float">
            <text:p>16.394934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88232" calcext:value-type="float">
            <text:p>88232</text:p>
          </table:table-cell>
          <table:table-cell office:value-type="string" calcext:value-type="string">
            <text:p>blackberry/triage/421/Kobo-1.co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6.886</text:p>
          </table:table-cell>
          <table:table-cell office:value-type="float" office:value="11.106322" calcext:value-type="float">
            <text:p>11.106322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" calcext:value-type="float">
            <text:p>0</text:p>
          </table:table-cell>
          <table:table-cell office:value-type="float" office:value="152217" calcext:value-type="float">
            <text:p>152217</text:p>
          </table:table-cell>
          <table:table-cell office:value-type="string" calcext:value-type="string">
            <text:p>customer_care/downloads/Glo/kobo_glo_video_tutorial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8.886</text:p>
          </table:table-cell>
          <table:table-cell office:value-type="float" office:value="14.404191" calcext:value-type="float">
            <text:p>14.40419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149519" calcext:value-type="float">
            <text:p>149519</text:p>
          </table:table-cell>
          <table:table-cell office:value-type="string" calcext:value-type="string">
            <text:p>customer_care/downloads/Mini/kobo_mini_video_tutorial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2.886</text:p>
          </table:table-cell>
          <table:table-cell office:value-type="float" office:value="10.713055" calcext:value-type="float">
            <text:p>10.71305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" calcext:value-type="float">
            <text:p>0</text:p>
          </table:table-cell>
          <table:table-cell office:value-type="float" office:value="152217" calcext:value-type="float">
            <text:p>152217</text:p>
          </table:table-cell>
          <table:table-cell office:value-type="string" calcext:value-type="string">
            <text:p>customer_care/downloads/glo/kobo_glo_video_tutorial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6.886</text:p>
          </table:table-cell>
          <table:table-cell office:value-type="float" office:value="7.518978" calcext:value-type="float">
            <text:p>7.51897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43216" calcext:value-type="float">
            <text:p>43216</text:p>
          </table:table-cell>
          <table:table-cell office:value-type="string" calcext:value-type="string">
            <text:p>delete.tmo/au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4.886</text:p>
          </table:table-cell>
          <table:table-cell office:value-type="float" office:value="18.993815" calcext:value-type="float">
            <text:p>18.993815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" calcext:value-type="float">
            <text:p>0</text:p>
          </table:table-cell>
          <table:table-cell office:value-type="float" office:value="149519" calcext:value-type="float">
            <text:p>149519</text:p>
          </table:table-cell>
          <table:table-cell office:value-type="string" calcext:value-type="string">
            <text:p>customer_care/downloads/mini/kobo_mini_video_tutorial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3.886</text:p>
          </table:table-cell>
          <table:table-cell office:value-type="float" office:value="26.087183" calcext:value-type="float">
            <text:p>26.08718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0" calcext:value-type="float">
            <text:p>0</text:p>
          </table:table-cell>
          <table:table-cell office:value-type="float" office:value="1188299" calcext:value-type="float">
            <text:p>1188299</text:p>
          </table:table-cell>
          <table:table-cell office:value-type="string" calcext:value-type="string">
            <text:p>customer_care/downloads/mini/kobo_mini_ereader_user_guide_jp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5.886</text:p>
          </table:table-cell>
          <table:table-cell office:value-type="float" office:value="38.870855" calcext:value-type="float">
            <text:p>38.870855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" calcext:value-type="float">
            <text:p>0</text:p>
          </table:table-cell>
          <table:table-cell office:value-type="float" office:value="752352" calcext:value-type="float">
            <text:p>752352</text:p>
          </table:table-cell>
          <table:table-cell office:value-type="string" calcext:value-type="string">
            <text:p>customer_care/downloads/touch/kobo_touch_print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01.886</text:p>
          </table:table-cell>
          <table:table-cell office:value-type="float" office:value="184.016316" calcext:value-type="float">
            <text:p>184.016316</text:p>
          </table:table-cell>
          <table:table-cell office:value-type="float" office:value="0.051869" calcext:value-type="float">
            <text:p>0.051869</text:p>
          </table:table-cell>
          <table:table-cell office:value-type="float" office:value="0" calcext:value-type="float">
            <text:p>0</text:p>
          </table:table-cell>
          <table:table-cell office:value-type="float" office:value="22399996" calcext:value-type="float">
            <text:p>22399996</text:p>
          </table:table-cell>
          <table:table-cell office:value-type="string" calcext:value-type="string">
            <text:p>apollojr/update-ota78-ota172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7.886</text:p>
          </table:table-cell>
          <table:table-cell office:value-type="float" office:value="3.16408" calcext:value-type="float">
            <text:p>3.1640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email/kobo-love.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8.886</text:p>
          </table:table-cell>
          <table:table-cell office:value-type="float" office:value="3.266509" calcext:value-type="float">
            <text:p>3.26650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email/rakuten_kobo.gi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9.886</text:p>
          </table:table-cell>
          <table:table-cell office:value-type="float" office:value="2.974159" calcext:value-type="float">
            <text:p>2.97415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ereader/abtest/abtests.x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6.886</text:p>
          </table:table-cell>
          <table:table-cell office:value-type="float" office:value="26.770731" calcext:value-type="float">
            <text:p>26.77073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" calcext:value-type="float">
            <text:p>0</text:p>
          </table:table-cell>
          <table:table-cell office:value-type="float" office:value="114816" calcext:value-type="float">
            <text:p>114816</text:p>
          </table:table-cell>
          <table:table-cell office:value-type="string" calcext:value-type="string">
            <text:p>egifting/video/player.sw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0.886</text:p>
          </table:table-cell>
          <table:table-cell office:value-type="float" office:value="38.401483" calcext:value-type="float">
            <text:p>38.401483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" calcext:value-type="float">
            <text:p>0</text:p>
          </table:table-cell>
          <table:table-cell office:value-type="float" office:value="757932" calcext:value-type="float">
            <text:p>757932</text:p>
          </table:table-cell>
          <table:table-cell office:value-type="string" calcext:value-type="string">
            <text:p>download/images/bdcddbc2-80fd-4f19-b1b5-6f7448cd8e2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5.886</text:p>
          </table:table-cell>
          <table:table-cell office:value-type="float" office:value="23.887246" calcext:value-type="float">
            <text:p>23.88724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" calcext:value-type="float">
            <text:p>0</text:p>
          </table:table-cell>
          <table:table-cell office:value-type="float" office:value="749416" calcext:value-type="float">
            <text:p>749416</text:p>
          </table:table-cell>
          <table:table-cell office:value-type="string" calcext:value-type="string">
            <text:p>ereader/dictionaries/dicthtml-en-it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2.886</text:p>
          </table:table-cell>
          <table:table-cell office:value-type="float" office:value="28.807351" calcext:value-type="float">
            <text:p>28.807351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" calcext:value-type="float">
            <text:p>0</text:p>
          </table:table-cell>
          <table:table-cell office:value-type="float" office:value="708515" calcext:value-type="float">
            <text:p>708515</text:p>
          </table:table-cell>
          <table:table-cell office:value-type="string" calcext:value-type="string">
            <text:p>ereader/dictionaries/dicthtml-en-de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1.886</text:p>
          </table:table-cell>
          <table:table-cell office:value-type="float" office:value="49.773601" calcext:value-type="float">
            <text:p>49.773601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" calcext:value-type="float">
            <text:p>0</text:p>
          </table:table-cell>
          <table:table-cell office:value-type="float" office:value="602695" calcext:value-type="float">
            <text:p>602695</text:p>
          </table:table-cell>
          <table:table-cell office:value-type="string" calcext:value-type="string">
            <text:p>download/images/f214b32e-dbdb-4c53-ae2f-5cbcc8a6149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0.886</text:p>
          </table:table-cell>
          <table:table-cell office:value-type="float" office:value="18.335016" calcext:value-type="float">
            <text:p>18.335016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0" calcext:value-type="float">
            <text:p>0</text:p>
          </table:table-cell>
          <table:table-cell office:value-type="float" office:value="558549" calcext:value-type="float">
            <text:p>558549</text:p>
          </table:table-cell>
          <table:table-cell office:value-type="string" calcext:value-type="string">
            <text:p>ereader/dictionaries/v2/dicthtml-en-pt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0.886</text:p>
          </table:table-cell>
          <table:table-cell office:value-type="float" office:value="51.750324" calcext:value-type="float">
            <text:p>51.750324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" calcext:value-type="float">
            <text:p>0</text:p>
          </table:table-cell>
          <table:table-cell office:value-type="float" office:value="926221" calcext:value-type="float">
            <text:p>926221</text:p>
          </table:table-cell>
          <table:table-cell office:value-type="string" calcext:value-type="string">
            <text:p>ereader/dictionaries/dicthtml-de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5.886</text:p>
          </table:table-cell>
          <table:table-cell office:value-type="float" office:value="3.260744" calcext:value-type="float">
            <text:p>3.26074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string" calcext:value-type="string">
            <text:p>favicon-96x96.p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8.886</text:p>
          </table:table-cell>
          <table:table-cell office:value-type="float" office:value="13.684619" calcext:value-type="float">
            <text:p>13.684619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" calcext:value-type="float">
            <text:p>0</text:p>
          </table:table-cell>
          <table:table-cell office:value-type="float" office:value="396295" calcext:value-type="float">
            <text:p>396295</text:p>
          </table:table-cell>
          <table:table-cell office:value-type="string" calcext:value-type="string">
            <text:p>ereader/guide/dragon/userguide_de_DE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59.886</text:p>
          </table:table-cell>
          <table:table-cell office:value-type="float" office:value="73.322816" calcext:value-type="float">
            <text:p>73.322816</text:p>
          </table:table-cell>
          <table:table-cell office:value-type="float" office:value="0.005614" calcext:value-type="float">
            <text:p>0.005614</text:p>
          </table:table-cell>
          <table:table-cell office:value-type="float" office:value="0" calcext:value-type="float">
            <text:p>0</text:p>
          </table:table-cell>
          <table:table-cell office:value-type="float" office:value="1165135" calcext:value-type="float">
            <text:p>1165135</text:p>
          </table:table-cell>
          <table:table-cell office:value-type="string" calcext:value-type="string">
            <text:p>download/images/42cdfd7b-f963-4687-8d03-17490311c77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7.886</text:p>
          </table:table-cell>
          <table:table-cell office:value-type="float" office:value="17.240923" calcext:value-type="float">
            <text:p>17.240923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216378" calcext:value-type="float">
            <text:p>216378</text:p>
          </table:table-cell>
          <table:table-cell office:value-type="string" calcext:value-type="string">
            <text:p>ereader/guide/daylight/userguide_tr_tr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7.886</text:p>
          </table:table-cell>
          <table:table-cell office:value-type="float" office:value="7.764993" calcext:value-type="float">
            <text:p>7.76499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4839" calcext:value-type="float">
            <text:p>4839</text:p>
          </table:table-cell>
          <table:table-cell office:value-type="string" calcext:value-type="string">
            <text:p>firmwares/3hk/index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3.886</text:p>
          </table:table-cell>
          <table:table-cell office:value-type="float" office:value="264.170798" calcext:value-type="float">
            <text:p>264.170798</text:p>
          </table:table-cell>
          <table:table-cell office:value-type="float" office:value="0.024518" calcext:value-type="float">
            <text:p>0.024518</text:p>
          </table:table-cell>
          <table:table-cell office:value-type="float" office:value="0" calcext:value-type="float">
            <text:p>0</text:p>
          </table:table-cell>
          <table:table-cell office:value-type="float" office:value="12804006" calcext:value-type="float">
            <text:p>12804006</text:p>
          </table:table-cell>
          <table:table-cell office:value-type="string" calcext:value-type="string">
            <text:p>apollojr/apollojr-update-121-222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5.886</text:p>
          </table:table-cell>
          <table:table-cell office:value-type="float" office:value="42.491969" calcext:value-type="float">
            <text:p>42.491969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" calcext:value-type="float">
            <text:p>0</text:p>
          </table:table-cell>
          <table:table-cell office:value-type="float" office:value="749416" calcext:value-type="float">
            <text:p>749416</text:p>
          </table:table-cell>
          <table:table-cell office:value-type="string" calcext:value-type="string">
            <text:p>ereader/dictionaries/v2/dicthtml-en-it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9.886</text:p>
          </table:table-cell>
          <table:table-cell office:value-type="float" office:value="8.567115" calcext:value-type="float">
            <text:p>8.56711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firmwares/facebook/index.asp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1.886</text:p>
          </table:table-cell>
          <table:table-cell office:value-type="float" office:value="126.57533" calcext:value-type="float">
            <text:p>126.57533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" calcext:value-type="float">
            <text:p>0</text:p>
          </table:table-cell>
          <table:table-cell office:value-type="float" office:value="2555551" calcext:value-type="float">
            <text:p>2555551</text:p>
          </table:table-cell>
          <table:table-cell office:value-type="string" calcext:value-type="string">
            <text:p>customer_care/downloads/glo/kobo_glo_ereader_user_guide_jp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8.886</text:p>
          </table:table-cell>
          <table:table-cell office:value-type="float" office:value="10.898493" calcext:value-type="float">
            <text:p>10.89849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firmwares/facebook/facebook_app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11.886</text:p>
          </table:table-cell>
          <table:table-cell office:value-type="float" office:value="7.898718" calcext:value-type="float">
            <text:p>7.898718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string" calcext:value-type="string">
            <text:p>firmwares/kobo/Base.j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22.886</text:p>
          </table:table-cell>
          <table:table-cell office:value-type="float" office:value="59.827424" calcext:value-type="float">
            <text:p>59.827424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" calcext:value-type="float">
            <text:p>0</text:p>
          </table:table-cell>
          <table:table-cell office:value-type="float" office:value="1019627" calcext:value-type="float">
            <text:p>1019627</text:p>
          </table:table-cell>
          <table:table-cell office:value-type="string" calcext:value-type="string">
            <text:p>ereader/dictionaries/dicthtml-it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3.886</text:p>
          </table:table-cell>
          <table:table-cell office:value-type="float" office:value="70.732202" calcext:value-type="float">
            <text:p>70.732202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" calcext:value-type="float">
            <text:p>0</text:p>
          </table:table-cell>
          <table:table-cell office:value-type="float" office:value="1240125" calcext:value-type="float">
            <text:p>1240125</text:p>
          </table:table-cell>
          <table:table-cell office:value-type="string" calcext:value-type="string">
            <text:p>ereader/dictionaries/dicthtml-en-es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2.886</text:p>
          </table:table-cell>
          <table:table-cell office:value-type="float" office:value="25.193978" calcext:value-type="float">
            <text:p>25.193978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" calcext:value-type="float">
            <text:p>0</text:p>
          </table:table-cell>
          <table:table-cell office:value-type="float" office:value="401314" calcext:value-type="float">
            <text:p>401314</text:p>
          </table:table-cell>
          <table:table-cell office:value-type="string" calcext:value-type="string">
            <text:p>ereader/guide/dragon/userguide_fr_CA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4.886</text:p>
          </table:table-cell>
          <table:table-cell office:value-type="float" office:value="33.24803" calcext:value-type="float">
            <text:p>33.2480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" calcext:value-type="float">
            <text:p>0</text:p>
          </table:table-cell>
          <table:table-cell office:value-type="float" office:value="408636" calcext:value-type="float">
            <text:p>408636</text:p>
          </table:table-cell>
          <table:table-cell office:value-type="string" calcext:value-type="string">
            <text:p>ereader/guide/alyssum/userguide_de_DE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10.886</text:p>
          </table:table-cell>
          <table:table-cell office:value-type="float" office:value="18.502459" calcext:value-type="float">
            <text:p>18.50245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firmwares/facebook/index.htm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20.886</text:p>
          </table:table-cell>
          <table:table-cell office:value-type="float" office:value="68.722" calcext:value-type="float">
            <text:p>68.722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" calcext:value-type="float">
            <text:p>0</text:p>
          </table:table-cell>
          <table:table-cell office:value-type="float" office:value="1586132" calcext:value-type="float">
            <text:p>1586132</text:p>
          </table:table-cell>
          <table:table-cell office:value-type="string" calcext:value-type="string">
            <text:p>ereader/dictionaries/dicthtml-fr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0.886</text:p>
          </table:table-cell>
          <table:table-cell office:value-type="float" office:value="28.776902" calcext:value-type="float">
            <text:p>28.776902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" calcext:value-type="float">
            <text:p>0</text:p>
          </table:table-cell>
          <table:table-cell office:value-type="float" office:value="391149" calcext:value-type="float">
            <text:p>391149</text:p>
          </table:table-cell>
          <table:table-cell office:value-type="string" calcext:value-type="string">
            <text:p>ereader/guide/dragon/userguide_es_ES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3.886</text:p>
          </table:table-cell>
          <table:table-cell office:value-type="float" office:value="25.878042" calcext:value-type="float">
            <text:p>25.878042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" calcext:value-type="float">
            <text:p>0</text:p>
          </table:table-cell>
          <table:table-cell office:value-type="float" office:value="401314" calcext:value-type="float">
            <text:p>401314</text:p>
          </table:table-cell>
          <table:table-cell office:value-type="string" calcext:value-type="string">
            <text:p>ereader/guide/dragon/userguide_fr_FR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1.886</text:p>
          </table:table-cell>
          <table:table-cell office:value-type="float" office:value="41.745715" calcext:value-type="float">
            <text:p>41.74571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" calcext:value-type="float">
            <text:p>0</text:p>
          </table:table-cell>
          <table:table-cell office:value-type="float" office:value="513597" calcext:value-type="float">
            <text:p>513597</text:p>
          </table:table-cell>
          <table:table-cell office:value-type="string" calcext:value-type="string">
            <text:p>ereader/dictionaries/v2/dicthtml-pt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6.886</text:p>
          </table:table-cell>
          <table:table-cell office:value-type="float" office:value="31.426458" calcext:value-type="float">
            <text:p>31.426458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57014" calcext:value-type="float">
            <text:p>57014</text:p>
          </table:table-cell>
          <table:table-cell office:value-type="string" calcext:value-type="string">
            <text:p>favicon.ic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1.886</text:p>
          </table:table-cell>
          <table:table-cell office:value-type="float" office:value="39.57251" calcext:value-type="float">
            <text:p>39.57251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" calcext:value-type="float">
            <text:p>0</text:p>
          </table:table-cell>
          <table:table-cell office:value-type="float" office:value="444208" calcext:value-type="float">
            <text:p>444208</text:p>
          </table:table-cell>
          <table:table-cell office:value-type="string" calcext:value-type="string">
            <text:p>ereader/guide/dragon/userguide_es_MX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9.886</text:p>
          </table:table-cell>
          <table:table-cell office:value-type="float" office:value="44.131327" calcext:value-type="float">
            <text:p>44.13132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" calcext:value-type="float">
            <text:p>0</text:p>
          </table:table-cell>
          <table:table-cell office:value-type="float" office:value="402548" calcext:value-type="float">
            <text:p>402548</text:p>
          </table:table-cell>
          <table:table-cell office:value-type="string" calcext:value-type="string">
            <text:p>ereader/guide/dragon/userguide_en_US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5.886</text:p>
          </table:table-cell>
          <table:table-cell office:value-type="float" office:value="51.77408" calcext:value-type="float">
            <text:p>51.77408</text:p>
          </table:table-cell>
          <table:table-cell office:value-type="float" office:value="0.011366" calcext:value-type="float">
            <text:p>0.011366</text:p>
          </table:table-cell>
          <table:table-cell office:value-type="float" office:value="0" calcext:value-type="float">
            <text:p>0</text:p>
          </table:table-cell>
          <table:table-cell office:value-type="float" office:value="408636" calcext:value-type="float">
            <text:p>408636</text:p>
          </table:table-cell>
          <table:table-cell office:value-type="string" calcext:value-type="string">
            <text:p>ereader/guide/alyssum/userguide_de_de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6.886</text:p>
          </table:table-cell>
          <table:table-cell office:value-type="float" office:value="50.92061" calcext:value-type="float">
            <text:p>50.92061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401460" calcext:value-type="float">
            <text:p>401460</text:p>
          </table:table-cell>
          <table:table-cell office:value-type="string" calcext:value-type="string">
            <text:p>ereader/guide/alyssum/userguide_en_US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5.886</text:p>
          </table:table-cell>
          <table:table-cell office:value-type="float" office:value="162.003237" calcext:value-type="float">
            <text:p>162.003237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" calcext:value-type="float">
            <text:p>0</text:p>
          </table:table-cell>
          <table:table-cell office:value-type="float" office:value="2555551" calcext:value-type="float">
            <text:p>2555551</text:p>
          </table:table-cell>
          <table:table-cell office:value-type="string" calcext:value-type="string">
            <text:p>customer_care/downloads/Glo/kobo_glo_ereader_user_guide_jp.pd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8.886</text:p>
          </table:table-cell>
          <table:table-cell office:value-type="float" office:value="94.953536" calcext:value-type="float">
            <text:p>94.953536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0" calcext:value-type="float">
            <text:p>0</text:p>
          </table:table-cell>
          <table:table-cell office:value-type="float" office:value="1666763" calcext:value-type="float">
            <text:p>1666763</text:p>
          </table:table-cell>
          <table:table-cell office:value-type="string" calcext:value-type="string">
            <text:p>ereader/dictionaries/dicthtml-es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2.886</text:p>
          </table:table-cell>
          <table:table-cell office:value-type="float" office:value="92.869481" calcext:value-type="float">
            <text:p>92.869481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0" calcext:value-type="float">
            <text:p>0</text:p>
          </table:table-cell>
          <table:table-cell office:value-type="float" office:value="1240125" calcext:value-type="float">
            <text:p>1240125</text:p>
          </table:table-cell>
          <table:table-cell office:value-type="string" calcext:value-type="string">
            <text:p>ereader/dictionaries/v2/dicthtml-en-es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7.886</text:p>
          </table:table-cell>
          <table:table-cell office:value-type="float" office:value="3.411862" calcext:value-type="float">
            <text:p>3.41186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elentest/helentest.t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3.886</text:p>
          </table:table-cell>
          <table:table-cell office:value-type="float" office:value="108.368107" calcext:value-type="float">
            <text:p>108.368107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" calcext:value-type="float">
            <text:p>0</text:p>
          </table:table-cell>
          <table:table-cell office:value-type="float" office:value="1217803" calcext:value-type="float">
            <text:p>1217803</text:p>
          </table:table-cell>
          <table:table-cell office:value-type="string" calcext:value-type="string">
            <text:p>ereader/dictionaries/v2/dicthtml-en-fR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1.886</text:p>
          </table:table-cell>
          <table:table-cell office:value-type="float" office:value="11.469674" calcext:value-type="float">
            <text:p>11.46967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7623" calcext:value-type="float">
            <text:p>7623</text:p>
          </table:table-cell>
          <table:table-cell office:value-type="string" calcext:value-type="string">
            <text:p>images/00000000-0000-0000-0000-00000000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5.886</text:p>
          </table:table-cell>
          <table:table-cell office:value-type="float" office:value="17.647497" calcext:value-type="float">
            <text:p>17.647497</text:p>
          </table:table-cell>
          <table:table-cell office:value-type="float" office:value="0.006492" calcext:value-type="float">
            <text:p>0.006492</text:p>
          </table:table-cell>
          <table:table-cell office:value-type="float" office:value="0" calcext:value-type="float">
            <text:p>0</text:p>
          </table:table-cell>
          <table:table-cell office:value-type="float" office:value="114816" calcext:value-type="float">
            <text:p>114816</text:p>
          </table:table-cell>
          <table:table-cell office:value-type="string" calcext:value-type="string">
            <text:p>harrypotter/video/player.swf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8.886</text:p>
          </table:table-cell>
          <table:table-cell office:value-type="float" office:value="4.819805" calcext:value-type="float">
            <text:p>4.8198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images/000000fa-7efb-42da-bce6-d1e4cea466a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6.886</text:p>
          </table:table-cell>
          <table:table-cell office:value-type="float" office:value="17.421208" calcext:value-type="float">
            <text:p>17.42120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artbeat.t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2.886</text:p>
          </table:table-cell>
          <table:table-cell office:value-type="float" office:value="22.03307" calcext:value-type="float">
            <text:p>22.0330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office:value-type="float" office:value="265945" calcext:value-type="float">
            <text:p>265945</text:p>
          </table:table-cell>
          <table:table-cell office:value-type="string" calcext:value-type="string">
            <text:p>got-book1-for-demo-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6.886</text:p>
          </table:table-cell>
          <table:table-cell office:value-type="float" office:value="98.688112" calcext:value-type="float">
            <text:p>98.688112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" calcext:value-type="float">
            <text:p>0</text:p>
          </table:table-cell>
          <table:table-cell office:value-type="float" office:value="1019627" calcext:value-type="float">
            <text:p>1019627</text:p>
          </table:table-cell>
          <table:table-cell office:value-type="string" calcext:value-type="string">
            <text:p>ereader/dictionaries/v2/dicthtml-it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9.886</text:p>
          </table:table-cell>
          <table:table-cell office:value-type="float" office:value="10.159357" calcext:value-type="float">
            <text:p>10.15935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string" calcext:value-type="string">
            <text:p>images/00000109-5306-46d9-a0f5-ea5ada94cc3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3.886</text:p>
          </table:table-cell>
          <table:table-cell office:value-type="float" office:value="19.928237" calcext:value-type="float">
            <text:p>19.928237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165473" calcext:value-type="float">
            <text:p>165473</text:p>
          </table:table-cell>
          <table:table-cell office:value-type="string" calcext:value-type="string">
            <text:p>images/0000003a-babf-46a2-8a86-371388b926f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2.886</text:p>
          </table:table-cell>
          <table:table-cell office:value-type="float" office:value="25.190116" calcext:value-type="float">
            <text:p>25.19011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images/00000000-0000-0000-0000-00000000008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9.886</text:p>
          </table:table-cell>
          <table:table-cell office:value-type="float" office:value="119.22618" calcext:value-type="float">
            <text:p>119.22618</text:p>
          </table:table-cell>
          <table:table-cell office:value-type="float" office:value="0.008551" calcext:value-type="float">
            <text:p>0.008551</text:p>
          </table:table-cell>
          <table:table-cell office:value-type="float" office:value="0" calcext:value-type="float">
            <text:p>0</text:p>
          </table:table-cell>
          <table:table-cell office:value-type="float" office:value="2459060" calcext:value-type="float">
            <text:p>2459060</text:p>
          </table:table-cell>
          <table:table-cell office:value-type="string" calcext:value-type="string">
            <text:p>ereader/dictionaries/v2/dicthtml-en-nl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1.886</text:p>
          </table:table-cell>
          <table:table-cell office:value-type="float" office:value="127.754007" calcext:value-type="float">
            <text:p>127.754007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" calcext:value-type="float">
            <text:p>0</text:p>
          </table:table-cell>
          <table:table-cell office:value-type="float" office:value="708515" calcext:value-type="float">
            <text:p>708515</text:p>
          </table:table-cell>
          <table:table-cell office:value-type="string" calcext:value-type="string">
            <text:p>ereader/dictionaries/v2/dicthtml-en-de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2.886</text:p>
          </table:table-cell>
          <table:table-cell office:value-type="float" office:value="17.23177" calcext:value-type="float">
            <text:p>17.2317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8541" calcext:value-type="float">
            <text:p>8541</text:p>
          </table:table-cell>
          <table:table-cell office:value-type="string" calcext:value-type="string">
            <text:p>images/000003b6-f1cf-4d10-b50f-aa1e3e3673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0.886</text:p>
          </table:table-cell>
          <table:table-cell office:value-type="float" office:value="24.94851" calcext:value-type="float">
            <text:p>24.94851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" calcext:value-type="float">
            <text:p>0</text:p>
          </table:table-cell>
          <table:table-cell office:value-type="float" office:value="270579" calcext:value-type="float">
            <text:p>270579</text:p>
          </table:table-cell>
          <table:table-cell office:value-type="string" calcext:value-type="string">
            <text:p>images/000001eb-7959-4f01-a17f-9c2ca5d6a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7.886</text:p>
          </table:table-cell>
          <table:table-cell office:value-type="float" office:value="20.773975" calcext:value-type="float">
            <text:p>20.77397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string" calcext:value-type="string">
            <text:p>images/00000505-041b-48d1-b8d0-5ad79ba83a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4.886</text:p>
          </table:table-cell>
          <table:table-cell office:value-type="float" office:value="15.270143" calcext:value-type="float">
            <text:p>15.27014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24811" calcext:value-type="float">
            <text:p>24811</text:p>
          </table:table-cell>
          <table:table-cell office:value-type="string" calcext:value-type="string">
            <text:p>images/00000684-a657-41d8-a975-40894bdb98e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5.886</text:p>
          </table:table-cell>
          <table:table-cell office:value-type="float" office:value="15.28054" calcext:value-type="float">
            <text:p>15.2805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153055" calcext:value-type="float">
            <text:p>153055</text:p>
          </table:table-cell>
          <table:table-cell office:value-type="string" calcext:value-type="string">
            <text:p>images/00000729-64ab-4ba2-b754-144f50af6a7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0.886</text:p>
          </table:table-cell>
          <table:table-cell office:value-type="float" office:value="20.886716" calcext:value-type="float">
            <text:p>20.886716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" calcext:value-type="float">
            <text:p>0</text:p>
          </table:table-cell>
          <table:table-cell office:value-type="float" office:value="250057" calcext:value-type="float">
            <text:p>250057</text:p>
          </table:table-cell>
          <table:table-cell office:value-type="string" calcext:value-type="string">
            <text:p>images/00000599-8ac1-4211-babb-aae7fc107a3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7.886</text:p>
          </table:table-cell>
          <table:table-cell office:value-type="float" office:value="38.011344" calcext:value-type="float">
            <text:p>38.01134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136056" calcext:value-type="float">
            <text:p>136056</text:p>
          </table:table-cell>
          <table:table-cell office:value-type="string" calcext:value-type="string">
            <text:p>images/000000f4-a2b0-4bfa-87d6-92a150f1f5a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4.886</text:p>
          </table:table-cell>
          <table:table-cell office:value-type="float" office:value="133.88254" calcext:value-type="float">
            <text:p>133.88254</text:p>
          </table:table-cell>
          <table:table-cell office:value-type="float" office:value="0.006961" calcext:value-type="float">
            <text:p>0.006961</text:p>
          </table:table-cell>
          <table:table-cell office:value-type="float" office:value="0" calcext:value-type="float">
            <text:p>0</text:p>
          </table:table-cell>
          <table:table-cell office:value-type="float" office:value="1586132" calcext:value-type="float">
            <text:p>1586132</text:p>
          </table:table-cell>
          <table:table-cell office:value-type="string" calcext:value-type="string">
            <text:p>ereader/dictionaries/v2/dicthtml-fr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2.886</text:p>
          </table:table-cell>
          <table:table-cell office:value-type="float" office:value="27.029092" calcext:value-type="float">
            <text:p>27.029092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" calcext:value-type="float">
            <text:p>0</text:p>
          </table:table-cell>
          <table:table-cell office:value-type="float" office:value="155388" calcext:value-type="float">
            <text:p>155388</text:p>
          </table:table-cell>
          <table:table-cell office:value-type="string" calcext:value-type="string">
            <text:p>images/00000636-b3e0-428a-974c-5067b8b6f42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3.886</text:p>
          </table:table-cell>
          <table:table-cell office:value-type="float" office:value="38.970432" calcext:value-type="float">
            <text:p>38.970432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" calcext:value-type="float">
            <text:p>0</text:p>
          </table:table-cell>
          <table:table-cell office:value-type="float" office:value="204304" calcext:value-type="float">
            <text:p>204304</text:p>
          </table:table-cell>
          <table:table-cell office:value-type="string" calcext:value-type="string">
            <text:p>images/00000674-a987-4662-8764-7283d9be5e0c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6.886</text:p>
          </table:table-cell>
          <table:table-cell office:value-type="float" office:value="39.37761" calcext:value-type="float">
            <text:p>39.37761</text:p>
          </table:table-cell>
          <table:table-cell office:value-type="float" office:value="0.004671" calcext:value-type="float">
            <text:p>0.004671</text:p>
          </table:table-cell>
          <table:table-cell office:value-type="float" office:value="0" calcext:value-type="float">
            <text:p>0</text:p>
          </table:table-cell>
          <table:table-cell office:value-type="float" office:value="237331" calcext:value-type="float">
            <text:p>237331</text:p>
          </table:table-cell>
          <table:table-cell office:value-type="string" calcext:value-type="string">
            <text:p>images/000007f5-35c3-495d-9e65-dc35c01c256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4.886</text:p>
          </table:table-cell>
          <table:table-cell office:value-type="float" office:value="168.263453" calcext:value-type="float">
            <text:p>168.263453</text:p>
          </table:table-cell>
          <table:table-cell office:value-type="float" office:value="0.006702" calcext:value-type="float">
            <text:p>0.006702</text:p>
          </table:table-cell>
          <table:table-cell office:value-type="float" office:value="0" calcext:value-type="float">
            <text:p>0</text:p>
          </table:table-cell>
          <table:table-cell office:value-type="float" office:value="1217803" calcext:value-type="float">
            <text:p>1217803</text:p>
          </table:table-cell>
          <table:table-cell office:value-type="string" calcext:value-type="string">
            <text:p>ereader/dictionaries/v2/dicthtml-en-fr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4.886</text:p>
          </table:table-cell>
          <table:table-cell office:value-type="float" office:value="69.283674" calcext:value-type="float">
            <text:p>69.283674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0" calcext:value-type="float">
            <text:p>0</text:p>
          </table:table-cell>
          <table:table-cell office:value-type="float" office:value="1315053" calcext:value-type="float">
            <text:p>1315053</text:p>
          </table:table-cell>
          <table:table-cell office:value-type="string" calcext:value-type="string">
            <text:p>images/00000056-f819-4bb2-a3d0-b6b288f4bae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9.886</text:p>
          </table:table-cell>
          <table:table-cell office:value-type="float" office:value="56.331294" calcext:value-type="float">
            <text:p>56.331294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" calcext:value-type="float">
            <text:p>0</text:p>
          </table:table-cell>
          <table:table-cell office:value-type="float" office:value="17278" calcext:value-type="float">
            <text:p>17278</text:p>
          </table:table-cell>
          <table:table-cell office:value-type="string" calcext:value-type="string">
            <text:p>images/0000055d-b551-428d-a8d4-d7af209b627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0.886</text:p>
          </table:table-cell>
          <table:table-cell office:value-type="float" office:value="77.338616" calcext:value-type="float">
            <text:p>77.338616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393940" calcext:value-type="float">
            <text:p>393940</text:p>
          </table:table-cell>
          <table:table-cell office:value-type="string" calcext:value-type="string">
            <text:p>image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1.886</text:p>
          </table:table-cell>
          <table:table-cell office:value-type="float" office:value="70.243843" calcext:value-type="float">
            <text:p>70.243843</text:p>
          </table:table-cell>
          <table:table-cell office:value-type="float" office:value="0.004393" calcext:value-type="float">
            <text:p>0.004393</text:p>
          </table:table-cell>
          <table:table-cell office:value-type="float" office:value="0" calcext:value-type="float">
            <text:p>0</text:p>
          </table:table-cell>
          <table:table-cell office:value-type="float" office:value="855118" calcext:value-type="float">
            <text:p>855118</text:p>
          </table:table-cell>
          <table:table-cell office:value-type="string" calcext:value-type="string">
            <text:p>images/00000217-2457-461a-bc58-0fc4279232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1.886</text:p>
          </table:table-cell>
          <table:table-cell office:value-type="float" office:value="64.937744" calcext:value-type="float">
            <text:p>64.93774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649875" calcext:value-type="float">
            <text:p>649875</text:p>
          </table:table-cell>
          <table:table-cell office:value-type="string" calcext:value-type="string">
            <text:p>images/0000061c-e291-40a7-b2bc-7854342f774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4.886</text:p>
          </table:table-cell>
          <table:table-cell office:value-type="float" office:value="76.309341" calcext:value-type="float">
            <text:p>76.309341</text:p>
          </table:table-cell>
          <table:table-cell office:value-type="float" office:value="0.005935" calcext:value-type="float">
            <text:p>0.005935</text:p>
          </table:table-cell>
          <table:table-cell office:value-type="float" office:value="0" calcext:value-type="float">
            <text:p>0</text:p>
          </table:table-cell>
          <table:table-cell office:value-type="float" office:value="1170809" calcext:value-type="float">
            <text:p>1170809</text:p>
          </table:table-cell>
          <table:table-cell office:value-type="string" calcext:value-type="string">
            <text:p>images/00000457-ebd9-4bc6-b195-183a3f0346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26.886</text:p>
          </table:table-cell>
          <table:table-cell office:value-type="float" office:value="195.510682" calcext:value-type="float">
            <text:p>195.51068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" calcext:value-type="float">
            <text:p>0</text:p>
          </table:table-cell>
          <table:table-cell office:value-type="float" office:value="3226343" calcext:value-type="float">
            <text:p>3226343</text:p>
          </table:table-cell>
          <table:table-cell office:value-type="string" calcext:value-type="string">
            <text:p>ereader/dictionaries/dicthtml-pt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2.886</text:p>
          </table:table-cell>
          <table:table-cell office:value-type="float" office:value="188.655217" calcext:value-type="float">
            <text:p>188.655217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0" calcext:value-type="float">
            <text:p>0</text:p>
          </table:table-cell>
          <table:table-cell office:value-type="float" office:value="1666763" calcext:value-type="float">
            <text:p>1666763</text:p>
          </table:table-cell>
          <table:table-cell office:value-type="string" calcext:value-type="string">
            <text:p>ereader/dictionaries/v2/dicthtml-es-en.z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6.886</text:p>
          </table:table-cell>
          <table:table-cell office:value-type="float" office:value="88.176971" calcext:value-type="float">
            <text:p>88.17697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" calcext:value-type="float">
            <text:p>0</text:p>
          </table:table-cell>
          <table:table-cell office:value-type="float" office:value="292091" calcext:value-type="float">
            <text:p>292091</text:p>
          </table:table-cell>
          <table:table-cell office:value-type="string" calcext:value-type="string">
            <text:p>images/000004a1-b77e-4686-908b-940cca444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6.886</text:p>
          </table:table-cell>
          <table:table-cell office:value-type="float" office:value="100.870086" calcext:value-type="float">
            <text:p>100.870086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147481" calcext:value-type="float">
            <text:p>147481</text:p>
          </table:table-cell>
          <table:table-cell office:value-type="string" calcext:value-type="string">
            <text:p>images/00000096-0222-478c-96bc-8a31c5079f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5.886</text:p>
          </table:table-cell>
          <table:table-cell office:value-type="float" office:value="93.759527" calcext:value-type="float">
            <text:p>93.759527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" calcext:value-type="float">
            <text:p>0</text:p>
          </table:table-cell>
          <table:table-cell office:value-type="float" office:value="1158233" calcext:value-type="float">
            <text:p>1158233</text:p>
          </table:table-cell>
          <table:table-cell office:value-type="string" calcext:value-type="string">
            <text:p>images/0000047c-446a-4eec-9e22-7b0aa4a4001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  <table:table-cell/>
        </table:table-row>
      </table:table>
      <table:table table:name="foo" table:style-name="ta1">
        <table:shapes>
          <draw:frame draw:z-index="0" draw:style-name="gr1" draw:text-style-name="P1" svg:width="159.99mm" svg:height="89.99mm" svg:x="132.82mm" svg:y="1.27mm">
            <loext:p draw:notify-on-update-of-ranges="foo.G1:foo.G1 foo.G2:foo.G225 foo.C1:foo.C1 foo.C2:foo.C225 foo.G1:foo.G1 foo.G2:foo.G225 foo.D1:foo.D1 foo.D2:foo.D2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29.58mm" svg:y="99.35mm">
            <loext:p draw:notify-on-update-of-ranges="foo.F1:foo.F1 foo.F2:foo.F2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310.05mm" svg:y="0.01mm">
            <loext:p draw:notify-on-update-of-ranges="foo.C1:foo.C1 foo.C2:foo.C225 foo.D1:foo.D1 foo.D2:foo.D2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9.99mm" svg:height="89.99mm" svg:x="310.05mm" svg:y="99.35mm">
            <loext:p draw:notify-on-update-of-ranges="foo.G1:foo.G1 foo.G2:foo.G2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4</text:p>
          </table:table-cell>
          <table:table-cell office:value-type="float" office:value="27.563764" calcext:value-type="float">
            <text:p>27.563764</text:p>
          </table:table-cell>
          <table:table-cell office:value-type="float" office:value="0.111054" calcext:value-type="float">
            <text:p>0.111054</text:p>
          </table:table-cell>
          <table:table-cell office:value-type="float" office:value="0" calcext:value-type="float">
            <text:p>0</text:p>
          </table:table-cell>
          <table:table-cell office:value-type="float" office:value="56141088" calcext:value-type="float">
            <text:p>561410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5</text:p>
          </table:table-cell>
          <table:table-cell office:value-type="float" office:value="0.410268" calcext:value-type="float">
            <text:p>0.410268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6</text:p>
          </table:table-cell>
          <table:table-cell office:value-type="float" office:value="0.424688" calcext:value-type="float">
            <text:p>0.424688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" calcext:value-type="float">
            <text:p>0</text:p>
          </table:table-cell>
          <table:table-cell office:value-type="float" office:value="3553" calcext:value-type="float">
            <text:p>3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7</text:p>
          </table:table-cell>
          <table:table-cell office:value-type="float" office:value="1.102707" calcext:value-type="float">
            <text:p>1.102707</text:p>
          </table:table-cell>
          <table:table-cell office:value-type="float" office:value="0.001008" calcext:value-type="float">
            <text:p>0.001008</text:p>
          </table:table-cell>
          <table:table-cell office:value-type="float" office:value="0" calcext:value-type="float">
            <text:p>0</text:p>
          </table:table-cell>
          <table:table-cell office:value-type="float" office:value="614773" calcext:value-type="float">
            <text:p>614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8</text:p>
          </table:table-cell>
          <table:table-cell office:value-type="float" office:value="50.716883" calcext:value-type="float">
            <text:p>50.716883</text:p>
          </table:table-cell>
          <table:table-cell office:value-type="float" office:value="0.068166" calcext:value-type="float">
            <text:p>0.068166</text:p>
          </table:table-cell>
          <table:table-cell office:value-type="float" office:value="0" calcext:value-type="float">
            <text:p>0</text:p>
          </table:table-cell>
          <table:table-cell office:value-type="float" office:value="56132152" calcext:value-type="float">
            <text:p>56132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19</text:p>
          </table:table-cell>
          <table:table-cell office:value-type="float" office:value="0.955088" calcext:value-type="float">
            <text:p>0.955088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float" office:value="88431" calcext:value-type="float">
            <text:p>884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0</text:p>
          </table:table-cell>
          <table:table-cell office:value-type="float" office:value="1.487981" calcext:value-type="float">
            <text:p>1.487981</text:p>
          </table:table-cell>
          <table:table-cell office:value-type="float" office:value="0.001697" calcext:value-type="float">
            <text:p>0.001697</text:p>
          </table:table-cell>
          <table:table-cell office:value-type="float" office:value="0" calcext:value-type="float">
            <text:p>0</text:p>
          </table:table-cell>
          <table:table-cell office:value-type="float" office:value="299888" calcext:value-type="float">
            <text:p>299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1</text:p>
          </table:table-cell>
          <table:table-cell office:value-type="float" office:value="0.604453" calcext:value-type="float">
            <text:p>0.60445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2</text:p>
          </table:table-cell>
          <table:table-cell office:value-type="float" office:value="1.402814" calcext:value-type="float">
            <text:p>1.402814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82678" calcext:value-type="float">
            <text:p>82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3</text:p>
          </table:table-cell>
          <table:table-cell office:value-type="float" office:value="30.042537" calcext:value-type="float">
            <text:p>30.042537</text:p>
          </table:table-cell>
          <table:table-cell office:value-type="float" office:value="0.004945" calcext:value-type="float">
            <text:p>0.004945</text:p>
          </table:table-cell>
          <table:table-cell office:value-type="float" office:value="0" calcext:value-type="float">
            <text:p>0</text:p>
          </table:table-cell>
          <table:table-cell office:value-type="float" office:value="3879925" calcext:value-type="float">
            <text:p>3879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4</text:p>
          </table:table-cell>
          <table:table-cell office:value-type="float" office:value="1.5286" calcext:value-type="float">
            <text:p>1.528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66376" calcext:value-type="float">
            <text:p>66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5</text:p>
          </table:table-cell>
          <table:table-cell office:value-type="float" office:value="2.554421" calcext:value-type="float">
            <text:p>2.554421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66376" calcext:value-type="float">
            <text:p>66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6</text:p>
          </table:table-cell>
          <table:table-cell office:value-type="float" office:value="2.659582" calcext:value-type="float">
            <text:p>2.65958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61124" calcext:value-type="float">
            <text:p>61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7</text:p>
          </table:table-cell>
          <table:table-cell office:value-type="float" office:value="1.354249" calcext:value-type="float">
            <text:p>1.35424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11833" calcext:value-type="float">
            <text:p>118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8</text:p>
          </table:table-cell>
          <table:table-cell office:value-type="float" office:value="5.512876" calcext:value-type="float">
            <text:p>5.512876</text:p>
          </table:table-cell>
          <table:table-cell office:value-type="float" office:value="0.004505" calcext:value-type="float">
            <text:p>0.004505</text:p>
          </table:table-cell>
          <table:table-cell office:value-type="float" office:value="0" calcext:value-type="float">
            <text:p>0</text:p>
          </table:table-cell>
          <table:table-cell office:value-type="float" office:value="1824555" calcext:value-type="float">
            <text:p>18245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29</text:p>
          </table:table-cell>
          <table:table-cell office:value-type="float" office:value="25.607236" calcext:value-type="float">
            <text:p>25.607236</text:p>
          </table:table-cell>
          <table:table-cell office:value-type="float" office:value="0.003902" calcext:value-type="float">
            <text:p>0.003902</text:p>
          </table:table-cell>
          <table:table-cell office:value-type="float" office:value="0" calcext:value-type="float">
            <text:p>0</text:p>
          </table:table-cell>
          <table:table-cell office:value-type="float" office:value="2126573" calcext:value-type="float">
            <text:p>2126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0</text:p>
          </table:table-cell>
          <table:table-cell office:value-type="float" office:value="44.920192" calcext:value-type="float">
            <text:p>44.920192</text:p>
          </table:table-cell>
          <table:table-cell office:value-type="float" office:value="0.010242" calcext:value-type="float">
            <text:p>0.010242</text:p>
          </table:table-cell>
          <table:table-cell office:value-type="float" office:value="0" calcext:value-type="float">
            <text:p>0</text:p>
          </table:table-cell>
          <table:table-cell office:value-type="float" office:value="5384925" calcext:value-type="float">
            <text:p>5384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1</text:p>
          </table:table-cell>
          <table:table-cell office:value-type="float" office:value="29.480234" calcext:value-type="float">
            <text:p>29.480234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" calcext:value-type="float">
            <text:p>0</text:p>
          </table:table-cell>
          <table:table-cell office:value-type="float" office:value="465935" calcext:value-type="float">
            <text:p>465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2</text:p>
          </table:table-cell>
          <table:table-cell office:value-type="float" office:value="18.150688" calcext:value-type="float">
            <text:p>18.150688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0" calcext:value-type="float">
            <text:p>0</text:p>
          </table:table-cell>
          <table:table-cell office:value-type="float" office:value="5428962" calcext:value-type="float">
            <text:p>5428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3</text:p>
          </table:table-cell>
          <table:table-cell office:value-type="float" office:value="101.125198" calcext:value-type="float">
            <text:p>101.125198</text:p>
          </table:table-cell>
          <table:table-cell office:value-type="float" office:value="0.015952" calcext:value-type="float">
            <text:p>0.015952</text:p>
          </table:table-cell>
          <table:table-cell office:value-type="float" office:value="0" calcext:value-type="float">
            <text:p>0</text:p>
          </table:table-cell>
          <table:table-cell office:value-type="float" office:value="5428962" calcext:value-type="float">
            <text:p>54289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4</text:p>
          </table:table-cell>
          <table:table-cell office:value-type="float" office:value="6.139253" calcext:value-type="float">
            <text:p>6.139253</text:p>
          </table:table-cell>
          <table:table-cell office:value-type="float" office:value="0.005186" calcext:value-type="float">
            <text:p>0.005186</text:p>
          </table:table-cell>
          <table:table-cell office:value-type="float" office:value="0" calcext:value-type="float">
            <text:p>0</text:p>
          </table:table-cell>
          <table:table-cell office:value-type="float" office:value="2126573" calcext:value-type="float">
            <text:p>21265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5</text:p>
          </table:table-cell>
          <table:table-cell office:value-type="float" office:value="52.49123" calcext:value-type="float">
            <text:p>52.49123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" calcext:value-type="float">
            <text:p>0</text:p>
          </table:table-cell>
          <table:table-cell office:value-type="float" office:value="5507540" calcext:value-type="float">
            <text:p>5507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6</text:p>
          </table:table-cell>
          <table:table-cell office:value-type="float" office:value="48.577635" calcext:value-type="float">
            <text:p>48.577635</text:p>
          </table:table-cell>
          <table:table-cell office:value-type="float" office:value="0.011457" calcext:value-type="float">
            <text:p>0.011457</text:p>
          </table:table-cell>
          <table:table-cell office:value-type="float" office:value="0" calcext:value-type="float">
            <text:p>0</text:p>
          </table:table-cell>
          <table:table-cell office:value-type="float" office:value="5384925" calcext:value-type="float">
            <text:p>53849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7</text:p>
          </table:table-cell>
          <table:table-cell office:value-type="float" office:value="32.728921" calcext:value-type="float">
            <text:p>32.728921</text:p>
          </table:table-cell>
          <table:table-cell office:value-type="float" office:value="0.010297" calcext:value-type="float">
            <text:p>0.010297</text:p>
          </table:table-cell>
          <table:table-cell office:value-type="float" office:value="0" calcext:value-type="float">
            <text:p>0</text:p>
          </table:table-cell>
          <table:table-cell office:value-type="float" office:value="5428958" calcext:value-type="float">
            <text:p>5428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8</text:p>
          </table:table-cell>
          <table:table-cell office:value-type="float" office:value="33.44202" calcext:value-type="float">
            <text:p>33.44202</text:p>
          </table:table-cell>
          <table:table-cell office:value-type="float" office:value="0.011973" calcext:value-type="float">
            <text:p>0.011973</text:p>
          </table:table-cell>
          <table:table-cell office:value-type="float" office:value="0" calcext:value-type="float">
            <text:p>0</text:p>
          </table:table-cell>
          <table:table-cell office:value-type="float" office:value="5428958" calcext:value-type="float">
            <text:p>54289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39</text:p>
          </table:table-cell>
          <table:table-cell office:value-type="float" office:value="2.824683" calcext:value-type="float">
            <text:p>2.824683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0</text:p>
          </table:table-cell>
          <table:table-cell office:value-type="float" office:value="16.675152" calcext:value-type="float">
            <text:p>16.675152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" calcext:value-type="float">
            <text:p>0</text:p>
          </table:table-cell>
          <table:table-cell office:value-type="float" office:value="1875533" calcext:value-type="float">
            <text:p>1875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1</text:p>
          </table:table-cell>
          <table:table-cell office:value-type="float" office:value="1.653648" calcext:value-type="float">
            <text:p>1.653648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2</text:p>
          </table:table-cell>
          <table:table-cell office:value-type="float" office:value="2.449183" calcext:value-type="float">
            <text:p>2.449183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" calcext:value-type="float">
            <text:p>0</text:p>
          </table:table-cell>
          <table:table-cell office:value-type="float" office:value="187965" calcext:value-type="float">
            <text:p>1879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3</text:p>
          </table:table-cell>
          <table:table-cell office:value-type="float" office:value="1.712989" calcext:value-type="float">
            <text:p>1.712989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" calcext:value-type="float">
            <text:p>0</text:p>
          </table:table-cell>
          <table:table-cell office:value-type="float" office:value="48745" calcext:value-type="float">
            <text:p>487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4</text:p>
          </table:table-cell>
          <table:table-cell office:value-type="float" office:value="11.089824" calcext:value-type="float">
            <text:p>11.089824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" calcext:value-type="float">
            <text:p>0</text:p>
          </table:table-cell>
          <table:table-cell office:value-type="float" office:value="1875533" calcext:value-type="float">
            <text:p>1875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47</text:p>
          </table:table-cell>
          <table:table-cell office:value-type="float" office:value="123.076318" calcext:value-type="float">
            <text:p>123.076318</text:p>
          </table:table-cell>
          <table:table-cell office:value-type="float" office:value="0.044533" calcext:value-type="float">
            <text:p>0.044533</text:p>
          </table:table-cell>
          <table:table-cell office:value-type="float" office:value="0" calcext:value-type="float">
            <text:p>0</text:p>
          </table:table-cell>
          <table:table-cell office:value-type="float" office:value="22471301" calcext:value-type="float">
            <text:p>22471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1</text:p>
          </table:table-cell>
          <table:table-cell office:value-type="float" office:value="11.045493" calcext:value-type="float">
            <text:p>11.045493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" calcext:value-type="float">
            <text:p>0</text:p>
          </table:table-cell>
          <table:table-cell office:value-type="float" office:value="400547" calcext:value-type="float">
            <text:p>4005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2</text:p>
          </table:table-cell>
          <table:table-cell office:value-type="float" office:value="9.153258" calcext:value-type="float">
            <text:p>9.153258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" calcext:value-type="float">
            <text:p>0</text:p>
          </table:table-cell>
          <table:table-cell office:value-type="float" office:value="405862" calcext:value-type="float">
            <text:p>4058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3</text:p>
          </table:table-cell>
          <table:table-cell office:value-type="float" office:value="264.170798" calcext:value-type="float">
            <text:p>264.170798</text:p>
          </table:table-cell>
          <table:table-cell office:value-type="float" office:value="0.024518" calcext:value-type="float">
            <text:p>0.024518</text:p>
          </table:table-cell>
          <table:table-cell office:value-type="float" office:value="0" calcext:value-type="float">
            <text:p>0</text:p>
          </table:table-cell>
          <table:table-cell office:value-type="float" office:value="12804006" calcext:value-type="float">
            <text:p>12804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4</text:p>
          </table:table-cell>
          <table:table-cell office:value-type="float" office:value="5.178974" calcext:value-type="float">
            <text:p>5.178974</text:p>
          </table:table-cell>
          <table:table-cell office:value-type="float" office:value="0.002086" calcext:value-type="float">
            <text:p>0.002086</text:p>
          </table:table-cell>
          <table:table-cell office:value-type="float" office:value="0" calcext:value-type="float">
            <text:p>0</text:p>
          </table:table-cell>
          <table:table-cell office:value-type="float" office:value="1962045" calcext:value-type="float">
            <text:p>1962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5</text:p>
          </table:table-cell>
          <table:table-cell office:value-type="float" office:value="1.922979" calcext:value-type="float">
            <text:p>1.9229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48997" calcext:value-type="float">
            <text:p>48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6</text:p>
          </table:table-cell>
          <table:table-cell office:value-type="float" office:value="13.503147" calcext:value-type="float">
            <text:p>13.503147</text:p>
          </table:table-cell>
          <table:table-cell office:value-type="float" office:value="0.001467" calcext:value-type="float">
            <text:p>0.001467</text:p>
          </table:table-cell>
          <table:table-cell office:value-type="float" office:value="0" calcext:value-type="float">
            <text:p>0</text:p>
          </table:table-cell>
          <table:table-cell office:value-type="float" office:value="1651070" calcext:value-type="float">
            <text:p>165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7</text:p>
          </table:table-cell>
          <table:table-cell office:value-type="float" office:value="9.831192" calcext:value-type="float">
            <text:p>9.831192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" calcext:value-type="float">
            <text:p>0</text:p>
          </table:table-cell>
          <table:table-cell office:value-type="float" office:value="184561" calcext:value-type="float">
            <text:p>1845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8</text:p>
          </table:table-cell>
          <table:table-cell office:value-type="float" office:value="2.172711" calcext:value-type="float">
            <text:p>2.17271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48997" calcext:value-type="float">
            <text:p>48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1:59</text:p>
          </table:table-cell>
          <table:table-cell office:value-type="float" office:value="33.706428" calcext:value-type="float">
            <text:p>33.706428</text:p>
          </table:table-cell>
          <table:table-cell office:value-type="float" office:value="0.00183" calcext:value-type="float">
            <text:p>0.00183</text:p>
          </table:table-cell>
          <table:table-cell office:value-type="float" office:value="0" calcext:value-type="float">
            <text:p>0</text:p>
          </table:table-cell>
          <table:table-cell office:value-type="float" office:value="1651070" calcext:value-type="float">
            <text:p>16510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01</text:p>
          </table:table-cell>
          <table:table-cell office:value-type="float" office:value="184.016316" calcext:value-type="float">
            <text:p>184.016316</text:p>
          </table:table-cell>
          <table:table-cell office:value-type="float" office:value="0.051869" calcext:value-type="float">
            <text:p>0.051869</text:p>
          </table:table-cell>
          <table:table-cell office:value-type="float" office:value="0" calcext:value-type="float">
            <text:p>0</text:p>
          </table:table-cell>
          <table:table-cell office:value-type="float" office:value="22399996" calcext:value-type="float">
            <text:p>2239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0</text:p>
          </table:table-cell>
          <table:table-cell office:value-type="float" office:value="8.79706" calcext:value-type="float">
            <text:p>8.79706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" calcext:value-type="float">
            <text:p>0</text:p>
          </table:table-cell>
          <table:table-cell office:value-type="float" office:value="87572" calcext:value-type="float">
            <text:p>87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1</text:p>
          </table:table-cell>
          <table:table-cell office:value-type="float" office:value="5.432052" calcext:value-type="float">
            <text:p>5.43205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57836" calcext:value-type="float">
            <text:p>578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2</text:p>
          </table:table-cell>
          <table:table-cell office:value-type="float" office:value="5.467876" calcext:value-type="float">
            <text:p>5.467876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58392" calcext:value-type="float">
            <text:p>583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3</text:p>
          </table:table-cell>
          <table:table-cell office:value-type="float" office:value="12.180449" calcext:value-type="float">
            <text:p>12.180449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" calcext:value-type="float">
            <text:p>0</text:p>
          </table:table-cell>
          <table:table-cell office:value-type="float" office:value="55464" calcext:value-type="float">
            <text:p>554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4</text:p>
          </table:table-cell>
          <table:table-cell office:value-type="float" office:value="4.414581" calcext:value-type="float">
            <text:p>4.41458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44716" calcext:value-type="float">
            <text:p>44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5</text:p>
          </table:table-cell>
          <table:table-cell office:value-type="float" office:value="3.651192" calcext:value-type="float">
            <text:p>3.65119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6</text:p>
          </table:table-cell>
          <table:table-cell office:value-type="float" office:value="7.830907" calcext:value-type="float">
            <text:p>7.830907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" calcext:value-type="float">
            <text:p>0</text:p>
          </table:table-cell>
          <table:table-cell office:value-type="float" office:value="57788" calcext:value-type="float">
            <text:p>577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7</text:p>
          </table:table-cell>
          <table:table-cell office:value-type="float" office:value="13.921694" calcext:value-type="float">
            <text:p>13.92169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56100" calcext:value-type="float">
            <text:p>56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8</text:p>
          </table:table-cell>
          <table:table-cell office:value-type="float" office:value="13.18952" calcext:value-type="float">
            <text:p>13.18952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" calcext:value-type="float">
            <text:p>0</text:p>
          </table:table-cell>
          <table:table-cell office:value-type="float" office:value="68272" calcext:value-type="float">
            <text:p>68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29</text:p>
          </table:table-cell>
          <table:table-cell office:value-type="float" office:value="3.272064" calcext:value-type="float">
            <text:p>3.272064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66712" calcext:value-type="float">
            <text:p>667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0</text:p>
          </table:table-cell>
          <table:table-cell office:value-type="float" office:value="11.309144" calcext:value-type="float">
            <text:p>11.309144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65732" calcext:value-type="float">
            <text:p>657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1</text:p>
          </table:table-cell>
          <table:table-cell office:value-type="float" office:value="6.309818" calcext:value-type="float">
            <text:p>6.30981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71996" calcext:value-type="float">
            <text:p>7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2</text:p>
          </table:table-cell>
          <table:table-cell office:value-type="float" office:value="5.306252" calcext:value-type="float">
            <text:p>5.30625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87384" calcext:value-type="float">
            <text:p>87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3</text:p>
          </table:table-cell>
          <table:table-cell office:value-type="float" office:value="5.65225" calcext:value-type="float">
            <text:p>5.6522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" calcext:value-type="float">
            <text:p>0</text:p>
          </table:table-cell>
          <table:table-cell office:value-type="float" office:value="90060" calcext:value-type="float">
            <text:p>90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4</text:p>
          </table:table-cell>
          <table:table-cell office:value-type="float" office:value="2.285139" calcext:value-type="float">
            <text:p>2.28513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1272" calcext:value-type="float">
            <text:p>2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5</text:p>
          </table:table-cell>
          <table:table-cell office:value-type="float" office:value="4.613591" calcext:value-type="float">
            <text:p>4.613591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55988" calcext:value-type="float">
            <text:p>55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6</text:p>
          </table:table-cell>
          <table:table-cell office:value-type="float" office:value="4.636128" calcext:value-type="float">
            <text:p>4.63612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7</text:p>
          </table:table-cell>
          <table:table-cell office:value-type="float" office:value="3.36882" calcext:value-type="float">
            <text:p>3.3688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71996" calcext:value-type="float">
            <text:p>7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8</text:p>
          </table:table-cell>
          <table:table-cell office:value-type="float" office:value="3.408185" calcext:value-type="float">
            <text:p>3.40818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" calcext:value-type="float">
            <text:p>0</text:p>
          </table:table-cell>
          <table:table-cell office:value-type="float" office:value="71568" calcext:value-type="float">
            <text:p>715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39</text:p>
          </table:table-cell>
          <table:table-cell office:value-type="float" office:value="3.352365" calcext:value-type="float">
            <text:p>3.35236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65580" calcext:value-type="float">
            <text:p>65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0</text:p>
          </table:table-cell>
          <table:table-cell office:value-type="float" office:value="3.406247" calcext:value-type="float">
            <text:p>3.40624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64824" calcext:value-type="float">
            <text:p>64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1</text:p>
          </table:table-cell>
          <table:table-cell office:value-type="float" office:value="3.339817" calcext:value-type="float">
            <text:p>3.33981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" calcext:value-type="float">
            <text:p>0</text:p>
          </table:table-cell>
          <table:table-cell office:value-type="float" office:value="96844" calcext:value-type="float">
            <text:p>96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2</text:p>
          </table:table-cell>
          <table:table-cell office:value-type="float" office:value="3.034766" calcext:value-type="float">
            <text:p>3.034766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2102" calcext:value-type="float">
            <text:p>2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3</text:p>
          </table:table-cell>
          <table:table-cell office:value-type="float" office:value="3.166165" calcext:value-type="float">
            <text:p>3.16616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4</text:p>
          </table:table-cell>
          <table:table-cell office:value-type="float" office:value="3.766476" calcext:value-type="float">
            <text:p>3.766476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" calcext:value-type="float">
            <text:p>0</text:p>
          </table:table-cell>
          <table:table-cell office:value-type="float" office:value="64824" calcext:value-type="float">
            <text:p>64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5</text:p>
          </table:table-cell>
          <table:table-cell office:value-type="float" office:value="16.206791" calcext:value-type="float">
            <text:p>16.20679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" calcext:value-type="float">
            <text:p>0</text:p>
          </table:table-cell>
          <table:table-cell office:value-type="float" office:value="93940" calcext:value-type="float">
            <text:p>93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6</text:p>
          </table:table-cell>
          <table:table-cell office:value-type="float" office:value="4.192567" calcext:value-type="float">
            <text:p>4.19256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7</text:p>
          </table:table-cell>
          <table:table-cell office:value-type="float" office:value="19.52094" calcext:value-type="float">
            <text:p>19.52094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" calcext:value-type="float">
            <text:p>0</text:p>
          </table:table-cell>
          <table:table-cell office:value-type="float" office:value="83580" calcext:value-type="float">
            <text:p>83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8</text:p>
          </table:table-cell>
          <table:table-cell office:value-type="float" office:value="18.099555" calcext:value-type="float">
            <text:p>18.09955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57824" calcext:value-type="float">
            <text:p>578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49</text:p>
          </table:table-cell>
          <table:table-cell office:value-type="float" office:value="16.465573" calcext:value-type="float">
            <text:p>16.46557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58376" calcext:value-type="float">
            <text:p>58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0</text:p>
          </table:table-cell>
          <table:table-cell office:value-type="float" office:value="16.663822" calcext:value-type="float">
            <text:p>16.663822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55452" calcext:value-type="float">
            <text:p>55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1</text:p>
          </table:table-cell>
          <table:table-cell office:value-type="float" office:value="9.935609" calcext:value-type="float">
            <text:p>9.935609</text:p>
          </table:table-cell>
          <table:table-cell office:value-type="float" office:value="0.005514" calcext:value-type="float">
            <text:p>0.005514</text:p>
          </table:table-cell>
          <table:table-cell office:value-type="float" office:value="0" calcext:value-type="float">
            <text:p>0</text:p>
          </table:table-cell>
          <table:table-cell office:value-type="float" office:value="68704" calcext:value-type="float">
            <text:p>687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2</text:p>
          </table:table-cell>
          <table:table-cell office:value-type="float" office:value="4.927291" calcext:value-type="float">
            <text:p>4.927291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68380" calcext:value-type="float">
            <text:p>683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3</text:p>
          </table:table-cell>
          <table:table-cell office:value-type="float" office:value="21.616279" calcext:value-type="float">
            <text:p>21.616279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" calcext:value-type="float">
            <text:p>0</text:p>
          </table:table-cell>
          <table:table-cell office:value-type="float" office:value="67864" calcext:value-type="float">
            <text:p>67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4</text:p>
          </table:table-cell>
          <table:table-cell office:value-type="float" office:value="9.939159" calcext:value-type="float">
            <text:p>9.939159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" calcext:value-type="float">
            <text:p>0</text:p>
          </table:table-cell>
          <table:table-cell office:value-type="float" office:value="64068" calcext:value-type="float">
            <text:p>64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5</text:p>
          </table:table-cell>
          <table:table-cell office:value-type="float" office:value="4.191053" calcext:value-type="float">
            <text:p>4.19105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86084" calcext:value-type="float">
            <text:p>86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6</text:p>
          </table:table-cell>
          <table:table-cell office:value-type="float" office:value="2.620898" calcext:value-type="float">
            <text:p>2.620898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7</text:p>
          </table:table-cell>
          <table:table-cell office:value-type="float" office:value="8.857936" calcext:value-type="float">
            <text:p>8.85793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65800" calcext:value-type="float">
            <text:p>65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8</text:p>
          </table:table-cell>
          <table:table-cell office:value-type="float" office:value="2.29055" calcext:value-type="float">
            <text:p>2.2905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" calcext:value-type="float">
            <text:p>0</text:p>
          </table:table-cell>
          <table:table-cell office:value-type="float" office:value="71888" calcext:value-type="float">
            <text:p>718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2:59</text:p>
          </table:table-cell>
          <table:table-cell office:value-type="float" office:value="12.777229" calcext:value-type="float">
            <text:p>12.777229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" calcext:value-type="float">
            <text:p>0</text:p>
          </table:table-cell>
          <table:table-cell office:value-type="float" office:value="77616" calcext:value-type="float">
            <text:p>776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0</text:p>
          </table:table-cell>
          <table:table-cell office:value-type="float" office:value="6.827183" calcext:value-type="float">
            <text:p>6.827183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77908" calcext:value-type="float">
            <text:p>779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1</text:p>
          </table:table-cell>
          <table:table-cell office:value-type="float" office:value="5.721002" calcext:value-type="float">
            <text:p>5.72100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55856" calcext:value-type="float">
            <text:p>558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2</text:p>
          </table:table-cell>
          <table:table-cell office:value-type="float" office:value="5.525399" calcext:value-type="float">
            <text:p>5.525399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" calcext:value-type="float">
            <text:p>0</text:p>
          </table:table-cell>
          <table:table-cell office:value-type="float" office:value="51940" calcext:value-type="float">
            <text:p>51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3</text:p>
          </table:table-cell>
          <table:table-cell office:value-type="float" office:value="8.763101" calcext:value-type="float">
            <text:p>8.76310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94284" calcext:value-type="float">
            <text:p>942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4</text:p>
          </table:table-cell>
          <table:table-cell office:value-type="float" office:value="23.268276" calcext:value-type="float">
            <text:p>23.268276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" calcext:value-type="float">
            <text:p>0</text:p>
          </table:table-cell>
          <table:table-cell office:value-type="float" office:value="54448" calcext:value-type="float">
            <text:p>54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5</text:p>
          </table:table-cell>
          <table:table-cell office:value-type="float" office:value="7.878535" calcext:value-type="float">
            <text:p>7.87853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float" office:value="2462" calcext:value-type="float">
            <text:p>24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6</text:p>
          </table:table-cell>
          <table:table-cell office:value-type="float" office:value="7.439125" calcext:value-type="float">
            <text:p>7.43912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" calcext:value-type="float">
            <text:p>0</text:p>
          </table:table-cell>
          <table:table-cell office:value-type="float" office:value="88540" calcext:value-type="float">
            <text:p>88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7</text:p>
          </table:table-cell>
          <table:table-cell office:value-type="float" office:value="3.315808" calcext:value-type="float">
            <text:p>3.31580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58476" calcext:value-type="float">
            <text:p>58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8</text:p>
          </table:table-cell>
          <table:table-cell office:value-type="float" office:value="9.1561" calcext:value-type="float">
            <text:p>9.1561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52528" calcext:value-type="float">
            <text:p>525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09</text:p>
          </table:table-cell>
          <table:table-cell office:value-type="float" office:value="10.104858" calcext:value-type="float">
            <text:p>10.10485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" calcext:value-type="float">
            <text:p>0</text:p>
          </table:table-cell>
          <table:table-cell office:value-type="float" office:value="68312" calcext:value-type="float">
            <text:p>68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0</text:p>
          </table:table-cell>
          <table:table-cell office:value-type="float" office:value="5.577147" calcext:value-type="float">
            <text:p>5.57714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" calcext:value-type="float">
            <text:p>0</text:p>
          </table:table-cell>
          <table:table-cell office:value-type="float" office:value="66896" calcext:value-type="float">
            <text:p>66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1</text:p>
          </table:table-cell>
          <table:table-cell office:value-type="float" office:value="18.859328" calcext:value-type="float">
            <text:p>18.85932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93944" calcext:value-type="float">
            <text:p>93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2</text:p>
          </table:table-cell>
          <table:table-cell office:value-type="float" office:value="5.844747" calcext:value-type="float">
            <text:p>5.84474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94024" calcext:value-type="float">
            <text:p>9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3</text:p>
          </table:table-cell>
          <table:table-cell office:value-type="float" office:value="17.786335" calcext:value-type="float">
            <text:p>17.78633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95384" calcext:value-type="float">
            <text:p>95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4</text:p>
          </table:table-cell>
          <table:table-cell office:value-type="float" office:value="13.004809" calcext:value-type="float">
            <text:p>13.004809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66664" calcext:value-type="float">
            <text:p>66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5</text:p>
          </table:table-cell>
          <table:table-cell office:value-type="float" office:value="13.953163" calcext:value-type="float">
            <text:p>13.953163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" calcext:value-type="float">
            <text:p>0</text:p>
          </table:table-cell>
          <table:table-cell office:value-type="float" office:value="58624" calcext:value-type="float">
            <text:p>586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6</text:p>
          </table:table-cell>
          <table:table-cell office:value-type="float" office:value="3.348486" calcext:value-type="float">
            <text:p>3.34848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57800" calcext:value-type="float">
            <text:p>57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7</text:p>
          </table:table-cell>
          <table:table-cell office:value-type="float" office:value="9.781974" calcext:value-type="float">
            <text:p>9.781974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59544" calcext:value-type="float">
            <text:p>59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8</text:p>
          </table:table-cell>
          <table:table-cell office:value-type="float" office:value="2.756091" calcext:value-type="float">
            <text:p>2.75609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93924" calcext:value-type="float">
            <text:p>939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19</text:p>
          </table:table-cell>
          <table:table-cell office:value-type="float" office:value="5.222208" calcext:value-type="float">
            <text:p>5.222208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2363" calcext:value-type="float">
            <text:p>2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0</text:p>
          </table:table-cell>
          <table:table-cell office:value-type="float" office:value="3.07832" calcext:value-type="float">
            <text:p>3.07832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" calcext:value-type="float">
            <text:p>0</text:p>
          </table:table-cell>
          <table:table-cell office:value-type="float" office:value="81468" calcext:value-type="float">
            <text:p>814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1</text:p>
          </table:table-cell>
          <table:table-cell office:value-type="float" office:value="5.87203" calcext:value-type="float">
            <text:p>5.8720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" calcext:value-type="float">
            <text:p>0</text:p>
          </table:table-cell>
          <table:table-cell office:value-type="float" office:value="63336" calcext:value-type="float">
            <text:p>63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2</text:p>
          </table:table-cell>
          <table:table-cell office:value-type="float" office:value="11.260674" calcext:value-type="float">
            <text:p>11.26067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" calcext:value-type="float">
            <text:p>0</text:p>
          </table:table-cell>
          <table:table-cell office:value-type="float" office:value="55456" calcext:value-type="float">
            <text:p>55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3</text:p>
          </table:table-cell>
          <table:table-cell office:value-type="float" office:value="18.064535" calcext:value-type="float">
            <text:p>18.06453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" calcext:value-type="float">
            <text:p>0</text:p>
          </table:table-cell>
          <table:table-cell office:value-type="float" office:value="87384" calcext:value-type="float">
            <text:p>87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4</text:p>
          </table:table-cell>
          <table:table-cell office:value-type="float" office:value="8.185957" calcext:value-type="float">
            <text:p>8.18595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90060" calcext:value-type="float">
            <text:p>90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5</text:p>
          </table:table-cell>
          <table:table-cell office:value-type="float" office:value="2.250636" calcext:value-type="float">
            <text:p>2.25063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6</text:p>
          </table:table-cell>
          <table:table-cell office:value-type="float" office:value="13.870328" calcext:value-type="float">
            <text:p>13.87032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89664" calcext:value-type="float">
            <text:p>89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7</text:p>
          </table:table-cell>
          <table:table-cell office:value-type="float" office:value="3.42523" calcext:value-type="float">
            <text:p>3.4252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58368" calcext:value-type="float">
            <text:p>58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8</text:p>
          </table:table-cell>
          <table:table-cell office:value-type="float" office:value="10.583193" calcext:value-type="float">
            <text:p>10.583193</text:p>
          </table:table-cell>
          <table:table-cell office:value-type="float" office:value="0.004125" calcext:value-type="float">
            <text:p>0.004125</text:p>
          </table:table-cell>
          <table:table-cell office:value-type="float" office:value="0" calcext:value-type="float">
            <text:p>0</text:p>
          </table:table-cell>
          <table:table-cell office:value-type="float" office:value="55444" calcext:value-type="float">
            <text:p>55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29</text:p>
          </table:table-cell>
          <table:table-cell office:value-type="float" office:value="4.83712" calcext:value-type="float">
            <text:p>4.83712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67340" calcext:value-type="float">
            <text:p>673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0</text:p>
          </table:table-cell>
          <table:table-cell office:value-type="float" office:value="5.896178" calcext:value-type="float">
            <text:p>5.896178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" calcext:value-type="float">
            <text:p>0</text:p>
          </table:table-cell>
          <table:table-cell office:value-type="float" office:value="53372" calcext:value-type="float">
            <text:p>533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1</text:p>
          </table:table-cell>
          <table:table-cell office:value-type="float" office:value="7.105872" calcext:value-type="float">
            <text:p>7.105872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92168" calcext:value-type="float">
            <text:p>92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2</text:p>
          </table:table-cell>
          <table:table-cell office:value-type="float" office:value="9.447555" calcext:value-type="float">
            <text:p>9.44755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" calcext:value-type="float">
            <text:p>0</text:p>
          </table:table-cell>
          <table:table-cell office:value-type="float" office:value="21272" calcext:value-type="float">
            <text:p>21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3</text:p>
          </table:table-cell>
          <table:table-cell office:value-type="float" office:value="7.01751" calcext:value-type="float">
            <text:p>7.01751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" calcext:value-type="float">
            <text:p>0</text:p>
          </table:table-cell>
          <table:table-cell office:value-type="float" office:value="55988" calcext:value-type="float">
            <text:p>55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4</text:p>
          </table:table-cell>
          <table:table-cell office:value-type="float" office:value="18.951201" calcext:value-type="float">
            <text:p>18.951201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" calcext:value-type="float">
            <text:p>0</text:p>
          </table:table-cell>
          <table:table-cell office:value-type="float" office:value="59020" calcext:value-type="float">
            <text:p>590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5</text:p>
          </table:table-cell>
          <table:table-cell office:value-type="float" office:value="3.564257" calcext:value-type="float">
            <text:p>3.56425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6</text:p>
          </table:table-cell>
          <table:table-cell office:value-type="float" office:value="2.609422" calcext:value-type="float">
            <text:p>2.60942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7</text:p>
          </table:table-cell>
          <table:table-cell office:value-type="float" office:value="5.674784" calcext:value-type="float">
            <text:p>5.67478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8</text:p>
          </table:table-cell>
          <table:table-cell office:value-type="float" office:value="2.529458" calcext:value-type="float">
            <text:p>2.52945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39</text:p>
          </table:table-cell>
          <table:table-cell office:value-type="float" office:value="2.403813" calcext:value-type="float">
            <text:p>2.40381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0</text:p>
          </table:table-cell>
          <table:table-cell office:value-type="float" office:value="2.790756" calcext:value-type="float">
            <text:p>2.79075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1</text:p>
          </table:table-cell>
          <table:table-cell office:value-type="float" office:value="4.019075" calcext:value-type="float">
            <text:p>4.01907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" calcext:value-type="float">
            <text:p>0</text:p>
          </table:table-cell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2</text:p>
          </table:table-cell>
          <table:table-cell office:value-type="float" office:value="2.265955" calcext:value-type="float">
            <text:p>2.26595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3</text:p>
          </table:table-cell>
          <table:table-cell office:value-type="float" office:value="15.079471" calcext:value-type="float">
            <text:p>15.07947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58644" calcext:value-type="float">
            <text:p>58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4</text:p>
          </table:table-cell>
          <table:table-cell office:value-type="float" office:value="8.502057" calcext:value-type="float">
            <text:p>8.50205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" calcext:value-type="float">
            <text:p>0</text:p>
          </table:table-cell>
          <table:table-cell office:value-type="float" office:value="57816" calcext:value-type="float">
            <text:p>57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5</text:p>
          </table:table-cell>
          <table:table-cell office:value-type="float" office:value="9.940988" calcext:value-type="float">
            <text:p>9.940988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57368" calcext:value-type="float">
            <text:p>573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6</text:p>
          </table:table-cell>
          <table:table-cell office:value-type="float" office:value="16.289306" calcext:value-type="float">
            <text:p>16.289306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" calcext:value-type="float">
            <text:p>0</text:p>
          </table:table-cell>
          <table:table-cell office:value-type="float" office:value="83272" calcext:value-type="float">
            <text:p>83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7</text:p>
          </table:table-cell>
          <table:table-cell office:value-type="float" office:value="3.595889" calcext:value-type="float">
            <text:p>3.595889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8</text:p>
          </table:table-cell>
          <table:table-cell office:value-type="float" office:value="14.327908" calcext:value-type="float">
            <text:p>14.32790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90012" calcext:value-type="float">
            <text:p>90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49</text:p>
          </table:table-cell>
          <table:table-cell office:value-type="float" office:value="22.685076" calcext:value-type="float">
            <text:p>22.68507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45600" calcext:value-type="float">
            <text:p>4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0</text:p>
          </table:table-cell>
          <table:table-cell office:value-type="float" office:value="17.396538" calcext:value-type="float">
            <text:p>17.39653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" calcext:value-type="float">
            <text:p>0</text:p>
          </table:table-cell>
          <table:table-cell office:value-type="float" office:value="49720" calcext:value-type="float">
            <text:p>49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1</text:p>
          </table:table-cell>
          <table:table-cell office:value-type="float" office:value="5.030561" calcext:value-type="float">
            <text:p>5.030561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" calcext:value-type="float">
            <text:p>0</text:p>
          </table:table-cell>
          <table:table-cell office:value-type="float" office:value="54448" calcext:value-type="float">
            <text:p>54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2</text:p>
          </table:table-cell>
          <table:table-cell office:value-type="float" office:value="6.247417" calcext:value-type="float">
            <text:p>6.247417</text:p>
          </table:table-cell>
          <table:table-cell office:value-type="float" office:value="0.005813" calcext:value-type="float">
            <text:p>0.005813</text:p>
          </table:table-cell>
          <table:table-cell office:value-type="float" office:value="0" calcext:value-type="float">
            <text:p>0</text:p>
          </table:table-cell>
          <table:table-cell office:value-type="float" office:value="94024" calcext:value-type="float">
            <text:p>94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3</text:p>
          </table:table-cell>
          <table:table-cell office:value-type="float" office:value="10.340322" calcext:value-type="float">
            <text:p>10.34032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95384" calcext:value-type="float">
            <text:p>953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4</text:p>
          </table:table-cell>
          <table:table-cell office:value-type="float" office:value="14.096253" calcext:value-type="float">
            <text:p>14.09625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" calcext:value-type="float">
            <text:p>0</text:p>
          </table:table-cell>
          <table:table-cell office:value-type="float" office:value="86084" calcext:value-type="float">
            <text:p>86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5</text:p>
          </table:table-cell>
          <table:table-cell office:value-type="float" office:value="2.349156" calcext:value-type="float">
            <text:p>2.34915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2367" calcext:value-type="float">
            <text:p>23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6</text:p>
          </table:table-cell>
          <table:table-cell office:value-type="float" office:value="16.394934" calcext:value-type="float">
            <text:p>16.394934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float" office:value="88232" calcext:value-type="float">
            <text:p>88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7</text:p>
          </table:table-cell>
          <table:table-cell office:value-type="float" office:value="3.674087" calcext:value-type="float">
            <text:p>3.674087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59512" calcext:value-type="float">
            <text:p>595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8</text:p>
          </table:table-cell>
          <table:table-cell office:value-type="float" office:value="4.680096" calcext:value-type="float">
            <text:p>4.68009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58216" calcext:value-type="float">
            <text:p>58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3:59</text:p>
          </table:table-cell>
          <table:table-cell office:value-type="float" office:value="2.775409" calcext:value-type="float">
            <text:p>2.77540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" calcext:value-type="float">
            <text:p>0</text:p>
          </table:table-cell>
          <table:table-cell office:value-type="float" office:value="53332" calcext:value-type="float">
            <text:p>533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0</text:p>
          </table:table-cell>
          <table:table-cell office:value-type="float" office:value="5.99051" calcext:value-type="float">
            <text:p>5.9905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80904" calcext:value-type="float">
            <text:p>80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1</text:p>
          </table:table-cell>
          <table:table-cell office:value-type="float" office:value="3.255371" calcext:value-type="float">
            <text:p>3.255371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2329" calcext:value-type="float">
            <text:p>23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5</text:p>
          </table:table-cell>
          <table:table-cell office:value-type="float" office:value="162.003237" calcext:value-type="float">
            <text:p>162.003237</text:p>
          </table:table-cell>
          <table:table-cell office:value-type="float" office:value="0.009784" calcext:value-type="float">
            <text:p>0.009784</text:p>
          </table:table-cell>
          <table:table-cell office:value-type="float" office:value="0" calcext:value-type="float">
            <text:p>0</text:p>
          </table:table-cell>
          <table:table-cell office:value-type="float" office:value="2555551" calcext:value-type="float">
            <text:p>2555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6</text:p>
          </table:table-cell>
          <table:table-cell office:value-type="float" office:value="11.106322" calcext:value-type="float">
            <text:p>11.106322</text:p>
          </table:table-cell>
          <table:table-cell office:value-type="float" office:value="0.001684" calcext:value-type="float">
            <text:p>0.001684</text:p>
          </table:table-cell>
          <table:table-cell office:value-type="float" office:value="0" calcext:value-type="float">
            <text:p>0</text:p>
          </table:table-cell>
          <table:table-cell office:value-type="float" office:value="152217" calcext:value-type="float">
            <text:p>152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08</text:p>
          </table:table-cell>
          <table:table-cell office:value-type="float" office:value="14.404191" calcext:value-type="float">
            <text:p>14.404191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149519" calcext:value-type="float">
            <text:p>149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1</text:p>
          </table:table-cell>
          <table:table-cell office:value-type="float" office:value="126.57533" calcext:value-type="float">
            <text:p>126.57533</text:p>
          </table:table-cell>
          <table:table-cell office:value-type="float" office:value="0.011424" calcext:value-type="float">
            <text:p>0.011424</text:p>
          </table:table-cell>
          <table:table-cell office:value-type="float" office:value="0" calcext:value-type="float">
            <text:p>0</text:p>
          </table:table-cell>
          <table:table-cell office:value-type="float" office:value="2555551" calcext:value-type="float">
            <text:p>25555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2</text:p>
          </table:table-cell>
          <table:table-cell office:value-type="float" office:value="10.713055" calcext:value-type="float">
            <text:p>10.713055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" calcext:value-type="float">
            <text:p>0</text:p>
          </table:table-cell>
          <table:table-cell office:value-type="float" office:value="152217" calcext:value-type="float">
            <text:p>1522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3</text:p>
          </table:table-cell>
          <table:table-cell office:value-type="float" office:value="26.087183" calcext:value-type="float">
            <text:p>26.087183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0" calcext:value-type="float">
            <text:p>0</text:p>
          </table:table-cell>
          <table:table-cell office:value-type="float" office:value="1188299" calcext:value-type="float">
            <text:p>11882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4</text:p>
          </table:table-cell>
          <table:table-cell office:value-type="float" office:value="18.993815" calcext:value-type="float">
            <text:p>18.993815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" calcext:value-type="float">
            <text:p>0</text:p>
          </table:table-cell>
          <table:table-cell office:value-type="float" office:value="149519" calcext:value-type="float">
            <text:p>1495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5</text:p>
          </table:table-cell>
          <table:table-cell office:value-type="float" office:value="38.870855" calcext:value-type="float">
            <text:p>38.870855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0" calcext:value-type="float">
            <text:p>0</text:p>
          </table:table-cell>
          <table:table-cell office:value-type="float" office:value="752352" calcext:value-type="float">
            <text:p>7523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16</text:p>
          </table:table-cell>
          <table:table-cell office:value-type="float" office:value="7.518978" calcext:value-type="float">
            <text:p>7.518978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43216" calcext:value-type="float">
            <text:p>43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4:59</text:p>
          </table:table-cell>
          <table:table-cell office:value-type="float" office:value="73.322816" calcext:value-type="float">
            <text:p>73.322816</text:p>
          </table:table-cell>
          <table:table-cell office:value-type="float" office:value="0.005614" calcext:value-type="float">
            <text:p>0.005614</text:p>
          </table:table-cell>
          <table:table-cell office:value-type="float" office:value="0" calcext:value-type="float">
            <text:p>0</text:p>
          </table:table-cell>
          <table:table-cell office:value-type="float" office:value="1165135" calcext:value-type="float">
            <text:p>1165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0</text:p>
          </table:table-cell>
          <table:table-cell office:value-type="float" office:value="38.401483" calcext:value-type="float">
            <text:p>38.401483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" calcext:value-type="float">
            <text:p>0</text:p>
          </table:table-cell>
          <table:table-cell office:value-type="float" office:value="757932" calcext:value-type="float">
            <text:p>7579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1</text:p>
          </table:table-cell>
          <table:table-cell office:value-type="float" office:value="49.773601" calcext:value-type="float">
            <text:p>49.773601</text:p>
          </table:table-cell>
          <table:table-cell office:value-type="float" office:value="0.005367" calcext:value-type="float">
            <text:p>0.005367</text:p>
          </table:table-cell>
          <table:table-cell office:value-type="float" office:value="0" calcext:value-type="float">
            <text:p>0</text:p>
          </table:table-cell>
          <table:table-cell office:value-type="float" office:value="602695" calcext:value-type="float">
            <text:p>6026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6</text:p>
          </table:table-cell>
          <table:table-cell office:value-type="float" office:value="26.770731" calcext:value-type="float">
            <text:p>26.770731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" calcext:value-type="float">
            <text:p>0</text:p>
          </table:table-cell>
          <table:table-cell office:value-type="float" office:value="114816" calcext:value-type="float">
            <text:p>114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7</text:p>
          </table:table-cell>
          <table:table-cell office:value-type="float" office:value="3.16408" calcext:value-type="float">
            <text:p>3.1640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8</text:p>
          </table:table-cell>
          <table:table-cell office:value-type="float" office:value="3.266509" calcext:value-type="float">
            <text:p>3.26650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" calcext:value-type="float">
            <text:p>0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09</text:p>
          </table:table-cell>
          <table:table-cell office:value-type="float" office:value="2.974159" calcext:value-type="float">
            <text:p>2.97415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0</text:p>
          </table:table-cell>
          <table:table-cell office:value-type="float" office:value="51.750324" calcext:value-type="float">
            <text:p>51.750324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" calcext:value-type="float">
            <text:p>0</text:p>
          </table:table-cell>
          <table:table-cell office:value-type="float" office:value="926221" calcext:value-type="float">
            <text:p>9262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2</text:p>
          </table:table-cell>
          <table:table-cell office:value-type="float" office:value="28.807351" calcext:value-type="float">
            <text:p>28.807351</text:p>
          </table:table-cell>
          <table:table-cell office:value-type="float" office:value="0.007194" calcext:value-type="float">
            <text:p>0.007194</text:p>
          </table:table-cell>
          <table:table-cell office:value-type="float" office:value="0" calcext:value-type="float">
            <text:p>0</text:p>
          </table:table-cell>
          <table:table-cell office:value-type="float" office:value="708515" calcext:value-type="float">
            <text:p>708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3</text:p>
          </table:table-cell>
          <table:table-cell office:value-type="float" office:value="70.732202" calcext:value-type="float">
            <text:p>70.732202</text:p>
          </table:table-cell>
          <table:table-cell office:value-type="float" office:value="0.003344" calcext:value-type="float">
            <text:p>0.003344</text:p>
          </table:table-cell>
          <table:table-cell office:value-type="float" office:value="0" calcext:value-type="float">
            <text:p>0</text:p>
          </table:table-cell>
          <table:table-cell office:value-type="float" office:value="1240125" calcext:value-type="float">
            <text:p>1240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5</text:p>
          </table:table-cell>
          <table:table-cell office:value-type="float" office:value="23.887246" calcext:value-type="float">
            <text:p>23.88724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" calcext:value-type="float">
            <text:p>0</text:p>
          </table:table-cell>
          <table:table-cell office:value-type="float" office:value="749416" calcext:value-type="float">
            <text:p>749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18</text:p>
          </table:table-cell>
          <table:table-cell office:value-type="float" office:value="94.953536" calcext:value-type="float">
            <text:p>94.953536</text:p>
          </table:table-cell>
          <table:table-cell office:value-type="float" office:value="0.007176" calcext:value-type="float">
            <text:p>0.007176</text:p>
          </table:table-cell>
          <table:table-cell office:value-type="float" office:value="0" calcext:value-type="float">
            <text:p>0</text:p>
          </table:table-cell>
          <table:table-cell office:value-type="float" office:value="1666763" calcext:value-type="float">
            <text:p>1666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20</text:p>
          </table:table-cell>
          <table:table-cell office:value-type="float" office:value="68.722" calcext:value-type="float">
            <text:p>68.722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" calcext:value-type="float">
            <text:p>0</text:p>
          </table:table-cell>
          <table:table-cell office:value-type="float" office:value="1586132" calcext:value-type="float">
            <text:p>1586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22</text:p>
          </table:table-cell>
          <table:table-cell office:value-type="float" office:value="59.827424" calcext:value-type="float">
            <text:p>59.827424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" calcext:value-type="float">
            <text:p>0</text:p>
          </table:table-cell>
          <table:table-cell office:value-type="float" office:value="1019627" calcext:value-type="float">
            <text:p>1019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26</text:p>
          </table:table-cell>
          <table:table-cell office:value-type="float" office:value="195.510682" calcext:value-type="float">
            <text:p>195.51068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" calcext:value-type="float">
            <text:p>0</text:p>
          </table:table-cell>
          <table:table-cell office:value-type="float" office:value="3226343" calcext:value-type="float">
            <text:p>32263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1</text:p>
          </table:table-cell>
          <table:table-cell office:value-type="float" office:value="127.754007" calcext:value-type="float">
            <text:p>127.754007</text:p>
          </table:table-cell>
          <table:table-cell office:value-type="float" office:value="0.004391" calcext:value-type="float">
            <text:p>0.004391</text:p>
          </table:table-cell>
          <table:table-cell office:value-type="float" office:value="0" calcext:value-type="float">
            <text:p>0</text:p>
          </table:table-cell>
          <table:table-cell office:value-type="float" office:value="708515" calcext:value-type="float">
            <text:p>7085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2</text:p>
          </table:table-cell>
          <table:table-cell office:value-type="float" office:value="92.869481" calcext:value-type="float">
            <text:p>92.869481</text:p>
          </table:table-cell>
          <table:table-cell office:value-type="float" office:value="0.002917" calcext:value-type="float">
            <text:p>0.002917</text:p>
          </table:table-cell>
          <table:table-cell office:value-type="float" office:value="0" calcext:value-type="float">
            <text:p>0</text:p>
          </table:table-cell>
          <table:table-cell office:value-type="float" office:value="1240125" calcext:value-type="float">
            <text:p>1240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3</text:p>
          </table:table-cell>
          <table:table-cell office:value-type="float" office:value="108.368107" calcext:value-type="float">
            <text:p>108.368107</text:p>
          </table:table-cell>
          <table:table-cell office:value-type="float" office:value="0.002275" calcext:value-type="float">
            <text:p>0.002275</text:p>
          </table:table-cell>
          <table:table-cell office:value-type="float" office:value="0" calcext:value-type="float">
            <text:p>0</text:p>
          </table:table-cell>
          <table:table-cell office:value-type="float" office:value="1217803" calcext:value-type="float">
            <text:p>1217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4</text:p>
          </table:table-cell>
          <table:table-cell office:value-type="float" office:value="168.263453" calcext:value-type="float">
            <text:p>168.263453</text:p>
          </table:table-cell>
          <table:table-cell office:value-type="float" office:value="0.006702" calcext:value-type="float">
            <text:p>0.006702</text:p>
          </table:table-cell>
          <table:table-cell office:value-type="float" office:value="0" calcext:value-type="float">
            <text:p>0</text:p>
          </table:table-cell>
          <table:table-cell office:value-type="float" office:value="1217803" calcext:value-type="float">
            <text:p>1217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5</text:p>
          </table:table-cell>
          <table:table-cell office:value-type="float" office:value="42.491969" calcext:value-type="float">
            <text:p>42.491969</text:p>
          </table:table-cell>
          <table:table-cell office:value-type="float" office:value="0.002329" calcext:value-type="float">
            <text:p>0.002329</text:p>
          </table:table-cell>
          <table:table-cell office:value-type="float" office:value="0" calcext:value-type="float">
            <text:p>0</text:p>
          </table:table-cell>
          <table:table-cell office:value-type="float" office:value="749416" calcext:value-type="float">
            <text:p>749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39</text:p>
          </table:table-cell>
          <table:table-cell office:value-type="float" office:value="119.22618" calcext:value-type="float">
            <text:p>119.22618</text:p>
          </table:table-cell>
          <table:table-cell office:value-type="float" office:value="0.008551" calcext:value-type="float">
            <text:p>0.008551</text:p>
          </table:table-cell>
          <table:table-cell office:value-type="float" office:value="0" calcext:value-type="float">
            <text:p>0</text:p>
          </table:table-cell>
          <table:table-cell office:value-type="float" office:value="2459060" calcext:value-type="float">
            <text:p>24590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0</text:p>
          </table:table-cell>
          <table:table-cell office:value-type="float" office:value="18.335016" calcext:value-type="float">
            <text:p>18.335016</text:p>
          </table:table-cell>
          <table:table-cell office:value-type="float" office:value="0.007041" calcext:value-type="float">
            <text:p>0.007041</text:p>
          </table:table-cell>
          <table:table-cell office:value-type="float" office:value="0" calcext:value-type="float">
            <text:p>0</text:p>
          </table:table-cell>
          <table:table-cell office:value-type="float" office:value="558549" calcext:value-type="float">
            <text:p>5585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2</text:p>
          </table:table-cell>
          <table:table-cell office:value-type="float" office:value="188.655217" calcext:value-type="float">
            <text:p>188.655217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0" calcext:value-type="float">
            <text:p>0</text:p>
          </table:table-cell>
          <table:table-cell office:value-type="float" office:value="1666763" calcext:value-type="float">
            <text:p>1666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4</text:p>
          </table:table-cell>
          <table:table-cell office:value-type="float" office:value="133.88254" calcext:value-type="float">
            <text:p>133.88254</text:p>
          </table:table-cell>
          <table:table-cell office:value-type="float" office:value="0.006961" calcext:value-type="float">
            <text:p>0.006961</text:p>
          </table:table-cell>
          <table:table-cell office:value-type="float" office:value="0" calcext:value-type="float">
            <text:p>0</text:p>
          </table:table-cell>
          <table:table-cell office:value-type="float" office:value="1586132" calcext:value-type="float">
            <text:p>1586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46</text:p>
          </table:table-cell>
          <table:table-cell office:value-type="float" office:value="98.688112" calcext:value-type="float">
            <text:p>98.688112</text:p>
          </table:table-cell>
          <table:table-cell office:value-type="float" office:value="0.004982" calcext:value-type="float">
            <text:p>0.004982</text:p>
          </table:table-cell>
          <table:table-cell office:value-type="float" office:value="0" calcext:value-type="float">
            <text:p>0</text:p>
          </table:table-cell>
          <table:table-cell office:value-type="float" office:value="1019627" calcext:value-type="float">
            <text:p>10196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1</text:p>
          </table:table-cell>
          <table:table-cell office:value-type="float" office:value="41.745715" calcext:value-type="float">
            <text:p>41.745715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" calcext:value-type="float">
            <text:p>0</text:p>
          </table:table-cell>
          <table:table-cell office:value-type="float" office:value="513597" calcext:value-type="float">
            <text:p>5135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4</text:p>
          </table:table-cell>
          <table:table-cell office:value-type="float" office:value="33.24803" calcext:value-type="float">
            <text:p>33.24803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" calcext:value-type="float">
            <text:p>0</text:p>
          </table:table-cell>
          <table:table-cell office:value-type="float" office:value="408636" calcext:value-type="float">
            <text:p>408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5</text:p>
          </table:table-cell>
          <table:table-cell office:value-type="float" office:value="51.77408" calcext:value-type="float">
            <text:p>51.77408</text:p>
          </table:table-cell>
          <table:table-cell office:value-type="float" office:value="0.011366" calcext:value-type="float">
            <text:p>0.011366</text:p>
          </table:table-cell>
          <table:table-cell office:value-type="float" office:value="0" calcext:value-type="float">
            <text:p>0</text:p>
          </table:table-cell>
          <table:table-cell office:value-type="float" office:value="408636" calcext:value-type="float">
            <text:p>4086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6</text:p>
          </table:table-cell>
          <table:table-cell office:value-type="float" office:value="50.92061" calcext:value-type="float">
            <text:p>50.92061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401460" calcext:value-type="float">
            <text:p>4014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7</text:p>
          </table:table-cell>
          <table:table-cell office:value-type="float" office:value="17.240923" calcext:value-type="float">
            <text:p>17.240923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" calcext:value-type="float">
            <text:p>0</text:p>
          </table:table-cell>
          <table:table-cell office:value-type="float" office:value="216378" calcext:value-type="float">
            <text:p>21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8</text:p>
          </table:table-cell>
          <table:table-cell office:value-type="float" office:value="13.684619" calcext:value-type="float">
            <text:p>13.684619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" calcext:value-type="float">
            <text:p>0</text:p>
          </table:table-cell>
          <table:table-cell office:value-type="float" office:value="396295" calcext:value-type="float">
            <text:p>396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5:59</text:p>
          </table:table-cell>
          <table:table-cell office:value-type="float" office:value="44.131327" calcext:value-type="float">
            <text:p>44.131327</text:p>
          </table:table-cell>
          <table:table-cell office:value-type="float" office:value="0.000672" calcext:value-type="float">
            <text:p>0.000672</text:p>
          </table:table-cell>
          <table:table-cell office:value-type="float" office:value="0" calcext:value-type="float">
            <text:p>0</text:p>
          </table:table-cell>
          <table:table-cell office:value-type="float" office:value="402548" calcext:value-type="float">
            <text:p>4025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0</text:p>
          </table:table-cell>
          <table:table-cell office:value-type="float" office:value="28.776902" calcext:value-type="float">
            <text:p>28.776902</text:p>
          </table:table-cell>
          <table:table-cell office:value-type="float" office:value="0.002249" calcext:value-type="float">
            <text:p>0.002249</text:p>
          </table:table-cell>
          <table:table-cell office:value-type="float" office:value="0" calcext:value-type="float">
            <text:p>0</text:p>
          </table:table-cell>
          <table:table-cell office:value-type="float" office:value="391149" calcext:value-type="float">
            <text:p>391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1</text:p>
          </table:table-cell>
          <table:table-cell office:value-type="float" office:value="39.57251" calcext:value-type="float">
            <text:p>39.57251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" calcext:value-type="float">
            <text:p>0</text:p>
          </table:table-cell>
          <table:table-cell office:value-type="float" office:value="444208" calcext:value-type="float">
            <text:p>444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2</text:p>
          </table:table-cell>
          <table:table-cell office:value-type="float" office:value="25.193978" calcext:value-type="float">
            <text:p>25.193978</text:p>
          </table:table-cell>
          <table:table-cell office:value-type="float" office:value="0.000713" calcext:value-type="float">
            <text:p>0.000713</text:p>
          </table:table-cell>
          <table:table-cell office:value-type="float" office:value="0" calcext:value-type="float">
            <text:p>0</text:p>
          </table:table-cell>
          <table:table-cell office:value-type="float" office:value="401314" calcext:value-type="float">
            <text:p>40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3</text:p>
          </table:table-cell>
          <table:table-cell office:value-type="float" office:value="25.878042" calcext:value-type="float">
            <text:p>25.878042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" calcext:value-type="float">
            <text:p>0</text:p>
          </table:table-cell>
          <table:table-cell office:value-type="float" office:value="401314" calcext:value-type="float">
            <text:p>4013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5</text:p>
          </table:table-cell>
          <table:table-cell office:value-type="float" office:value="3.260744" calcext:value-type="float">
            <text:p>3.26074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6</text:p>
          </table:table-cell>
          <table:table-cell office:value-type="float" office:value="31.426458" calcext:value-type="float">
            <text:p>31.426458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57014" calcext:value-type="float">
            <text:p>57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7</text:p>
          </table:table-cell>
          <table:table-cell office:value-type="float" office:value="7.764993" calcext:value-type="float">
            <text:p>7.76499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" calcext:value-type="float">
            <text:p>0</text:p>
          </table:table-cell>
          <table:table-cell office:value-type="float" office:value="4839" calcext:value-type="float">
            <text:p>48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8</text:p>
          </table:table-cell>
          <table:table-cell office:value-type="float" office:value="10.898493" calcext:value-type="float">
            <text:p>10.89849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" calcext:value-type="float">
            <text:p>0</text:p>
          </table:table-cell>
          <table:table-cell office:value-type="float" office:value="5491" calcext:value-type="float">
            <text:p>5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09</text:p>
          </table:table-cell>
          <table:table-cell office:value-type="float" office:value="8.567115" calcext:value-type="float">
            <text:p>8.56711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" calcext:value-type="float">
            <text:p>0</text:p>
          </table:table-cell>
          <table:table-cell office:value-type="float" office:value="5196" calcext:value-type="float">
            <text:p>5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10</text:p>
          </table:table-cell>
          <table:table-cell office:value-type="float" office:value="18.502459" calcext:value-type="float">
            <text:p>18.50245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" calcext:value-type="float">
            <text:p>0</text:p>
          </table:table-cell>
          <table:table-cell office:value-type="float" office:value="5080" calcext:value-type="float">
            <text:p>50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6:11</text:p>
          </table:table-cell>
          <table:table-cell office:value-type="float" office:value="7.898718" calcext:value-type="float">
            <text:p>7.898718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" calcext:value-type="float">
            <text:p>0</text:p>
          </table:table-cell>
          <table:table-cell office:value-type="float" office:value="2302" calcext:value-type="float">
            <text:p>2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2</text:p>
          </table:table-cell>
          <table:table-cell office:value-type="float" office:value="22.03307" calcext:value-type="float">
            <text:p>22.03307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" calcext:value-type="float">
            <text:p>0</text:p>
          </table:table-cell>
          <table:table-cell office:value-type="float" office:value="265945" calcext:value-type="float">
            <text:p>2659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5</text:p>
          </table:table-cell>
          <table:table-cell office:value-type="float" office:value="17.647497" calcext:value-type="float">
            <text:p>17.647497</text:p>
          </table:table-cell>
          <table:table-cell office:value-type="float" office:value="0.006492" calcext:value-type="float">
            <text:p>0.006492</text:p>
          </table:table-cell>
          <table:table-cell office:value-type="float" office:value="0" calcext:value-type="float">
            <text:p>0</text:p>
          </table:table-cell>
          <table:table-cell office:value-type="float" office:value="114816" calcext:value-type="float">
            <text:p>1148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6</text:p>
          </table:table-cell>
          <table:table-cell office:value-type="float" office:value="17.421208" calcext:value-type="float">
            <text:p>17.42120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07</text:p>
          </table:table-cell>
          <table:table-cell office:value-type="float" office:value="3.411862" calcext:value-type="float">
            <text:p>3.411862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0</text:p>
          </table:table-cell>
          <table:table-cell office:value-type="float" office:value="77.338616" calcext:value-type="float">
            <text:p>77.338616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" calcext:value-type="float">
            <text:p>0</text:p>
          </table:table-cell>
          <table:table-cell office:value-type="float" office:value="393940" calcext:value-type="float">
            <text:p>393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1</text:p>
          </table:table-cell>
          <table:table-cell office:value-type="float" office:value="11.469674" calcext:value-type="float">
            <text:p>11.469674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" calcext:value-type="float">
            <text:p>0</text:p>
          </table:table-cell>
          <table:table-cell office:value-type="float" office:value="7623" calcext:value-type="float">
            <text:p>76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2</text:p>
          </table:table-cell>
          <table:table-cell office:value-type="float" office:value="25.190116" calcext:value-type="float">
            <text:p>25.19011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" calcext:value-type="float">
            <text:p>0</text:p>
          </table:table-cell>
          <table:table-cell office:value-type="float" office:value="5255" calcext:value-type="float">
            <text:p>5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3</text:p>
          </table:table-cell>
          <table:table-cell office:value-type="float" office:value="19.928237" calcext:value-type="float">
            <text:p>19.928237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" calcext:value-type="float">
            <text:p>0</text:p>
          </table:table-cell>
          <table:table-cell office:value-type="float" office:value="165473" calcext:value-type="float">
            <text:p>1654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4</text:p>
          </table:table-cell>
          <table:table-cell office:value-type="float" office:value="69.283674" calcext:value-type="float">
            <text:p>69.283674</text:p>
          </table:table-cell>
          <table:table-cell office:value-type="float" office:value="0.002148" calcext:value-type="float">
            <text:p>0.002148</text:p>
          </table:table-cell>
          <table:table-cell office:value-type="float" office:value="0" calcext:value-type="float">
            <text:p>0</text:p>
          </table:table-cell>
          <table:table-cell office:value-type="float" office:value="1315053" calcext:value-type="float">
            <text:p>1315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6</text:p>
          </table:table-cell>
          <table:table-cell office:value-type="float" office:value="100.870086" calcext:value-type="float">
            <text:p>100.870086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" calcext:value-type="float">
            <text:p>0</text:p>
          </table:table-cell>
          <table:table-cell office:value-type="float" office:value="147481" calcext:value-type="float">
            <text:p>147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7</text:p>
          </table:table-cell>
          <table:table-cell office:value-type="float" office:value="38.011344" calcext:value-type="float">
            <text:p>38.01134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136056" calcext:value-type="float">
            <text:p>136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8</text:p>
          </table:table-cell>
          <table:table-cell office:value-type="float" office:value="4.819805" calcext:value-type="float">
            <text:p>4.8198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4773" calcext:value-type="float">
            <text:p>47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19</text:p>
          </table:table-cell>
          <table:table-cell office:value-type="float" office:value="10.159357" calcext:value-type="float">
            <text:p>10.15935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0</text:p>
          </table:table-cell>
          <table:table-cell office:value-type="float" office:value="24.94851" calcext:value-type="float">
            <text:p>24.94851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" calcext:value-type="float">
            <text:p>0</text:p>
          </table:table-cell>
          <table:table-cell office:value-type="float" office:value="270579" calcext:value-type="float">
            <text:p>2705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1</text:p>
          </table:table-cell>
          <table:table-cell office:value-type="float" office:value="70.243843" calcext:value-type="float">
            <text:p>70.243843</text:p>
          </table:table-cell>
          <table:table-cell office:value-type="float" office:value="0.004393" calcext:value-type="float">
            <text:p>0.004393</text:p>
          </table:table-cell>
          <table:table-cell office:value-type="float" office:value="0" calcext:value-type="float">
            <text:p>0</text:p>
          </table:table-cell>
          <table:table-cell office:value-type="float" office:value="855118" calcext:value-type="float">
            <text:p>855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2</text:p>
          </table:table-cell>
          <table:table-cell office:value-type="float" office:value="17.23177" calcext:value-type="float">
            <text:p>17.2317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float" office:value="8541" calcext:value-type="float">
            <text:p>85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4</text:p>
          </table:table-cell>
          <table:table-cell office:value-type="float" office:value="76.309341" calcext:value-type="float">
            <text:p>76.309341</text:p>
          </table:table-cell>
          <table:table-cell office:value-type="float" office:value="0.005935" calcext:value-type="float">
            <text:p>0.005935</text:p>
          </table:table-cell>
          <table:table-cell office:value-type="float" office:value="0" calcext:value-type="float">
            <text:p>0</text:p>
          </table:table-cell>
          <table:table-cell office:value-type="float" office:value="1170809" calcext:value-type="float">
            <text:p>11708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5</text:p>
          </table:table-cell>
          <table:table-cell office:value-type="float" office:value="93.759527" calcext:value-type="float">
            <text:p>93.759527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" calcext:value-type="float">
            <text:p>0</text:p>
          </table:table-cell>
          <table:table-cell office:value-type="float" office:value="1158233" calcext:value-type="float">
            <text:p>11582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6</text:p>
          </table:table-cell>
          <table:table-cell office:value-type="float" office:value="88.176971" calcext:value-type="float">
            <text:p>88.176971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" calcext:value-type="float">
            <text:p>0</text:p>
          </table:table-cell>
          <table:table-cell office:value-type="float" office:value="292091" calcext:value-type="float">
            <text:p>2920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7</text:p>
          </table:table-cell>
          <table:table-cell office:value-type="float" office:value="20.773975" calcext:value-type="float">
            <text:p>20.77397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" calcext:value-type="float">
            <text:p>0</text:p>
          </table:table-cell>
          <table:table-cell office:value-type="float" office:value="4235" calcext:value-type="float">
            <text:p>42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29</text:p>
          </table:table-cell>
          <table:table-cell office:value-type="float" office:value="56.331294" calcext:value-type="float">
            <text:p>56.331294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" calcext:value-type="float">
            <text:p>0</text:p>
          </table:table-cell>
          <table:table-cell office:value-type="float" office:value="17278" calcext:value-type="float">
            <text:p>172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0</text:p>
          </table:table-cell>
          <table:table-cell office:value-type="float" office:value="20.886716" calcext:value-type="float">
            <text:p>20.886716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" calcext:value-type="float">
            <text:p>0</text:p>
          </table:table-cell>
          <table:table-cell office:value-type="float" office:value="250057" calcext:value-type="float">
            <text:p>250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1</text:p>
          </table:table-cell>
          <table:table-cell office:value-type="float" office:value="64.937744" calcext:value-type="float">
            <text:p>64.93774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649875" calcext:value-type="float">
            <text:p>649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2</text:p>
          </table:table-cell>
          <table:table-cell office:value-type="float" office:value="27.029092" calcext:value-type="float">
            <text:p>27.029092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" calcext:value-type="float">
            <text:p>0</text:p>
          </table:table-cell>
          <table:table-cell office:value-type="float" office:value="155388" calcext:value-type="float">
            <text:p>1553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3</text:p>
          </table:table-cell>
          <table:table-cell office:value-type="float" office:value="38.970432" calcext:value-type="float">
            <text:p>38.970432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" calcext:value-type="float">
            <text:p>0</text:p>
          </table:table-cell>
          <table:table-cell office:value-type="float" office:value="204304" calcext:value-type="float">
            <text:p>204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4</text:p>
          </table:table-cell>
          <table:table-cell office:value-type="float" office:value="15.270143" calcext:value-type="float">
            <text:p>15.270143</text:p>
          </table:table-cell>
          <table:table-cell office:value-type="float" office:value="0.00007" calcext:value-type="float">
            <text:p>7E-05</text:p>
          </table:table-cell>
          <table:table-cell office:value-type="float" office:value="0" calcext:value-type="float">
            <text:p>0</text:p>
          </table:table-cell>
          <table:table-cell office:value-type="float" office:value="24811" calcext:value-type="float">
            <text:p>248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5</text:p>
          </table:table-cell>
          <table:table-cell office:value-type="float" office:value="15.28054" calcext:value-type="float">
            <text:p>15.2805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" calcext:value-type="float">
            <text:p>0</text:p>
          </table:table-cell>
          <table:table-cell office:value-type="float" office:value="153055" calcext:value-type="float">
            <text:p>1530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2-16</text:p>
          </table:table-cell>
          <table:table-cell office:value-type="string" calcext:value-type="string">
            <text:p>16:47:36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6T18:14:50.827175139</dc:date>
    <meta:editing-duration>PT6M57S</meta:editing-duration>
    <meta:editing-cycles>3</meta:editing-cycles>
    <meta:generator>LibreOffice/5.4.0.3$Linux_X86_64 LibreOffice_project/7556cbc6811c9d992f4064ab9287069087d7f62c</meta:generator>
    <meta:document-statistic meta:table-count="2" meta:cell-count="360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5cm" chart:style-name="ch2">
          <text:p>Initial test, from hobbes over Rogers</text:p>
        </chart:title>
        <chart:legend chart:legend-position="end" svg:x="14.001cm" svg:y="4.005cm" style:legend-expansion="high" chart:style-name="ch3"/>
        <chart:plot-area chart:style-name="ch4" table:cell-range-address="download_samples.C1:download_samples.D225" chart:data-source-has-labels="row" svg:x="0.32cm" svg:y="1.248cm" svg:width="13.361cm" svg:height="7.572cm">
          <chartooo:coordinate-region svg:x="1.127cm" svg:y="1.37cm" svg:width="12.554cm" svg:height="6.5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ownload_samples.C2:download_samples.C225" chart:label-cell-address="download_samples.C1:download_samples.C1" chart:class="chart:bar">
            <chart:data-point chart:repeated="224"/>
          </chart:series>
          <chart:series chart:style-name="ch9" chart:values-cell-range-address="download_samples.D2:download_samples.D225" chart:label-cell-address="download_samples.D1:download_samples.D1" chart:class="chart:bar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download_samples.C1:download_samples.C1</svg:desc>
                </draw:g>
              </table:table-cell>
              <table:table-cell office:value-type="string">
                <text:p>xfertime</text:p>
                <draw:g>
                  <svg:desc>download_samples.D1:download_sampl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10268">
                <text:p>0.410268</text:p>
                <draw:g>
                  <svg:desc>download_samples.C2:download_samples.C225</svg:desc>
                </draw:g>
              </table:table-cell>
              <table:table-cell office:value-type="float" office:value="0.000076">
                <text:p>0.000076</text:p>
                <draw:g>
                  <svg:desc>download_samples.D2:download_samples.D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4688">
                <text:p>0.424688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02707">
                <text:p>1.102707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5088">
                <text:p>0.95508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87981">
                <text:p>1.487981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4453">
                <text:p>0.60445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02814">
                <text:p>1.402814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86">
                <text:p>1.528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54421">
                <text:p>2.55442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4249">
                <text:p>1.35424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59582">
                <text:p>2.65958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12876">
                <text:p>5.512876</text:p>
              </table:table-cell>
              <table:table-cell office:value-type="float" office:value="0.004505">
                <text:p>0.0045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139253">
                <text:p>6.139253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563764">
                <text:p>27.563764</text:p>
              </table:table-cell>
              <table:table-cell office:value-type="float" office:value="0.111054">
                <text:p>0.1110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24683">
                <text:p>2.82468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3648">
                <text:p>1.65364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49183">
                <text:p>2.449183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12989">
                <text:p>1.71298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50688">
                <text:p>18.150688</text:p>
              </table:table-cell>
              <table:table-cell office:value-type="float" office:value="0.006256">
                <text:p>0.006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042537">
                <text:p>30.042537</text:p>
              </table:table-cell>
              <table:table-cell office:value-type="float" office:value="0.004945">
                <text:p>0.0049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607236">
                <text:p>25.607236</text:p>
              </table:table-cell>
              <table:table-cell office:value-type="float" office:value="0.003902">
                <text:p>0.003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089824">
                <text:p>11.089824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675152">
                <text:p>16.675152</text:p>
              </table:table-cell>
              <table:table-cell office:value-type="float" office:value="0.002513">
                <text:p>0.0025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22979">
                <text:p>1.9229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78974">
                <text:p>5.178974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72711">
                <text:p>2.17271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.480234">
                <text:p>29.480234</text:p>
              </table:table-cell>
              <table:table-cell office:value-type="float" office:value="0.000842">
                <text:p>0.0008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153258">
                <text:p>9.153258</text:p>
              </table:table-cell>
              <table:table-cell office:value-type="float" office:value="0.000747">
                <text:p>0.000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045493">
                <text:p>11.045493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831192">
                <text:p>9.831192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.716883">
                <text:p>50.716883</text:p>
              </table:table-cell>
              <table:table-cell office:value-type="float" office:value="0.068166">
                <text:p>0.0681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503147">
                <text:p>13.503147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728921">
                <text:p>32.728921</text:p>
              </table:table-cell>
              <table:table-cell office:value-type="float" office:value="0.010297">
                <text:p>0.010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44202">
                <text:p>33.44202</text:p>
              </table:table-cell>
              <table:table-cell office:value-type="float" office:value="0.011973">
                <text:p>0.011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920192">
                <text:p>44.920192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.577635">
                <text:p>48.577635</text:p>
              </table:table-cell>
              <table:table-cell office:value-type="float" office:value="0.011457">
                <text:p>0.0114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32052">
                <text:p>5.43205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467876">
                <text:p>5.46787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49123">
                <text:p>52.49123</text:p>
              </table:table-cell>
              <table:table-cell office:value-type="float" office:value="0.012512">
                <text:p>0.012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14581">
                <text:p>4.414581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51192">
                <text:p>3.6511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79706">
                <text:p>8.7970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272064">
                <text:p>3.272064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706428">
                <text:p>33.70642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30907">
                <text:p>7.83090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180449">
                <text:p>12.180449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85139">
                <text:p>2.28513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306252">
                <text:p>5.30625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309818">
                <text:p>6.30981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65225">
                <text:p>5.65225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13591">
                <text:p>4.613591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36882">
                <text:p>3.3688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636128">
                <text:p>4.63612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921694">
                <text:p>13.921694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18952">
                <text:p>13.18952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309144">
                <text:p>11.309144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408185">
                <text:p>3.40818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352365">
                <text:p>3.35236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06247">
                <text:p>3.40624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39817">
                <text:p>3.33981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34766">
                <text:p>3.034766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66165">
                <text:p>3.16616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66476">
                <text:p>3.766476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92567">
                <text:p>4.19256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927291">
                <text:p>4.92729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20898">
                <text:p>2.620898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191053">
                <text:p>4.19105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9055">
                <text:p>2.2905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935609">
                <text:p>9.935609</text:p>
              </table:table-cell>
              <table:table-cell office:value-type="float" office:value="0.005514">
                <text:p>0.0055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206791">
                <text:p>16.20679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.939159">
                <text:p>9.939159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65573">
                <text:p>16.46557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57936">
                <text:p>8.85793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.099555">
                <text:p>18.099555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52094">
                <text:p>19.52094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663822">
                <text:p>16.66382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721002">
                <text:p>5.72100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827183">
                <text:p>6.827183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525399">
                <text:p>5.52539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15808">
                <text:p>3.31580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763101">
                <text:p>8.76310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777229">
                <text:p>12.777229</text:p>
              </table:table-cell>
              <table:table-cell office:value-type="float" office:value="0.001503">
                <text:p>0.001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78535">
                <text:p>7.878535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439125">
                <text:p>7.43912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1.125198">
                <text:p>101.125198</text:p>
              </table:table-cell>
              <table:table-cell office:value-type="float" office:value="0.015952">
                <text:p>0.015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616279">
                <text:p>21.61627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577147">
                <text:p>5.57714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.1561">
                <text:p>9.156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844747">
                <text:p>5.84474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104858">
                <text:p>10.104858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348486">
                <text:p>3.34848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756091">
                <text:p>2.75609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7832">
                <text:p>3.07832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222208">
                <text:p>5.22220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781974">
                <text:p>9.781974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87203">
                <text:p>5.87203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004809">
                <text:p>13.00480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50636">
                <text:p>2.250636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.268276">
                <text:p>23.268276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953163">
                <text:p>13.953163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859328">
                <text:p>18.85932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2523">
                <text:p>3.4252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786335">
                <text:p>17.78633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185957">
                <text:p>8.18595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260674">
                <text:p>11.260674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3712">
                <text:p>4.83712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896178">
                <text:p>5.896178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05872">
                <text:p>7.105872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64257">
                <text:p>3.56425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583193">
                <text:p>10.583193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609422">
                <text:p>2.60942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870328">
                <text:p>13.870328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01751">
                <text:p>7.0175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529458">
                <text:p>2.529458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064535">
                <text:p>18.06453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03813">
                <text:p>2.40381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447555">
                <text:p>9.447555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74784">
                <text:p>5.67478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790756">
                <text:p>2.79075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265955">
                <text:p>2.26595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19075">
                <text:p>4.01907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3.076318">
                <text:p>123.076318</text:p>
              </table:table-cell>
              <table:table-cell office:value-type="float" office:value="0.044533">
                <text:p>0.044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595889">
                <text:p>3.595889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502057">
                <text:p>8.502057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951201">
                <text:p>18.95120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940988">
                <text:p>9.94098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030561">
                <text:p>5.030561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349156">
                <text:p>2.34915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079471">
                <text:p>15.079471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.247417">
                <text:p>6.247417</text:p>
              </table:table-cell>
              <table:table-cell office:value-type="float" office:value="0.005813">
                <text:p>0.0058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674087">
                <text:p>3.67408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775409">
                <text:p>2.775409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289306">
                <text:p>16.289306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.327908">
                <text:p>14.32790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680096">
                <text:p>4.68009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340322">
                <text:p>10.34032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55371">
                <text:p>3.25537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9051">
                <text:p>5.9905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396538">
                <text:p>17.39653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096253">
                <text:p>14.096253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685076">
                <text:p>22.6850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.394934">
                <text:p>16.394934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106322">
                <text:p>11.106322</text:p>
              </table:table-cell>
              <table:table-cell office:value-type="float" office:value="0.001684">
                <text:p>0.001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404191">
                <text:p>14.40419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713055">
                <text:p>10.713055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518978">
                <text:p>7.51897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993815">
                <text:p>18.993815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.087183">
                <text:p>26.087183</text:p>
              </table:table-cell>
              <table:table-cell office:value-type="float" office:value="0.004286">
                <text:p>0.0042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.870855">
                <text:p>38.870855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4.016316">
                <text:p>184.016316</text:p>
              </table:table-cell>
              <table:table-cell office:value-type="float" office:value="0.051869">
                <text:p>0.0518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6408">
                <text:p>3.16408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266509">
                <text:p>3.266509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974159">
                <text:p>2.97415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6.770731">
                <text:p>26.770731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401483">
                <text:p>38.401483</text:p>
              </table:table-cell>
              <table:table-cell office:value-type="float" office:value="0.002577">
                <text:p>0.002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.887246">
                <text:p>23.887246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.807351">
                <text:p>28.807351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9.773601">
                <text:p>49.773601</text:p>
              </table:table-cell>
              <table:table-cell office:value-type="float" office:value="0.005367">
                <text:p>0.0053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335016">
                <text:p>18.335016</text:p>
              </table:table-cell>
              <table:table-cell office:value-type="float" office:value="0.007041">
                <text:p>0.0070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.750324">
                <text:p>51.750324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60744">
                <text:p>3.26074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684619">
                <text:p>13.68461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.322816">
                <text:p>73.322816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240923">
                <text:p>17.240923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764993">
                <text:p>7.76499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4.170798">
                <text:p>264.170798</text:p>
              </table:table-cell>
              <table:table-cell office:value-type="float" office:value="0.024518">
                <text:p>0.0245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.491969">
                <text:p>42.491969</text:p>
              </table:table-cell>
              <table:table-cell office:value-type="float" office:value="0.002329">
                <text:p>0.0023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567115">
                <text:p>8.56711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6.57533">
                <text:p>126.57533</text:p>
              </table:table-cell>
              <table:table-cell office:value-type="float" office:value="0.011424">
                <text:p>0.0114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898493">
                <text:p>10.89849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898718">
                <text:p>7.89871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827424">
                <text:p>59.827424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732202">
                <text:p>70.732202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5.193978">
                <text:p>25.193978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3.24803">
                <text:p>33.24803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502459">
                <text:p>18.50245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8.722">
                <text:p>68.722</text:p>
              </table:table-cell>
              <table:table-cell office:value-type="float" office:value="0.006344">
                <text:p>0.0063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776902">
                <text:p>28.776902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.878042">
                <text:p>25.878042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1.745715">
                <text:p>41.74571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.426458">
                <text:p>31.42645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.57251">
                <text:p>39.57251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4.131327">
                <text:p>44.131327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1.77408">
                <text:p>51.77408</text:p>
              </table:table-cell>
              <table:table-cell office:value-type="float" office:value="0.011366">
                <text:p>0.0113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.92061">
                <text:p>50.92061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2.003237">
                <text:p>162.003237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.953536">
                <text:p>94.953536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2.869481">
                <text:p>92.869481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411862">
                <text:p>3.41186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8.368107">
                <text:p>108.368107</text:p>
              </table:table-cell>
              <table:table-cell office:value-type="float" office:value="0.002275">
                <text:p>0.0022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469674">
                <text:p>11.46967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647497">
                <text:p>17.647497</text:p>
              </table:table-cell>
              <table:table-cell office:value-type="float" office:value="0.006492">
                <text:p>0.00649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.819805">
                <text:p>4.81980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421208">
                <text:p>17.42120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03307">
                <text:p>22.03307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.688112">
                <text:p>98.688112</text:p>
              </table:table-cell>
              <table:table-cell office:value-type="float" office:value="0.004982">
                <text:p>0.004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159357">
                <text:p>10.159357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928237">
                <text:p>19.928237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5.190116">
                <text:p>25.19011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19.22618">
                <text:p>119.22618</text:p>
              </table:table-cell>
              <table:table-cell office:value-type="float" office:value="0.008551">
                <text:p>0.0085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7.754007">
                <text:p>127.754007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23177">
                <text:p>17.2317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4.94851">
                <text:p>24.94851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773975">
                <text:p>20.77397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.270143">
                <text:p>15.27014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.28054">
                <text:p>15.2805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886716">
                <text:p>20.88671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.011344">
                <text:p>38.01134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.88254">
                <text:p>133.88254</text:p>
              </table:table-cell>
              <table:table-cell office:value-type="float" office:value="0.006961">
                <text:p>0.0069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.029092">
                <text:p>27.029092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.970432">
                <text:p>38.970432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9.37761">
                <text:p>39.37761</text:p>
              </table:table-cell>
              <table:table-cell office:value-type="float" office:value="0.004671">
                <text:p>0.0046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8.263453">
                <text:p>168.263453</text:p>
              </table:table-cell>
              <table:table-cell office:value-type="float" office:value="0.006702">
                <text:p>0.0067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9.283674">
                <text:p>69.283674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.331294">
                <text:p>56.331294</text:p>
              </table:table-cell>
              <table:table-cell office:value-type="float" office:value="0.000494">
                <text:p>0.0004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338616">
                <text:p>77.338616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.243843">
                <text:p>70.243843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.937744">
                <text:p>64.937744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6.309341">
                <text:p>76.309341</text:p>
              </table:table-cell>
              <table:table-cell office:value-type="float" office:value="0.005935">
                <text:p>0.0059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5.510682">
                <text:p>195.510682</text:p>
              </table:table-cell>
              <table:table-cell office:value-type="float" office:value="0.010315">
                <text:p>0.0103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88.655217">
                <text:p>188.655217</text:p>
              </table:table-cell>
              <table:table-cell office:value-type="float" office:value="0.002289">
                <text:p>0.0022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.176971">
                <text:p>88.176971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0.870086">
                <text:p>100.870086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3.759527">
                <text:p>93.759527</text:p>
              </table:table-cell>
              <table:table-cell office:value-type="float" office:value="0.00792">
                <text:p>0.007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5cm" chart:style-name="ch2">
          <text:p>Initial test, from hobbes over Rogers</text:p>
        </chart:title>
        <chart:legend chart:legend-position="end" svg:x="14.398cm" svg:y="4.227cm" style:legend-expansion="high" chart:style-name="ch3"/>
        <chart:plot-area chart:style-name="ch4" table:cell-range-address="download_samples.F1:download_samples.F225" chart:data-source-has-labels="row" svg:x="0.32cm" svg:y="1.248cm" svg:width="13.758cm" svg:height="7.572cm">
          <chartooo:coordinate-region svg:x="2.053cm" svg:y="1.369cm" svg:width="12.025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download_samples.F2:download_samples.F225" chart:label-cell-address="download_samples.F1:download_samples.F1" chart:class="chart:bar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download_samples.F1:download_sampl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">
                <text:p>133</text:p>
                <draw:g>
                  <svg:desc>download_samples.F2:download_samples.F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4773">
                <text:p>614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431">
                <text:p>88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888">
                <text:p>299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678">
                <text:p>826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376">
                <text:p>663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376">
                <text:p>66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124">
                <text:p>61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4555">
                <text:p>1824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26573">
                <text:p>21265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141088">
                <text:p>56141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745">
                <text:p>487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745">
                <text:p>48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7965">
                <text:p>1879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745">
                <text:p>487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8962">
                <text:p>5428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79925">
                <text:p>3879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6573">
                <text:p>212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75533">
                <text:p>1875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75533">
                <text:p>18755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997">
                <text:p>489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2045">
                <text:p>19620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997">
                <text:p>48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5935">
                <text:p>465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5862">
                <text:p>4058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547">
                <text:p>4005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4561">
                <text:p>184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132152">
                <text:p>56132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1070">
                <text:p>16510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28958">
                <text:p>54289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28958">
                <text:p>5428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84925">
                <text:p>53849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84925">
                <text:p>53849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836">
                <text:p>578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392">
                <text:p>58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07540">
                <text:p>55075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716">
                <text:p>44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572">
                <text:p>87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712">
                <text:p>667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1070">
                <text:p>16510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788">
                <text:p>577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464">
                <text:p>55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384">
                <text:p>87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996">
                <text:p>719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060">
                <text:p>900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988">
                <text:p>559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996">
                <text:p>71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272">
                <text:p>682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32">
                <text:p>657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568">
                <text:p>715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580">
                <text:p>655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824">
                <text:p>648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844">
                <text:p>968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824">
                <text:p>64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380">
                <text:p>683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084">
                <text:p>86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888">
                <text:p>71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704">
                <text:p>687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3940">
                <text:p>939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068">
                <text:p>640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376">
                <text:p>58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5800">
                <text:p>658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824">
                <text:p>57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3580">
                <text:p>835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5452">
                <text:p>554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5856">
                <text:p>558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908">
                <text:p>77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940">
                <text:p>519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476">
                <text:p>58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284">
                <text:p>942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16">
                <text:p>77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540">
                <text:p>885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28962">
                <text:p>54289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7864">
                <text:p>678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896">
                <text:p>6689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28">
                <text:p>525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024">
                <text:p>940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312">
                <text:p>683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924">
                <text:p>939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468">
                <text:p>81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544">
                <text:p>595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3336">
                <text:p>63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664">
                <text:p>666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448">
                <text:p>544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624">
                <text:p>586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944">
                <text:p>939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384">
                <text:p>95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060">
                <text:p>9006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7340">
                <text:p>673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372">
                <text:p>533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168">
                <text:p>921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444">
                <text:p>554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664">
                <text:p>896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988">
                <text:p>559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7384">
                <text:p>873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471301">
                <text:p>224713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816">
                <text:p>578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368">
                <text:p>57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4448">
                <text:p>54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644">
                <text:p>586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4024">
                <text:p>940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9512">
                <text:p>595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332">
                <text:p>533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272">
                <text:p>832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012">
                <text:p>900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8216">
                <text:p>582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384">
                <text:p>95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904">
                <text:p>809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720">
                <text:p>4972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084">
                <text:p>86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8232">
                <text:p>882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2217">
                <text:p>1522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9519">
                <text:p>149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2217">
                <text:p>1522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216">
                <text:p>432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519">
                <text:p>1495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88299">
                <text:p>11882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52352">
                <text:p>7523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399996">
                <text:p>223999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4816">
                <text:p>1148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7932">
                <text:p>7579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49416">
                <text:p>7494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08515">
                <text:p>7085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02695">
                <text:p>6026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8549">
                <text:p>5585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6221">
                <text:p>9262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6295">
                <text:p>3962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65135">
                <text:p>1165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6378">
                <text:p>2163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804006">
                <text:p>128040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9416">
                <text:p>7494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55551">
                <text:p>25555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19627">
                <text:p>10196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0125">
                <text:p>12401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1314">
                <text:p>4013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8636">
                <text:p>4086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6132">
                <text:p>1586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1149">
                <text:p>3911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1314">
                <text:p>401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13597">
                <text:p>513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014">
                <text:p>570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44208">
                <text:p>4442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2548">
                <text:p>4025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8636">
                <text:p>4086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55551">
                <text:p>25555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66763">
                <text:p>1666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0125">
                <text:p>1240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17803">
                <text:p>12178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816">
                <text:p>114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5945">
                <text:p>2659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9627">
                <text:p>10196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5473">
                <text:p>1654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59060">
                <text:p>245906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08515">
                <text:p>7085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70579">
                <text:p>2705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811">
                <text:p>248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3055">
                <text:p>1530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0057">
                <text:p>2500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6056">
                <text:p>1360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86132">
                <text:p>1586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388">
                <text:p>1553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4304">
                <text:p>20430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7331">
                <text:p>2373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17803">
                <text:p>12178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15053">
                <text:p>13150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7278">
                <text:p>1727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3940">
                <text:p>39394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55118">
                <text:p>8551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49875">
                <text:p>6498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70809">
                <text:p>11708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226343">
                <text:p>32263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66763">
                <text:p>16667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92091">
                <text:p>2920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7481">
                <text:p>1474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8233">
                <text:p>1158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535cm" svg:y="0.315cm" chart:style-name="ch2">
          <text:p>From home via Rodgers</text:p>
        </chart:title>
        <chart:legend chart:legend-position="end" svg:x="14.001cm" svg:y="4.005cm" style:legend-expansion="high" chart:style-name="ch3"/>
        <chart:plot-area chart:style-name="ch4" table:cell-range-address="foo.G1:foo.G225 foo.C1:foo.D225" chart:data-source-has-labels="row" svg:x="0.32cm" svg:y="1.248cm" svg:width="13.361cm" svg:height="7.572cm">
          <chartooo:coordinate-region svg:x="1.127cm" svg:y="1.422cm" svg:width="12.314cm" svg:height="6.8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o.C2:foo.C225" chart:label-cell-address="foo.C1:foo.C1" chart:class="chart:scatter">
            <chart:domain table:cell-range-address="foo.G2:foo.G225"/>
            <chart:data-point chart:repeated="224"/>
          </chart:series>
          <chart:series chart:style-name="ch9" chart:values-cell-range-address="foo.D2:foo.D225" chart:label-cell-address="foo.D1:foo.D1" chart:class="chart:scatter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foo.C1:foo.C1</svg:desc>
                </draw:g>
              </table:table-cell>
              <table:table-cell office:value-type="string">
                <text:p>xfertime</text:p>
                <draw:g>
                  <svg:desc>foo.D1:fo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G2:foo.G225</svg:desc>
                </draw:g>
              </table:table-cell>
              <table:table-cell office:value-type="float" office:value="27.563764">
                <text:p>27.563764</text:p>
                <draw:g>
                  <svg:desc>foo.C2:foo.C225</svg:desc>
                </draw:g>
              </table:table-cell>
              <table:table-cell office:value-type="float" office:value="0.111054">
                <text:p>0.111054</text:p>
                <draw:g>
                  <svg:desc>foo.D2:foo.D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10268">
                <text:p>0.410268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424688">
                <text:p>0.424688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102707">
                <text:p>1.102707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0.716883">
                <text:p>50.716883</text:p>
              </table:table-cell>
              <table:table-cell office:value-type="float" office:value="0.068166">
                <text:p>0.068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955088">
                <text:p>0.95508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.487981">
                <text:p>1.487981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604453">
                <text:p>0.60445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402814">
                <text:p>1.402814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30.042537">
                <text:p>30.042537</text:p>
              </table:table-cell>
              <table:table-cell office:value-type="float" office:value="0.004945">
                <text:p>0.004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.5286">
                <text:p>1.528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.554421">
                <text:p>2.55442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.659582">
                <text:p>2.65958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.354249">
                <text:p>1.35424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5.512876">
                <text:p>5.512876</text:p>
              </table:table-cell>
              <table:table-cell office:value-type="float" office:value="0.004505">
                <text:p>0.004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5.607236">
                <text:p>25.607236</text:p>
              </table:table-cell>
              <table:table-cell office:value-type="float" office:value="0.003902">
                <text:p>0.003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44.920192">
                <text:p>44.920192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9.480234">
                <text:p>29.480234</text:p>
              </table:table-cell>
              <table:table-cell office:value-type="float" office:value="0.000842">
                <text:p>0.000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8.150688">
                <text:p>18.150688</text:p>
              </table:table-cell>
              <table:table-cell office:value-type="float" office:value="0.006256">
                <text:p>0.006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1.125198">
                <text:p>101.125198</text:p>
              </table:table-cell>
              <table:table-cell office:value-type="float" office:value="0.015952">
                <text:p>0.015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6.139253">
                <text:p>6.139253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52.49123">
                <text:p>52.49123</text:p>
              </table:table-cell>
              <table:table-cell office:value-type="float" office:value="0.012512">
                <text:p>0.012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48.577635">
                <text:p>48.577635</text:p>
              </table:table-cell>
              <table:table-cell office:value-type="float" office:value="0.011457">
                <text:p>0.011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32.728921">
                <text:p>32.728921</text:p>
              </table:table-cell>
              <table:table-cell office:value-type="float" office:value="0.010297">
                <text:p>0.010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33.44202">
                <text:p>33.44202</text:p>
              </table:table-cell>
              <table:table-cell office:value-type="float" office:value="0.011973">
                <text:p>0.011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2.824683">
                <text:p>2.82468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6.675152">
                <text:p>16.675152</text:p>
              </table:table-cell>
              <table:table-cell office:value-type="float" office:value="0.002513">
                <text:p>0.002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.653648">
                <text:p>1.65364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.449183">
                <text:p>2.449183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.712989">
                <text:p>1.71298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1.089824">
                <text:p>11.089824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23.076318">
                <text:p>123.076318</text:p>
              </table:table-cell>
              <table:table-cell office:value-type="float" office:value="0.044533">
                <text:p>0.044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1.045493">
                <text:p>11.045493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9.153258">
                <text:p>9.153258</text:p>
              </table:table-cell>
              <table:table-cell office:value-type="float" office:value="0.000747">
                <text:p>0.000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264.170798">
                <text:p>264.170798</text:p>
              </table:table-cell>
              <table:table-cell office:value-type="float" office:value="0.024518">
                <text:p>0.024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5.178974">
                <text:p>5.178974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.922979">
                <text:p>1.9229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3.503147">
                <text:p>13.503147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9.831192">
                <text:p>9.831192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2.172711">
                <text:p>2.17271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33.706428">
                <text:p>33.70642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84.016316">
                <text:p>184.016316</text:p>
              </table:table-cell>
              <table:table-cell office:value-type="float" office:value="0.051869">
                <text:p>0.051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8.79706">
                <text:p>8.7970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5.432052">
                <text:p>5.43205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5.467876">
                <text:p>5.46787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2.180449">
                <text:p>12.180449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4.414581">
                <text:p>4.414581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3.651192">
                <text:p>3.6511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7.830907">
                <text:p>7.83090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3.921694">
                <text:p>13.921694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3.18952">
                <text:p>13.18952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.272064">
                <text:p>3.272064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11.309144">
                <text:p>11.309144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6.309818">
                <text:p>6.30981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5.306252">
                <text:p>5.30625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5.65225">
                <text:p>5.65225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2.285139">
                <text:p>2.28513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4.613591">
                <text:p>4.613591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4.636128">
                <text:p>4.63612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3.36882">
                <text:p>3.3688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3.408185">
                <text:p>3.40818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3.352365">
                <text:p>3.35236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3.406247">
                <text:p>3.40624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3.339817">
                <text:p>3.33981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3.034766">
                <text:p>3.034766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3.166165">
                <text:p>3.16616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3.766476">
                <text:p>3.766476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16.206791">
                <text:p>16.20679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4.192567">
                <text:p>4.19256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9.52094">
                <text:p>19.52094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18.099555">
                <text:p>18.099555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16.465573">
                <text:p>16.46557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16.663822">
                <text:p>16.66382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9.935609">
                <text:p>9.935609</text:p>
              </table:table-cell>
              <table:table-cell office:value-type="float" office:value="0.005514">
                <text:p>0.005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4.927291">
                <text:p>4.92729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21.616279">
                <text:p>21.61627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9.939159">
                <text:p>9.939159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4.191053">
                <text:p>4.19105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2.620898">
                <text:p>2.620898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8.857936">
                <text:p>8.85793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2.29055">
                <text:p>2.2905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12.777229">
                <text:p>12.777229</text:p>
              </table:table-cell>
              <table:table-cell office:value-type="float" office:value="0.001503">
                <text:p>0.001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6.827183">
                <text:p>6.827183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5.721002">
                <text:p>5.72100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5.525399">
                <text:p>5.52539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8.763101">
                <text:p>8.76310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23.268276">
                <text:p>23.268276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7.878535">
                <text:p>7.878535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7.439125">
                <text:p>7.43912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3.315808">
                <text:p>3.31580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9.1561">
                <text:p>9.156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10.104858">
                <text:p>10.104858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5.577147">
                <text:p>5.57714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18.859328">
                <text:p>18.85932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5.844747">
                <text:p>5.84474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17.786335">
                <text:p>17.78633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13.004809">
                <text:p>13.00480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13.953163">
                <text:p>13.953163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3.348486">
                <text:p>3.34848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.781974">
                <text:p>9.781974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2.756091">
                <text:p>2.75609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5.222208">
                <text:p>5.22220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3.07832">
                <text:p>3.07832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5.87203">
                <text:p>5.87203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11.260674">
                <text:p>11.260674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8.064535">
                <text:p>18.06453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8.185957">
                <text:p>8.18595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250636">
                <text:p>2.250636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13.870328">
                <text:p>13.870328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3.42523">
                <text:p>3.4252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10.583193">
                <text:p>10.583193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4.83712">
                <text:p>4.83712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5.896178">
                <text:p>5.896178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7.105872">
                <text:p>7.105872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9.447555">
                <text:p>9.447555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7.01751">
                <text:p>7.0175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8.951201">
                <text:p>18.95120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3.564257">
                <text:p>3.56425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2.609422">
                <text:p>2.60942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5.674784">
                <text:p>5.67478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2.529458">
                <text:p>2.529458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2.403813">
                <text:p>2.40381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2.790756">
                <text:p>2.79075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4.019075">
                <text:p>4.01907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2.265955">
                <text:p>2.26595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15.079471">
                <text:p>15.079471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8.502057">
                <text:p>8.502057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9.940988">
                <text:p>9.94098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16.289306">
                <text:p>16.289306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3.595889">
                <text:p>3.595889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14.327908">
                <text:p>14.32790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2.685076">
                <text:p>22.6850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17.396538">
                <text:p>17.39653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5.030561">
                <text:p>5.030561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6.247417">
                <text:p>6.247417</text:p>
              </table:table-cell>
              <table:table-cell office:value-type="float" office:value="0.005813">
                <text:p>0.005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10.340322">
                <text:p>10.34032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14.096253">
                <text:p>14.096253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349156">
                <text:p>2.34915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16.394934">
                <text:p>16.394934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3.674087">
                <text:p>3.67408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4.680096">
                <text:p>4.68009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2.775409">
                <text:p>2.775409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5.99051">
                <text:p>5.9905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3.255371">
                <text:p>3.25537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62.003237">
                <text:p>162.003237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11.106322">
                <text:p>11.106322</text:p>
              </table:table-cell>
              <table:table-cell office:value-type="float" office:value="0.001684">
                <text:p>0.001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14.404191">
                <text:p>14.40419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126.57533">
                <text:p>126.57533</text:p>
              </table:table-cell>
              <table:table-cell office:value-type="float" office:value="0.011424">
                <text:p>0.0114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10.713055">
                <text:p>10.713055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26.087183">
                <text:p>26.087183</text:p>
              </table:table-cell>
              <table:table-cell office:value-type="float" office:value="0.004286">
                <text:p>0.0042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18.993815">
                <text:p>18.993815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38.870855">
                <text:p>38.870855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7.518978">
                <text:p>7.51897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73.322816">
                <text:p>73.322816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38.401483">
                <text:p>38.401483</text:p>
              </table:table-cell>
              <table:table-cell office:value-type="float" office:value="0.002577">
                <text:p>0.002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49.773601">
                <text:p>49.773601</text:p>
              </table:table-cell>
              <table:table-cell office:value-type="float" office:value="0.005367">
                <text:p>0.005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26.770731">
                <text:p>26.770731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3.16408">
                <text:p>3.16408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3.266509">
                <text:p>3.266509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.974159">
                <text:p>2.97415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51.750324">
                <text:p>51.750324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28.807351">
                <text:p>28.807351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70.732202">
                <text:p>70.732202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23.887246">
                <text:p>23.887246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94.953536">
                <text:p>94.953536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68.722">
                <text:p>68.722</text:p>
              </table:table-cell>
              <table:table-cell office:value-type="float" office:value="0.006344">
                <text:p>0.0063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59.827424">
                <text:p>59.827424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195.510682">
                <text:p>195.510682</text:p>
              </table:table-cell>
              <table:table-cell office:value-type="float" office:value="0.010315">
                <text:p>0.0103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127.754007">
                <text:p>127.754007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92.869481">
                <text:p>92.869481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108.368107">
                <text:p>108.368107</text:p>
              </table:table-cell>
              <table:table-cell office:value-type="float" office:value="0.002275">
                <text:p>0.0022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168.263453">
                <text:p>168.263453</text:p>
              </table:table-cell>
              <table:table-cell office:value-type="float" office:value="0.006702">
                <text:p>0.006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42.491969">
                <text:p>42.491969</text:p>
              </table:table-cell>
              <table:table-cell office:value-type="float" office:value="0.002329">
                <text:p>0.002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119.22618">
                <text:p>119.22618</text:p>
              </table:table-cell>
              <table:table-cell office:value-type="float" office:value="0.008551">
                <text:p>0.0085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18.335016">
                <text:p>18.335016</text:p>
              </table:table-cell>
              <table:table-cell office:value-type="float" office:value="0.007041">
                <text:p>0.0070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188.655217">
                <text:p>188.655217</text:p>
              </table:table-cell>
              <table:table-cell office:value-type="float" office:value="0.002289">
                <text:p>0.0022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133.88254">
                <text:p>133.88254</text:p>
              </table:table-cell>
              <table:table-cell office:value-type="float" office:value="0.006961">
                <text:p>0.006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98.688112">
                <text:p>98.688112</text:p>
              </table:table-cell>
              <table:table-cell office:value-type="float" office:value="0.004982">
                <text:p>0.004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41.745715">
                <text:p>41.74571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33.24803">
                <text:p>33.24803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51.77408">
                <text:p>51.77408</text:p>
              </table:table-cell>
              <table:table-cell office:value-type="float" office:value="0.011366">
                <text:p>0.0113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50.92061">
                <text:p>50.92061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17.240923">
                <text:p>17.240923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13.684619">
                <text:p>13.68461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44.131327">
                <text:p>44.131327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28.776902">
                <text:p>28.776902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39.57251">
                <text:p>39.57251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25.193978">
                <text:p>25.193978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25.878042">
                <text:p>25.878042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3.260744">
                <text:p>3.26074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31.426458">
                <text:p>31.42645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7.764993">
                <text:p>7.76499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10.898493">
                <text:p>10.89849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8.567115">
                <text:p>8.56711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18.502459">
                <text:p>18.50245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7.898718">
                <text:p>7.89871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22.03307">
                <text:p>22.03307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17.647497">
                <text:p>17.647497</text:p>
              </table:table-cell>
              <table:table-cell office:value-type="float" office:value="0.006492">
                <text:p>0.0064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7.421208">
                <text:p>17.42120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3.411862">
                <text:p>3.41186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77.338616">
                <text:p>77.338616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1.469674">
                <text:p>11.46967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25.190116">
                <text:p>25.19011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19.928237">
                <text:p>19.928237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69.283674">
                <text:p>69.283674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100.870086">
                <text:p>100.870086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38.011344">
                <text:p>38.01134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4.819805">
                <text:p>4.81980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10.159357">
                <text:p>10.159357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4.94851">
                <text:p>24.94851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70.243843">
                <text:p>70.243843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17.23177">
                <text:p>17.2317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76.309341">
                <text:p>76.309341</text:p>
              </table:table-cell>
              <table:table-cell office:value-type="float" office:value="0.005935">
                <text:p>0.0059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93.759527">
                <text:p>93.759527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88.176971">
                <text:p>88.176971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20.773975">
                <text:p>20.77397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56.331294">
                <text:p>56.331294</text:p>
              </table:table-cell>
              <table:table-cell office:value-type="float" office:value="0.000494">
                <text:p>0.0004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20.886716">
                <text:p>20.88671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64.937744">
                <text:p>64.937744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27.029092">
                <text:p>27.029092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38.970432">
                <text:p>38.970432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15.270143">
                <text:p>15.27014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15.28054">
                <text:p>15.2805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5cm" chart:style-name="ch2">
          <text:p>From home via Rodgers</text:p>
        </chart:title>
        <chart:legend chart:legend-position="end" svg:x="14.398cm" svg:y="4.227cm" style:legend-expansion="high" chart:style-name="ch3"/>
        <chart:plot-area chart:style-name="ch4" table:cell-range-address="foo.F1:foo.F225" chart:data-source-has-labels="row" svg:x="0.32cm" svg:y="1.248cm" svg:width="13.758cm" svg:height="7.572cm">
          <chartooo:coordinate-region svg:x="2.053cm" svg:y="1.369cm" svg:width="12.025cm" svg:height="6.51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o.F2:foo.F225" chart:label-cell-address="foo.F1:foo.F1" chart:class="chart:bar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foo.F1:foo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141088">
                <text:p>56141088</text:p>
                <draw:g>
                  <svg:desc>foo.F2:foo.F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3">
                <text:p>3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4773">
                <text:p>614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132152">
                <text:p>56132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431">
                <text:p>884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9888">
                <text:p>299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678">
                <text:p>82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79925">
                <text:p>3879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376">
                <text:p>663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376">
                <text:p>66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124">
                <text:p>611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833">
                <text:p>11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24555">
                <text:p>18245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6573">
                <text:p>2126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84925">
                <text:p>53849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5935">
                <text:p>4659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28962">
                <text:p>54289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28962">
                <text:p>54289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6573">
                <text:p>21265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07540">
                <text:p>5507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84925">
                <text:p>5384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428958">
                <text:p>5428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28958">
                <text:p>5428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745">
                <text:p>487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75533">
                <text:p>1875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8745">
                <text:p>487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7965">
                <text:p>1879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8745">
                <text:p>48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75533">
                <text:p>1875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471301">
                <text:p>224713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547">
                <text:p>4005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5862">
                <text:p>405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04006">
                <text:p>12804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2045">
                <text:p>1962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8997">
                <text:p>489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51070">
                <text:p>16510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4561">
                <text:p>184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997">
                <text:p>489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51070">
                <text:p>16510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99996">
                <text:p>22399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572">
                <text:p>875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836">
                <text:p>578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392">
                <text:p>58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464">
                <text:p>554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716">
                <text:p>447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788">
                <text:p>57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100">
                <text:p>561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272">
                <text:p>68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712">
                <text:p>66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732">
                <text:p>657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1996">
                <text:p>71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384">
                <text:p>87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0060">
                <text:p>900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5988">
                <text:p>559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996">
                <text:p>719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568">
                <text:p>71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580">
                <text:p>655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824">
                <text:p>64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844">
                <text:p>968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4824">
                <text:p>64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3940">
                <text:p>939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3580">
                <text:p>835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824">
                <text:p>578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376">
                <text:p>5837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5452">
                <text:p>55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704">
                <text:p>687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380">
                <text:p>683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864">
                <text:p>67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4068">
                <text:p>640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084">
                <text:p>860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800">
                <text:p>658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1888">
                <text:p>71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16">
                <text:p>776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908">
                <text:p>77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856">
                <text:p>55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1940">
                <text:p>519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284">
                <text:p>942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448">
                <text:p>544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540">
                <text:p>8854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476">
                <text:p>58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28">
                <text:p>525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312">
                <text:p>683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896">
                <text:p>668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944">
                <text:p>93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24">
                <text:p>940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384">
                <text:p>95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6664">
                <text:p>666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624">
                <text:p>586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7800">
                <text:p>578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44">
                <text:p>595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924">
                <text:p>939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468">
                <text:p>814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3336">
                <text:p>633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5456">
                <text:p>554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384">
                <text:p>873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060">
                <text:p>9006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47">
                <text:p>19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9664">
                <text:p>896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444">
                <text:p>554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7340">
                <text:p>673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372">
                <text:p>533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2168">
                <text:p>921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5988">
                <text:p>559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020">
                <text:p>590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644">
                <text:p>586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816">
                <text:p>57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7368">
                <text:p>573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272">
                <text:p>832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012">
                <text:p>900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600">
                <text:p>456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720">
                <text:p>497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448">
                <text:p>54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4024">
                <text:p>940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384">
                <text:p>953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6084">
                <text:p>860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8232">
                <text:p>8823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512">
                <text:p>5951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8216">
                <text:p>582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332">
                <text:p>533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0904">
                <text:p>80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55551">
                <text:p>25555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2217">
                <text:p>1522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9519">
                <text:p>1495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555551">
                <text:p>25555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217">
                <text:p>1522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88299">
                <text:p>11882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9519">
                <text:p>1495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2352">
                <text:p>7523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3216">
                <text:p>432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5135">
                <text:p>1165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57932">
                <text:p>7579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2695">
                <text:p>6026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4816">
                <text:p>114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6221">
                <text:p>9262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8515">
                <text:p>708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40125">
                <text:p>1240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49416">
                <text:p>7494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66763">
                <text:p>16667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86132">
                <text:p>1586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19627">
                <text:p>10196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26343">
                <text:p>32263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8515">
                <text:p>7085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40125">
                <text:p>1240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7803">
                <text:p>12178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7803">
                <text:p>12178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9416">
                <text:p>749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59060">
                <text:p>245906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58549">
                <text:p>55854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66763">
                <text:p>16667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86132">
                <text:p>15861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19627">
                <text:p>10196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13597">
                <text:p>5135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8636">
                <text:p>4086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8636">
                <text:p>408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1460">
                <text:p>4014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6378">
                <text:p>2163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6295">
                <text:p>3962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2548">
                <text:p>4025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1149">
                <text:p>3911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4208">
                <text:p>4442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1314">
                <text:p>4013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1314">
                <text:p>4013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7014">
                <text:p>570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02">
                <text:p>23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5945">
                <text:p>2659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4816">
                <text:p>1148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3940">
                <text:p>3939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623">
                <text:p>76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55">
                <text:p>52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65473">
                <text:p>1654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15053">
                <text:p>13150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7481">
                <text:p>1474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6056">
                <text:p>1360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773">
                <text:p>47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0579">
                <text:p>2705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55118">
                <text:p>8551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41">
                <text:p>854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70809">
                <text:p>11708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58233">
                <text:p>11582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92091">
                <text:p>2920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35">
                <text:p>42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7278">
                <text:p>172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0057">
                <text:p>2500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9875">
                <text:p>649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5388">
                <text:p>1553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4304">
                <text:p>204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811">
                <text:p>248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3055">
                <text:p>15305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5cm" chart:style-name="ch2">
          <text:p>From home via Rodgers</text:p>
        </chart:title>
        <chart:legend chart:legend-position="end" svg:x="14.001cm" svg:y="4.005cm" style:legend-expansion="high" chart:style-name="ch3"/>
        <chart:plot-area chart:style-name="ch4" table:cell-range-address="foo.C1:foo.D225" chart:data-source-has-labels="row" svg:x="0.32cm" svg:y="1.248cm" svg:width="13.361cm" svg:height="7.572cm">
          <chartooo:coordinate-region svg:x="1.127cm" svg:y="1.37cm" svg:width="12.554cm" svg:height="6.5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o.C2:foo.C225" chart:label-cell-address="foo.C1:foo.C1" chart:class="chart:bar">
            <chart:data-point chart:repeated="224"/>
          </chart:series>
          <chart:series chart:style-name="ch9" chart:values-cell-range-address="foo.D2:foo.D225" chart:label-cell-address="foo.D1:foo.D1" chart:class="chart:bar">
            <chart:data-point chart:repeated="2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foo.C1:foo.C1</svg:desc>
                </draw:g>
              </table:table-cell>
              <table:table-cell office:value-type="string">
                <text:p>xfertime</text:p>
                <draw:g>
                  <svg:desc>foo.D1:fo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563764">
                <text:p>27.563764</text:p>
                <draw:g>
                  <svg:desc>foo.C2:foo.C225</svg:desc>
                </draw:g>
              </table:table-cell>
              <table:table-cell office:value-type="float" office:value="0.111054">
                <text:p>0.111054</text:p>
                <draw:g>
                  <svg:desc>foo.D2:foo.D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0268">
                <text:p>0.410268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24688">
                <text:p>0.424688</text:p>
              </table:table-cell>
              <table:table-cell office:value-type="float" office:value="0.000082">
                <text:p>0.000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707">
                <text:p>1.102707</text:p>
              </table:table-cell>
              <table:table-cell office:value-type="float" office:value="0.001008">
                <text:p>0.001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716883">
                <text:p>50.716883</text:p>
              </table:table-cell>
              <table:table-cell office:value-type="float" office:value="0.068166">
                <text:p>0.068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5088">
                <text:p>0.955088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87981">
                <text:p>1.487981</text:p>
              </table:table-cell>
              <table:table-cell office:value-type="float" office:value="0.001697">
                <text:p>0.001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4453">
                <text:p>0.60445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02814">
                <text:p>1.402814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2537">
                <text:p>30.042537</text:p>
              </table:table-cell>
              <table:table-cell office:value-type="float" office:value="0.004945">
                <text:p>0.004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286">
                <text:p>1.5286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54421">
                <text:p>2.554421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59582">
                <text:p>2.659582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54249">
                <text:p>1.354249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512876">
                <text:p>5.512876</text:p>
              </table:table-cell>
              <table:table-cell office:value-type="float" office:value="0.004505">
                <text:p>0.0045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.607236">
                <text:p>25.607236</text:p>
              </table:table-cell>
              <table:table-cell office:value-type="float" office:value="0.003902">
                <text:p>0.003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.920192">
                <text:p>44.920192</text:p>
              </table:table-cell>
              <table:table-cell office:value-type="float" office:value="0.010242">
                <text:p>0.0102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.480234">
                <text:p>29.480234</text:p>
              </table:table-cell>
              <table:table-cell office:value-type="float" office:value="0.000842">
                <text:p>0.0008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50688">
                <text:p>18.150688</text:p>
              </table:table-cell>
              <table:table-cell office:value-type="float" office:value="0.006256">
                <text:p>0.006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.125198">
                <text:p>101.125198</text:p>
              </table:table-cell>
              <table:table-cell office:value-type="float" office:value="0.015952">
                <text:p>0.0159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139253">
                <text:p>6.139253</text:p>
              </table:table-cell>
              <table:table-cell office:value-type="float" office:value="0.005186">
                <text:p>0.0051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.49123">
                <text:p>52.49123</text:p>
              </table:table-cell>
              <table:table-cell office:value-type="float" office:value="0.012512">
                <text:p>0.0125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577635">
                <text:p>48.577635</text:p>
              </table:table-cell>
              <table:table-cell office:value-type="float" office:value="0.011457">
                <text:p>0.0114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.728921">
                <text:p>32.728921</text:p>
              </table:table-cell>
              <table:table-cell office:value-type="float" office:value="0.010297">
                <text:p>0.0102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44202">
                <text:p>33.44202</text:p>
              </table:table-cell>
              <table:table-cell office:value-type="float" office:value="0.011973">
                <text:p>0.0119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24683">
                <text:p>2.824683</text:p>
              </table:table-cell>
              <table:table-cell office:value-type="float" office:value="0.000066">
                <text:p>0.0000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675152">
                <text:p>16.675152</text:p>
              </table:table-cell>
              <table:table-cell office:value-type="float" office:value="0.002513">
                <text:p>0.0025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53648">
                <text:p>1.653648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49183">
                <text:p>2.449183</text:p>
              </table:table-cell>
              <table:table-cell office:value-type="float" office:value="0.000381">
                <text:p>0.000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12989">
                <text:p>1.712989</text:p>
              </table:table-cell>
              <table:table-cell office:value-type="float" office:value="0.000162">
                <text:p>0.0001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089824">
                <text:p>11.089824</text:p>
              </table:table-cell>
              <table:table-cell office:value-type="float" office:value="0.00324">
                <text:p>0.00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.076318">
                <text:p>123.076318</text:p>
              </table:table-cell>
              <table:table-cell office:value-type="float" office:value="0.044533">
                <text:p>0.044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045493">
                <text:p>11.045493</text:p>
              </table:table-cell>
              <table:table-cell office:value-type="float" office:value="0.001689">
                <text:p>0.001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53258">
                <text:p>9.153258</text:p>
              </table:table-cell>
              <table:table-cell office:value-type="float" office:value="0.000747">
                <text:p>0.0007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4.170798">
                <text:p>264.170798</text:p>
              </table:table-cell>
              <table:table-cell office:value-type="float" office:value="0.024518">
                <text:p>0.0245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78974">
                <text:p>5.178974</text:p>
              </table:table-cell>
              <table:table-cell office:value-type="float" office:value="0.002086">
                <text:p>0.002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22979">
                <text:p>1.92297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503147">
                <text:p>13.503147</text:p>
              </table:table-cell>
              <table:table-cell office:value-type="float" office:value="0.001467">
                <text:p>0.0014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.831192">
                <text:p>9.831192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72711">
                <text:p>2.17271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706428">
                <text:p>33.706428</text:p>
              </table:table-cell>
              <table:table-cell office:value-type="float" office:value="0.00183">
                <text:p>0.001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4.016316">
                <text:p>184.016316</text:p>
              </table:table-cell>
              <table:table-cell office:value-type="float" office:value="0.051869">
                <text:p>0.0518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79706">
                <text:p>8.79706</text:p>
              </table:table-cell>
              <table:table-cell office:value-type="float" office:value="0.000266">
                <text:p>0.000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432052">
                <text:p>5.43205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467876">
                <text:p>5.467876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180449">
                <text:p>12.180449</text:p>
              </table:table-cell>
              <table:table-cell office:value-type="float" office:value="0.000179">
                <text:p>0.0001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414581">
                <text:p>4.414581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51192">
                <text:p>3.65119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30907">
                <text:p>7.830907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921694">
                <text:p>13.921694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18952">
                <text:p>13.18952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272064">
                <text:p>3.272064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309144">
                <text:p>11.309144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309818">
                <text:p>6.30981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306252">
                <text:p>5.30625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5225">
                <text:p>5.65225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85139">
                <text:p>2.285139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613591">
                <text:p>4.613591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636128">
                <text:p>4.63612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6882">
                <text:p>3.36882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08185">
                <text:p>3.408185</text:p>
              </table:table-cell>
              <table:table-cell office:value-type="float" office:value="0.000173">
                <text:p>0.0001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352365">
                <text:p>3.352365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406247">
                <text:p>3.40624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339817">
                <text:p>3.339817</text:p>
              </table:table-cell>
              <table:table-cell office:value-type="float" office:value="0.00016">
                <text:p>0.000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34766">
                <text:p>3.034766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66165">
                <text:p>3.166165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66476">
                <text:p>3.766476</text:p>
              </table:table-cell>
              <table:table-cell office:value-type="float" office:value="0.000223">
                <text:p>0.0002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206791">
                <text:p>16.206791</text:p>
              </table:table-cell>
              <table:table-cell office:value-type="float" office:value="0.00025">
                <text:p>0.000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92567">
                <text:p>4.192567</text:p>
              </table:table-cell>
              <table:table-cell office:value-type="float" office:value="0.000035">
                <text:p>0.0000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52094">
                <text:p>19.52094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099555">
                <text:p>18.099555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65573">
                <text:p>16.465573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663822">
                <text:p>16.663822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935609">
                <text:p>9.935609</text:p>
              </table:table-cell>
              <table:table-cell office:value-type="float" office:value="0.005514">
                <text:p>0.0055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927291">
                <text:p>4.92729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616279">
                <text:p>21.616279</text:p>
              </table:table-cell>
              <table:table-cell office:value-type="float" office:value="0.000183">
                <text:p>0.000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.939159">
                <text:p>9.939159</text:p>
              </table:table-cell>
              <table:table-cell office:value-type="float" office:value="0.000172">
                <text:p>0.000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191053">
                <text:p>4.19105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20898">
                <text:p>2.620898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857936">
                <text:p>8.85793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29055">
                <text:p>2.29055</text:p>
              </table:table-cell>
              <table:table-cell office:value-type="float" office:value="0.000261">
                <text:p>0.0002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777229">
                <text:p>12.777229</text:p>
              </table:table-cell>
              <table:table-cell office:value-type="float" office:value="0.001503">
                <text:p>0.0015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827183">
                <text:p>6.827183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21002">
                <text:p>5.721002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525399">
                <text:p>5.525399</text:p>
              </table:table-cell>
              <table:table-cell office:value-type="float" office:value="0.000328">
                <text:p>0.0003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763101">
                <text:p>8.76310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.268276">
                <text:p>23.268276</text:p>
              </table:table-cell>
              <table:table-cell office:value-type="float" office:value="0.000286">
                <text:p>0.0002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878535">
                <text:p>7.878535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439125">
                <text:p>7.43912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315808">
                <text:p>3.31580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.1561">
                <text:p>9.1561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.104858">
                <text:p>10.104858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.577147">
                <text:p>5.577147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59328">
                <text:p>18.859328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44747">
                <text:p>5.844747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786335">
                <text:p>17.78633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004809">
                <text:p>13.004809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953163">
                <text:p>13.953163</text:p>
              </table:table-cell>
              <table:table-cell office:value-type="float" office:value="0.000333">
                <text:p>0.000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48486">
                <text:p>3.34848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81974">
                <text:p>9.781974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56091">
                <text:p>2.756091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222208">
                <text:p>5.222208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7832">
                <text:p>3.07832</text:p>
              </table:table-cell>
              <table:table-cell office:value-type="float" office:value="0.00066">
                <text:p>0.000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.87203">
                <text:p>5.87203</text:p>
              </table:table-cell>
              <table:table-cell office:value-type="float" office:value="0.000083">
                <text:p>0.0000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.260674">
                <text:p>11.260674</text:p>
              </table:table-cell>
              <table:table-cell office:value-type="float" office:value="0.000184">
                <text:p>0.0001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064535">
                <text:p>18.064535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185957">
                <text:p>8.18595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50636">
                <text:p>2.250636</text:p>
              </table:table-cell>
              <table:table-cell office:value-type="float" office:value="0.000037">
                <text:p>0.000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870328">
                <text:p>13.870328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42523">
                <text:p>3.42523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583193">
                <text:p>10.583193</text:p>
              </table:table-cell>
              <table:table-cell office:value-type="float" office:value="0.004125">
                <text:p>0.004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83712">
                <text:p>4.83712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.896178">
                <text:p>5.896178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105872">
                <text:p>7.105872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447555">
                <text:p>9.447555</text:p>
              </table:table-cell>
              <table:table-cell office:value-type="float" office:value="0.000063">
                <text:p>0.000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01751">
                <text:p>7.01751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951201">
                <text:p>18.951201</text:p>
              </table:table-cell>
              <table:table-cell office:value-type="float" office:value="0.000212">
                <text:p>0.0002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564257">
                <text:p>3.564257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609422">
                <text:p>2.609422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674784">
                <text:p>5.674784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529458">
                <text:p>2.529458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03813">
                <text:p>2.403813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790756">
                <text:p>2.790756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019075">
                <text:p>4.01907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265955">
                <text:p>2.265955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079471">
                <text:p>15.079471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502057">
                <text:p>8.502057</text:p>
              </table:table-cell>
              <table:table-cell office:value-type="float" office:value="0.000088">
                <text:p>0.0000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40988">
                <text:p>9.940988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289306">
                <text:p>16.289306</text:p>
              </table:table-cell>
              <table:table-cell office:value-type="float" office:value="0.000362">
                <text:p>0.0003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95889">
                <text:p>3.595889</text:p>
              </table:table-cell>
              <table:table-cell office:value-type="float" office:value="0.000076">
                <text:p>0.0000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.327908">
                <text:p>14.32790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.685076">
                <text:p>22.68507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396538">
                <text:p>17.396538</text:p>
              </table:table-cell>
              <table:table-cell office:value-type="float" office:value="0.000275">
                <text:p>0.000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30561">
                <text:p>5.030561</text:p>
              </table:table-cell>
              <table:table-cell office:value-type="float" office:value="0.000084">
                <text:p>0.000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.247417">
                <text:p>6.247417</text:p>
              </table:table-cell>
              <table:table-cell office:value-type="float" office:value="0.005813">
                <text:p>0.005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340322">
                <text:p>10.34032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.096253">
                <text:p>14.096253</text:p>
              </table:table-cell>
              <table:table-cell office:value-type="float" office:value="0.000203">
                <text:p>0.00020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349156">
                <text:p>2.349156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394934">
                <text:p>16.394934</text:p>
              </table:table-cell>
              <table:table-cell office:value-type="float" office:value="0.000087">
                <text:p>0.0000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74087">
                <text:p>3.674087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80096">
                <text:p>4.68009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775409">
                <text:p>2.775409</text:p>
              </table:table-cell>
              <table:table-cell office:value-type="float" office:value="0.000074">
                <text:p>0.0000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.99051">
                <text:p>5.9905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255371">
                <text:p>3.255371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2.003237">
                <text:p>162.003237</text:p>
              </table:table-cell>
              <table:table-cell office:value-type="float" office:value="0.009784">
                <text:p>0.0097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106322">
                <text:p>11.106322</text:p>
              </table:table-cell>
              <table:table-cell office:value-type="float" office:value="0.001684">
                <text:p>0.001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404191">
                <text:p>14.404191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6.57533">
                <text:p>126.57533</text:p>
              </table:table-cell>
              <table:table-cell office:value-type="float" office:value="0.011424">
                <text:p>0.0114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713055">
                <text:p>10.713055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.087183">
                <text:p>26.087183</text:p>
              </table:table-cell>
              <table:table-cell office:value-type="float" office:value="0.004286">
                <text:p>0.0042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993815">
                <text:p>18.993815</text:p>
              </table:table-cell>
              <table:table-cell office:value-type="float" office:value="0.000436">
                <text:p>0.000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.870855">
                <text:p>38.870855</text:p>
              </table:table-cell>
              <table:table-cell office:value-type="float" office:value="0.003482">
                <text:p>0.0034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518978">
                <text:p>7.518978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3.322816">
                <text:p>73.322816</text:p>
              </table:table-cell>
              <table:table-cell office:value-type="float" office:value="0.005614">
                <text:p>0.0056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8.401483">
                <text:p>38.401483</text:p>
              </table:table-cell>
              <table:table-cell office:value-type="float" office:value="0.002577">
                <text:p>0.00257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.773601">
                <text:p>49.773601</text:p>
              </table:table-cell>
              <table:table-cell office:value-type="float" office:value="0.005367">
                <text:p>0.0053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.770731">
                <text:p>26.770731</text:p>
              </table:table-cell>
              <table:table-cell office:value-type="float" office:value="0.000389">
                <text:p>0.0003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6408">
                <text:p>3.16408</text:p>
              </table:table-cell>
              <table:table-cell office:value-type="float" office:value="0.000034">
                <text:p>0.0000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266509">
                <text:p>3.266509</text:p>
              </table:table-cell>
              <table:table-cell office:value-type="float" office:value="0.000044">
                <text:p>0.0000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974159">
                <text:p>2.974159</text:p>
              </table:table-cell>
              <table:table-cell office:value-type="float" office:value="0.00006">
                <text:p>0.00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1.750324">
                <text:p>51.750324</text:p>
              </table:table-cell>
              <table:table-cell office:value-type="float" office:value="0.00528">
                <text:p>0.005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.807351">
                <text:p>28.807351</text:p>
              </table:table-cell>
              <table:table-cell office:value-type="float" office:value="0.007194">
                <text:p>0.0071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0.732202">
                <text:p>70.732202</text:p>
              </table:table-cell>
              <table:table-cell office:value-type="float" office:value="0.003344">
                <text:p>0.003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.887246">
                <text:p>23.887246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953536">
                <text:p>94.953536</text:p>
              </table:table-cell>
              <table:table-cell office:value-type="float" office:value="0.007176">
                <text:p>0.007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8.722">
                <text:p>68.722</text:p>
              </table:table-cell>
              <table:table-cell office:value-type="float" office:value="0.006344">
                <text:p>0.0063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827424">
                <text:p>59.827424</text:p>
              </table:table-cell>
              <table:table-cell office:value-type="float" office:value="0.001194">
                <text:p>0.001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5.510682">
                <text:p>195.510682</text:p>
              </table:table-cell>
              <table:table-cell office:value-type="float" office:value="0.010315">
                <text:p>0.0103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7.754007">
                <text:p>127.754007</text:p>
              </table:table-cell>
              <table:table-cell office:value-type="float" office:value="0.004391">
                <text:p>0.0043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2.869481">
                <text:p>92.869481</text:p>
              </table:table-cell>
              <table:table-cell office:value-type="float" office:value="0.002917">
                <text:p>0.0029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8.368107">
                <text:p>108.368107</text:p>
              </table:table-cell>
              <table:table-cell office:value-type="float" office:value="0.002275">
                <text:p>0.0022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8.263453">
                <text:p>168.263453</text:p>
              </table:table-cell>
              <table:table-cell office:value-type="float" office:value="0.006702">
                <text:p>0.0067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2.491969">
                <text:p>42.491969</text:p>
              </table:table-cell>
              <table:table-cell office:value-type="float" office:value="0.002329">
                <text:p>0.002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9.22618">
                <text:p>119.22618</text:p>
              </table:table-cell>
              <table:table-cell office:value-type="float" office:value="0.008551">
                <text:p>0.0085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335016">
                <text:p>18.335016</text:p>
              </table:table-cell>
              <table:table-cell office:value-type="float" office:value="0.007041">
                <text:p>0.0070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8.655217">
                <text:p>188.655217</text:p>
              </table:table-cell>
              <table:table-cell office:value-type="float" office:value="0.002289">
                <text:p>0.0022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3.88254">
                <text:p>133.88254</text:p>
              </table:table-cell>
              <table:table-cell office:value-type="float" office:value="0.006961">
                <text:p>0.0069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.688112">
                <text:p>98.688112</text:p>
              </table:table-cell>
              <table:table-cell office:value-type="float" office:value="0.004982">
                <text:p>0.0049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1.745715">
                <text:p>41.745715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.24803">
                <text:p>33.24803</text:p>
              </table:table-cell>
              <table:table-cell office:value-type="float" office:value="0.000646">
                <text:p>0.0006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1.77408">
                <text:p>51.77408</text:p>
              </table:table-cell>
              <table:table-cell office:value-type="float" office:value="0.011366">
                <text:p>0.0113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.92061">
                <text:p>50.92061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240923">
                <text:p>17.240923</text:p>
              </table:table-cell>
              <table:table-cell office:value-type="float" office:value="0.000238">
                <text:p>0.0002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684619">
                <text:p>13.684619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.131327">
                <text:p>44.131327</text:p>
              </table:table-cell>
              <table:table-cell office:value-type="float" office:value="0.000672">
                <text:p>0.000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.776902">
                <text:p>28.776902</text:p>
              </table:table-cell>
              <table:table-cell office:value-type="float" office:value="0.002249">
                <text:p>0.0022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.57251">
                <text:p>39.57251</text:p>
              </table:table-cell>
              <table:table-cell office:value-type="float" office:value="0.000828">
                <text:p>0.00082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5.193978">
                <text:p>25.193978</text:p>
              </table:table-cell>
              <table:table-cell office:value-type="float" office:value="0.000713">
                <text:p>0.0007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5.878042">
                <text:p>25.878042</text:p>
              </table:table-cell>
              <table:table-cell office:value-type="float" office:value="0.000492">
                <text:p>0.0004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60744">
                <text:p>3.260744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.426458">
                <text:p>31.426458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764993">
                <text:p>7.764993</text:p>
              </table:table-cell>
              <table:table-cell office:value-type="float" office:value="0.000049">
                <text:p>0.0000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98493">
                <text:p>10.89849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.567115">
                <text:p>8.56711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502459">
                <text:p>18.502459</text:p>
              </table:table-cell>
              <table:table-cell office:value-type="float" office:value="0.000055">
                <text:p>0.00005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898718">
                <text:p>7.898718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03307">
                <text:p>22.03307</text:p>
              </table:table-cell>
              <table:table-cell office:value-type="float" office:value="0.00039">
                <text:p>0.000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647497">
                <text:p>17.647497</text:p>
              </table:table-cell>
              <table:table-cell office:value-type="float" office:value="0.006492">
                <text:p>0.0064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421208">
                <text:p>17.421208</text:p>
              </table:table-cell>
              <table:table-cell office:value-type="float" office:value="0.000068">
                <text:p>0.0000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411862">
                <text:p>3.411862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7.338616">
                <text:p>77.338616</text:p>
              </table:table-cell>
              <table:table-cell office:value-type="float" office:value="0.000526">
                <text:p>0.0005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.469674">
                <text:p>11.469674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.190116">
                <text:p>25.190116</text:p>
              </table:table-cell>
              <table:table-cell office:value-type="float" office:value="0.000079">
                <text:p>0.0000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928237">
                <text:p>19.928237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9.283674">
                <text:p>69.283674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.870086">
                <text:p>100.870086</text:p>
              </table:table-cell>
              <table:table-cell office:value-type="float" office:value="0.000251">
                <text:p>0.0002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.011344">
                <text:p>38.01134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819805">
                <text:p>4.81980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159357">
                <text:p>10.159357</text:p>
              </table:table-cell>
              <table:table-cell office:value-type="float" office:value="0.000041">
                <text:p>0.0000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.94851">
                <text:p>24.94851</text:p>
              </table:table-cell>
              <table:table-cell office:value-type="float" office:value="0.000533">
                <text:p>0.0005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0.243843">
                <text:p>70.243843</text:p>
              </table:table-cell>
              <table:table-cell office:value-type="float" office:value="0.004393">
                <text:p>0.00439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.23177">
                <text:p>17.23177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6.309341">
                <text:p>76.309341</text:p>
              </table:table-cell>
              <table:table-cell office:value-type="float" office:value="0.005935">
                <text:p>0.0059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3.759527">
                <text:p>93.759527</text:p>
              </table:table-cell>
              <table:table-cell office:value-type="float" office:value="0.00792">
                <text:p>0.007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8.176971">
                <text:p>88.176971</text:p>
              </table:table-cell>
              <table:table-cell office:value-type="float" office:value="0.000616">
                <text:p>0.0006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773975">
                <text:p>20.773975</text:p>
              </table:table-cell>
              <table:table-cell office:value-type="float" office:value="0.000056">
                <text:p>0.00005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.331294">
                <text:p>56.331294</text:p>
              </table:table-cell>
              <table:table-cell office:value-type="float" office:value="0.000494">
                <text:p>0.0004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886716">
                <text:p>20.886716</text:p>
              </table:table-cell>
              <table:table-cell office:value-type="float" office:value="0.000575">
                <text:p>0.0005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4.937744">
                <text:p>64.937744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7.029092">
                <text:p>27.029092</text:p>
              </table:table-cell>
              <table:table-cell office:value-type="float" office:value="0.000341">
                <text:p>0.000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8.970432">
                <text:p>38.970432</text:p>
              </table:table-cell>
              <table:table-cell office:value-type="float" office:value="0.000538">
                <text:p>0.0005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.270143">
                <text:p>15.27014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.28054">
                <text:p>15.28054</text:p>
              </table:table-cell>
              <table:table-cell office:value-type="float" office:value="0.000284">
                <text:p>0.0002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5cm" chart:style-name="ch2">
          <text:p>From home via Rodgers</text:p>
        </chart:title>
        <chart:legend chart:legend-position="end" svg:x="13.366cm" svg:y="4.227cm" style:legend-expansion="high" chart:style-name="ch3"/>
        <chart:plot-area chart:style-name="ch4" table:cell-range-address="foo.G1:foo.G225" chart:data-source-has-labels="row" svg:x="0.32cm" svg:y="1.248cm" svg:width="12.726cm" svg:height="7.572cm">
          <chartooo:coordinate-region svg:x="1.047cm" svg:y="1.37cm" svg:width="11.999cm" svg:height="6.51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o.G2:foo.G225" chart:label-cell-address="foo.G1:foo.G1" chart:class="chart:bar">
            <chart:data-point chart:repeated="2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foo.G1:foo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o.G2:foo.G2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